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3cm" svg:stroke-color="#000000" draw:marker-start-width="0.295cm" draw:marker-end-width="0.295cm" draw:fill="solid" draw:fill-color="#ffffff" draw:textarea-horizontal-align="justify" draw:textarea-vertical-align="middle" draw:auto-grow-height="false" fo:min-height="1.418cm" fo:min-width="3.854cm" fo:padding-top="0.14cm" fo:padding-bottom="0.14cm" fo:padding-left="0.265cm" fo:padding-right="0.265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7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vertical-align="top" fo:min-height="14.37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.354cm"/>
    </style:style>
    <style:style style:name="pr8" style:family="presentation" style:parent-style-name="Default-subtitle">
      <style:graphic-properties draw:fill-color="#ffffff" draw:textarea-vertical-align="top" fo:min-height="13.2cm"/>
    </style:style>
    <style:style style:name="pr9" style:family="presentation" style:parent-style-name="Default-title">
      <style:graphic-properties draw:textarea-vertical-align="top" fo:min-height="14.572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5" style:family="paragraph">
      <style:text-properties style:font-name="Liberation Serif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5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Serif" fo:font-size="60pt" style:font-size-asian="60pt" style:font-size-complex="60pt"/>
    </style:style>
    <style:style style:name="T4" style:family="text">
      <style:text-properties style:font-name="Liberation Serif" fo:font-size="32pt" style:font-size-asian="32pt" style:font-size-complex="32pt"/>
    </style:style>
    <style:style style:name="T5" style:family="text">
      <style:text-properties style:font-name="Liberation Serif" fo:font-size="28pt" style:font-size-asian="28pt" style:font-size-complex="28pt"/>
    </style:style>
    <style:style style:name="T6" style:family="text">
      <style:text-properties style:font-name="Liberation Serif" fo:font-size="36pt"/>
    </style:style>
    <style:style style:name="T7" style:family="text">
      <style:text-properties fo:color="#cf3834" style:font-name="Liberation Serif" fo:font-size="36pt"/>
    </style:style>
    <style:style style:name="T8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101cm" svg:x="1.8cm" svg:y="3.562cm" presentation:class="title" presentation:user-transformed="true">
          <draw:text-box>
            <text:p><text:span text:style-name="T1">MATHEMATICS</text:span><text:span text:style-name="T1"><text:line-break/></text:span><text:span text:style-name="T1"><text:line-break/></text:span><text:span text:style-name="T1">GEOMETRY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4" draw:layer="layout" svg:width="26.2cm" svg:height="14.372cm" svg:x="1cm" svg:y="0.628cm" presentation:class="title" presentation:user-transformed="true">
          <draw:text-box>
            <text:p xml:id="id2" text:id="id2" text:style-name="P3"><text:span text:style-name="T2"><text:tab/></text:span><text:span text:style-name="T2"><text:tab/></text:span><text:span text:style-name="T2"><text:line-break/></text:span><text:span text:style-name="T3">JEE </text:span><text:span text:style-name="T3"><text:line-break/></text:span><text:span text:style-name="T3">Co-ordinate Geometry</text:span><text:span text:style-name="T3"><text:tab/></text:span><text:span text:style-name="T4"><text:line-break/></text:span><text:span text:style-name="T3">Conic Sections</text:span><text:span text:style-name="T3"><text:line-break/></text:span><text:span text:style-name="T3"> <text:s text:c="2"/>---------</text:span><text:span text:style-name="T3"><text:tab/></text:span><text:span text:style-name="T3"><text:tab/></text:span><text:span text:style-name="T3"><text:line-break/></text:span><text:span text:style-name="T3">ELLIPS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1.372cm" svg:x="1.4cm" svg:y="0.628cm" presentation:class="title" presentation:user-transformed="true">
          <draw:text-box>
            <text:p xml:id="id3" text:id="id3"><text:span text:style-name="T4">Chord of Contact</text:span></text:p>
          </draw:text-box>
        </draw:frame>
        <draw:frame presentation:style-name="pr6" draw:layer="layout" svg:width="25.199cm" svg:height="11.4cm" svg:x="1.4cm" svg:y="2.6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g xml:id="id4" draw:id="id4">
          <svg:title>TexMaths</svg:title>
          <svg:desc>28§display§\text {Let from a point } A \equiv (h, k) \text { chords of contact are drawn  to}§svg§600§FALSE§</svg:desc>
          <draw:polygon draw:style-name="gr2" draw:text-style-name="P6" draw:layer="layout" svg:width="25.236cm" svg:height="0.886cm" svg:x="1.443cm" svg:y="3.239cm" svg:viewBox="0 0 25237 887" draw:points="12618,887 0,887 0,0 25237,0 25237,887">
            <text:p/>
          </draw:polygon>
          <draw:path draw:style-name="gr3" draw:text-style-name="P7" draw:layer="layout" svg:width="0.541cm" svg:height="0.674cm" svg:x="1.425cm" svg:y="3.255cm" svg:viewBox="0 0 542 675" svg:d="M542 419h-25c-11 101-24 224-199 224h-81c-44 0-47-7-47-38v-527c0-33 0-47 94-47h32v-31c-36 2-126 2-166 2-38 0-116 0-150-2v31h25c76 0 76 12 76 45v522c0 36 0 45-76 45h-25v32h515z">
            <text:p/>
          </draw:path>
          <draw:path draw:style-name="gr3" draw:text-style-name="P7" draw:layer="layout" svg:width="0.382cm" svg:height="0.454cm" svg:x="2.037cm" svg:y="3.4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1cm" svg:height="0.617cm" svg:x="2.464cm" svg:y="3.322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319cm" svg:height="0.696cm" svg:x="3.19cm" svg:y="3.235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7" draw:layer="layout" svg:width="0.333cm" svg:height="0.436cm" svg:x="3.486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38cm" svg:height="0.454cm" svg:x="3.871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77cm" svg:height="0.436cm" svg:x="4.366cm" svg:y="3.493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445cm" svg:height="0.454cm" svg:x="5.524cm" svg:y="3.48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487cm" svg:height="0.626cm" svg:x="6.331cm" svg:y="3.493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438cm" svg:height="0.454cm" svg:x="6.904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212cm" svg:height="0.66cm" svg:x="7.402cm" svg:y="3.2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7.675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181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676cm" svg:height="0.707cm" svg:x="8.907cm" svg:y="3.224cm" svg:viewBox="0 0 677 708" svg:d="M141 594c-38 65-76 81-121 83-11 0-20 0-20 20 0 4 4 11 13 11 27 0 56-4 86-4 31 0 67 4 98 4 5 0 18 0 18-20 0-11-9-11-16-11-22-2-47-11-47-36 0-11 7-23 16-36l74-125h249c2 20 15 154 15 163 0 32-51 34-71 34-14 0-25 0-25 20 0 11 13 11 16 11 40 0 82-4 123-4 24 0 85 4 110 4 6 0 18 0 18-20 0-11-9-11-23-11-60 0-60-7-63-36l-60-616c-2-21-2-25-20-25-16 0-18 7-25 16zM260 448l195-325 31 325z">
            <text:p/>
          </draw:path>
          <draw:path draw:style-name="gr3" draw:text-style-name="P7" draw:layer="layout" svg:width="0.658cm" svg:height="0.423cm" svg:x="9.94cm" svg:y="3.472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3" draw:text-style-name="P7" draw:layer="layout" svg:width="0.23cm" svg:height="0.985cm" svg:x="11.022cm" svg:y="3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85cm" svg:height="0.696cm" svg:x="11.36cm" svg:y="3.246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3" draw:text-style-name="P7" draw:layer="layout" svg:width="0.115cm" svg:height="0.295cm" svg:x="11.958cm" svg:y="3.8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447cm" svg:height="0.696cm" svg:x="12.366cm" svg:y="3.24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7" draw:layer="layout" svg:width="0.23cm" svg:height="0.985cm" svg:x="12.91cm" svg:y="3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375cm" svg:height="0.454cm" svg:x="13.598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96cm" svg:height="0.685cm" svg:x="14.005cm" svg:y="3.246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7" draw:layer="layout" svg:width="0.438cm" svg:height="0.454cm" svg:x="14.55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15.04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15.432cm" svg:y="3.24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7" draw:layer="layout" svg:width="0.324cm" svg:height="0.454cm" svg:x="15.979cm" svg:y="3.48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16.689cm" svg:y="3.48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17.186cm" svg:y="3.235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7" draw:layer="layout" svg:width="0.375cm" svg:height="0.454cm" svg:x="17.816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8.248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18.743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9.249cm" svg:y="3.322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9.655cm" svg:y="3.48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75cm" svg:height="0.454cm" svg:x="20.139cm" svg:y="3.48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308cm" svg:height="0.617cm" svg:x="20.562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21.295cm" svg:y="3.488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33cm" svg:height="0.436cm" svg:x="21.774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22.159cm" svg:y="3.4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96cm" svg:x="22.93cm" svg:y="3.24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7" draw:layer="layout" svg:width="0.333cm" svg:height="0.436cm" svg:x="23.472cm" svg:y="3.49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45cm" svg:height="0.454cm" svg:x="23.871cm" svg:y="3.488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676cm" svg:height="0.436cm" svg:x="24.312cm" svg:y="3.504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7" draw:layer="layout" svg:width="0.496cm" svg:height="0.436cm" svg:x="25.035cm" svg:y="3.49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25.898cm" svg:y="3.322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38cm" svg:height="0.454cm" svg:x="26.29cm" svg:y="3.48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</draw:g>
        <draw:g xml:id="id5" draw:id="id5">
          <svg:title>TexMaths</svg:title>
          <svg:desc>28§display§\text {the ellipse } x^2 + 2y^2 = 6 \text { where all these chords touch the} §svg§600§FALSE§</svg:desc>
          <draw:polygon draw:style-name="gr2" draw:text-style-name="P6" draw:layer="layout" svg:width="24.219cm" svg:height="0.97cm" svg:x="1.456cm" svg:y="4.74cm" svg:viewBox="0 0 24220 971" draw:points="12109,971 0,971 0,0 24220,0 24220,971">
            <text:p/>
          </draw:polygon>
          <draw:path draw:style-name="gr3" draw:text-style-name="P7" draw:layer="layout" svg:width="0.31cm" svg:height="0.618cm" svg:x="1.425cm" svg:y="4.949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7" draw:layer="layout" svg:width="0.496cm" svg:height="0.685cm" svg:x="1.821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2.364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82cm" svg:height="0.454cm" svg:x="3.13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221cm" svg:height="0.685cm" svg:x="3.571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3.844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12cm" svg:height="0.66cm" svg:x="4.117cm" svg:y="4.897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7cm" svg:height="0.627cm" svg:x="4.386cm" svg:y="5.119cm" svg:viewBox="0 0 488 628" svg:d="M143 65v-65l-143 11v32c69 0 76 4 76 49v462c0 45-9 45-76 45v29c34 0 85-3 110-3 27 0 78 3 112 3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24cm" svg:height="0.454cm" svg:x="4.939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5.322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2cm" svg:height="0.447cm" svg:x="6.089cm" svg:y="5.1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306cm" svg:height="0.459cm" svg:x="6.666cm" svg:y="4.6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55cm" svg:height="0.658cm" svg:x="7.336cm" svg:y="4.98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8.315cm" svg:y="4.8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54cm" svg:height="0.638cm" svg:x="8.788cm" svg:y="5.11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7" draw:layer="layout" svg:width="0.306cm" svg:height="0.459cm" svg:x="9.319cm" svg:y="4.69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55cm" svg:height="0.232cm" svg:x="10.046cm" svg:y="5.1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1.07cm" svg:y="4.89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29 61-77 65-99 65z">
            <text:p/>
          </draw:path>
          <draw:path draw:style-name="gr3" draw:text-style-name="P7" draw:layer="layout" svg:width="0.675cm" svg:height="0.436cm" svg:x="11.868cm" svg:y="5.1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7" draw:layer="layout" svg:width="0.496cm" svg:height="0.685cm" svg:x="12.591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13.135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3.572cm" svg:y="5.119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382cm" svg:height="0.454cm" svg:x="13.957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45cm" svg:height="0.454cm" svg:x="14.737cm" svg:y="5.1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221cm" svg:height="0.685cm" svg:x="15.218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15.494cm" svg:y="4.873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308cm" svg:height="0.618cm" svg:x="16.081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96cm" svg:height="0.685cm" svg:x="16.475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17.019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24cm" svg:height="0.454cm" svg:x="17.461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7.844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8.616cm" svg:y="5.115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96cm" svg:height="0.685cm" svg:x="19.024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438cm" svg:height="0.454cm" svg:x="19.566cm" svg:y="5.11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33cm" svg:height="0.436cm" svg:x="20.059cm" svg:y="5.11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20.449cm" svg:y="4.87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7" draw:layer="layout" svg:width="0.324cm" svg:height="0.454cm" svg:x="20.995cm" svg:y="5.115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8cm" svg:x="21.699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38cm" svg:height="0.454cm" svg:x="22.088cm" svg:y="5.11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47cm" svg:x="22.586cm" svg:y="5.119cm" svg:viewBox="0 0 497 448" svg:d="M354 359v89l143-11v-31c-69 0-76-7-76-54v-352l-145 11v32c69 0 76 6 76 53v177c0 86-47 153-119 153-83 0-87-45-87-96v-330l-146 11v32c76 0 76 2 76 89v148c0 79 0 168 150 168 56 0 101-27 128-89z">
            <text:p/>
          </draw:path>
          <draw:path draw:style-name="gr3" draw:text-style-name="P7" draw:layer="layout" svg:width="0.375cm" svg:height="0.454cm" svg:x="23.134cm" svg:y="5.115cm" svg:viewBox="0 0 376 455" svg:d="M83 229c0-162 81-204 132-204 9 0 72 0 108 36-43 4-47 33-47 47 0 24 17 44 44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96cm" svg:height="0.685cm" svg:x="23.542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08cm" svg:height="0.618cm" svg:x="24.404cm" svg:y="4.949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96cm" svg:height="0.685cm" svg:x="24.799cm" svg:y="4.87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7" draw:layer="layout" svg:width="0.382cm" svg:height="0.454cm" svg:x="25.343cm" svg:y="5.11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</draw:g>
        <draw:g xml:id="id6" draw:id="id6">
          <svg:title>TexMaths</svg:title>
          <svg:desc>28§display§\text {ellipse } x^2 + 4y^2 = 4. \ \text { Then the perimeter ( in units ) of }§svg§600§FALSE§</svg:desc>
          <draw:polygon draw:style-name="gr2" draw:text-style-name="P6" draw:layer="layout" svg:width="23.856cm" svg:height="1.012cm" svg:x="1.452cm" svg:y="6.442cm" svg:viewBox="0 0 23857 1013" draw:points="11929,1013 0,1013 0,0 23857,0 23857,1013">
            <text:p/>
          </draw:polygon>
          <draw:path draw:style-name="gr3" draw:text-style-name="P7" draw:layer="layout" svg:width="0.382cm" svg:height="0.454cm" svg:x="1.43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221cm" svg:height="0.685cm" svg:x="1.874cm" svg:y="6.575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21cm" svg:height="0.685cm" svg:x="2.147cm" svg:y="6.575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212cm" svg:height="0.66cm" svg:x="2.42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87cm" svg:height="0.627cm" svg:x="2.689cm" svg:y="6.82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24cm" svg:height="0.454cm" svg:x="3.24cm" svg:y="6.8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3.623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2cm" svg:height="0.447cm" svg:x="4.389cm" svg:y="6.8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306cm" svg:height="0.459cm" svg:x="4.967cm" svg:y="6.3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658cm" svg:x="5.639cm" svg:y="6.6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438cm" svg:height="0.667cm" svg:x="6.596cm" svg:y="6.5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454cm" svg:height="0.638cm" svg:x="7.089cm" svg:y="6.821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306cm" svg:height="0.459cm" svg:x="7.622cm" svg:y="6.3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655cm" svg:height="0.232cm" svg:x="8.348cm" svg:y="6.8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38cm" svg:height="0.667cm" svg:x="9.358cm" svg:y="6.5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107cm" svg:height="0.107cm" svg:x="9.909cm" svg:y="7.153cm" svg:viewBox="0 0 108 108" svg:d="M108 54c0-29-25-54-54-54s-54 25-54 54 25 54 54 54 54-25 54-54z">
            <text:p/>
          </draw:path>
          <draw:path draw:style-name="gr3" draw:text-style-name="P7" draw:layer="layout" svg:width="0.64cm" svg:height="0.667cm" svg:x="10.789cm" svg:y="6.59cm" svg:viewBox="0 0 641 668" svg:d="M623 0h-605l-18 222h25c13-159 29-191 177-191 18 0 44 0 53 3 21 2 21 13 21 36v522c0 34 0 47-104 47h-38v29c41-2 142-2 186-2 45 0 148 0 189 2v-29h-41c-103 0-103-13-103-47v-522c0-21 0-34 18-36 9-3 36-3 56-3 148 0 164 32 177 191h25z">
            <text:p/>
          </draw:path>
          <draw:path draw:style-name="gr3" draw:text-style-name="P7" draw:layer="layout" svg:width="0.496cm" svg:height="0.685cm" svg:x="11.495cm" svg:y="6.575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2.037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96cm" svg:height="0.436cm" svg:x="12.478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8cm" svg:height="0.618cm" svg:x="13.341cm" svg:y="6.6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496cm" svg:height="0.685cm" svg:x="13.737cm" svg:y="6.575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7" draw:layer="layout" svg:width="0.382cm" svg:height="0.454cm" svg:x="14.279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487cm" svg:height="0.627cm" svg:x="15.045cm" svg:y="6.82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15.619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6.056cm" svg:y="6.82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16.448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77cm" svg:height="0.436cm" svg:x="16.719cm" svg:y="6.82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382cm" svg:height="0.454cm" svg:x="17.536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08cm" svg:height="0.618cm" svg:x="17.964cm" svg:y="6.6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82cm" svg:height="0.454cm" svg:x="18.356cm" svg:y="6.81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33cm" svg:height="0.436cm" svg:x="18.793cm" svg:y="6.82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3cm" svg:height="0.985cm" svg:x="19.577cm" svg:y="6.5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212cm" svg:height="0.66cm" svg:x="20.222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20.496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96cm" svg:height="0.447cm" svg:x="21.369cm" svg:y="6.821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7" draw:layer="layout" svg:width="0.496cm" svg:height="0.436cm" svg:x="21.916cm" svg:y="6.8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212cm" svg:height="0.66cm" svg:x="22.465cm" svg:y="6.599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31cm" svg:height="0.618cm" svg:x="22.722cm" svg:y="6.6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7" draw:layer="layout" svg:width="0.324cm" svg:height="0.454cm" svg:x="23.119cm" svg:y="6.817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23.86cm" svg:y="6.5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438cm" svg:height="0.454cm" svg:x="24.541cm" svg:y="6.8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19cm" svg:height="0.696cm" svg:x="25.039cm" svg:y="6.563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</draw:g>
        <draw:g xml:id="id7" draw:id="id7">
          <svg:title>TexMaths</svg:title>
          <svg:desc>28§display§\text {the locus of point A is}§svg§600§FALSE§</svg:desc>
          <draw:polygon draw:style-name="gr2" draw:text-style-name="P6" draw:layer="layout" svg:width="9.475cm" svg:height="0.799cm" svg:x="1.463cm" svg:y="8.242cm" svg:viewBox="0 0 9476 800" draw:points="4738,800 0,800 0,0 9476,0 9476,800">
            <text:p/>
          </draw:polygon>
          <draw:path draw:style-name="gr3" draw:text-style-name="P7" draw:layer="layout" svg:width="0.31cm" svg:height="0.617cm" svg:x="1.432cm" svg:y="8.292cm" svg:viewBox="0 0 311 618" svg:d="M152 213h141v-32h-141v-181h-24c0 81-32 186-128 190v23h85v271c0 123 92 134 128 134 69 0 98-69 98-134v-56h-26v56c0 72-30 110-65 110-68 0-68-90-68-108z">
            <text:p/>
          </draw:path>
          <draw:path draw:style-name="gr3" draw:text-style-name="P7" draw:layer="layout" svg:width="0.496cm" svg:height="0.684cm" svg:x="1.829cm" svg:y="8.21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7" draw:layer="layout" svg:width="0.382cm" svg:height="0.454cm" svg:x="2.371cm" svg:y="8.45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221cm" svg:height="0.684cm" svg:x="3.141cm" svg:y="8.21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3.41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75cm" svg:height="0.454cm" svg:x="3.934cm" svg:y="8.457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96cm" svg:height="0.447cm" svg:x="4.371cm" svg:y="8.462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" draw:text-style-name="P7" draw:layer="layout" svg:width="0.324cm" svg:height="0.454cm" svg:x="4.918cm" svg:y="8.45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38cm" svg:height="0.454cm" svg:x="5.63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6.127cm" svg:y="8.204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7" draw:layer="layout" svg:width="0.487cm" svg:height="0.626cm" svg:x="6.75cm" svg:y="8.462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3" draw:text-style-name="P7" draw:layer="layout" svg:width="0.438cm" svg:height="0.454cm" svg:x="7.324cm" svg:y="8.45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12cm" svg:height="0.66cm" svg:x="7.821cm" svg:y="8.2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094cm" svg:y="8.462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08cm" svg:height="0.617cm" svg:x="8.601cm" svg:y="8.292cm" svg:viewBox="0 0 309 618" svg:d="M152 213h141v-32h-141v-181h-24c0 81-32 186-128 190v23h85v271c0 123 92 134 128 134 69 0 96-69 96-134v-56h-24v56c0 72-30 110-65 110-68 0-68-90-68-108z">
            <text:p/>
          </draw:path>
          <draw:path draw:style-name="gr3" draw:text-style-name="P7" draw:layer="layout" svg:width="0.676cm" svg:height="0.707cm" svg:x="9.324cm" svg:y="8.193cm" svg:viewBox="0 0 677 708" svg:d="M361 20c-5-13-7-20-23-20-15 0-18 7-22 20l-206 589c-18 52-56 65-110 67v32c22-2 65-5 101-5 31 0 83 3 114 5v-32c-49 0-74-24-74-51 0-2 0-11 0-13l47-130h244l52 150c0 4 2 11 2 15 0 29-54 29-81 29v32c36-5 104-5 142-5 42 0 87 3 130 5v-32h-18c-59 0-74-6-83-40zM309 130l112 320h-222z">
            <text:p/>
          </draw:path>
          <draw:path draw:style-name="gr3" draw:text-style-name="P7" draw:layer="layout" svg:width="0.212cm" svg:height="0.66cm" svg:x="10.391cm" svg:y="8.2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324cm" svg:height="0.454cm" svg:x="10.666cm" svg:y="8.457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</draw:g>
        <draw:g xml:id="id8" draw:id="id8">
          <svg:title>TexMaths</svg:title>
          <svg:desc>28§display§\text {(A)} \ \ \ 2\pi§svg§600§FALSE§</svg:desc>
          <draw:polygon draw:style-name="gr2" draw:text-style-name="P6" draw:layer="layout" svg:width="3.439cm" svg:height="0.886cm" svg:x="1.434cm" svg:y="10.243cm" svg:viewBox="0 0 3440 887" draw:points="1720,887 0,887 0,0 3440,0 3440,887">
            <text:p/>
          </draw:polygon>
          <draw:path draw:style-name="gr3" draw:text-style-name="P7" draw:layer="layout" svg:width="0.23cm" svg:height="0.985cm" svg:x="1.481cm" svg:y="10.19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7" draw:layer="layout" svg:width="0.675cm" svg:height="0.707cm" svg:x="1.799cm" svg:y="10.228cm" svg:viewBox="0 0 676 708" svg:d="M361 20c-5-13-7-20-23-20s-18 7-22 20l-206 590c-18 51-56 65-110 67v31c22-2 65-4 101-4 31 0 83 2 114 4v-31c-49 0-74-25-74-52 0-2 0-11 0-13l47-130h244l52 150c0 4 2 11 2 16 0 29-54 29-81 29v31c36-4 103-4 141-4 43 0 88 2 130 4v-31h-18c-58 0-74-7-82-41zM309 130l112 320h-222z">
            <text:p/>
          </draw:path>
          <draw:path draw:style-name="gr3" draw:text-style-name="P7" draw:layer="layout" svg:width="0.23cm" svg:height="0.985cm" svg:x="2.56cm" svg:y="10.19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393cm" svg:height="0.658cm" svg:x="3.92cm" svg:y="10.2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7" draw:layer="layout" svg:width="0.532cm" svg:height="0.436cm" svg:x="4.39cm" svg:y="10.508cm" svg:viewBox="0 0 533 437" svg:d="M235 58h112c-33 146-42 188-42 256 0 13 0 40 9 74 8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</draw:g>
        <draw:g xml:id="id9" draw:id="id9">
          <svg:title>TexMaths</svg:title>
          <svg:desc>28§display§\text {(B)} \ \ \ 3\pi§svg§600§FALSE§</svg:desc>
          <draw:polygon draw:style-name="gr2" draw:text-style-name="P6" draw:layer="layout" svg:width="3.4cm" svg:height="0.886cm" svg:x="13.434cm" svg:y="10.243cm" svg:viewBox="0 0 3401 887" draw:points="1700,887 0,887 0,0 3401,0 3401,887">
            <text:p/>
          </draw:polygon>
          <draw:path draw:style-name="gr3" draw:text-style-name="P7" draw:layer="layout" svg:width="0.23cm" svg:height="0.985cm" svg:x="13.481cm" svg:y="10.1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606cm" svg:height="0.674cm" svg:x="13.804cm" svg:y="10.259cm" svg:viewBox="0 0 607 675" svg:d="M184 314v-245c0-31 2-38 49-38h121c96 0 132 83 132 135 0 65-49 148-159 148zM417 323c96-20 163-83 163-157 0-85-89-166-219-166h-361v31h25c76 0 76 12 76 45v522c0 36 0 45-76 45h-25v32h388c129 0 219-88 219-182 0-85-81-159-190-170zM356 643h-123c-47 0-49-7-49-38v-271h186c98 0 139 92 139 159 0 69-52 150-153 150z">
            <text:p/>
          </draw:path>
          <draw:path draw:style-name="gr3" draw:text-style-name="P7" draw:layer="layout" svg:width="0.23cm" svg:height="0.985cm" svg:x="14.521cm" svg:y="10.194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7" draw:layer="layout" svg:width="0.409cm" svg:height="0.678cm" svg:x="15.874cm" svg:y="10.27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532cm" svg:height="0.436cm" svg:x="16.351cm" svg:y="10.508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10" draw:id="id10">
          <svg:title>TexMaths</svg:title>
          <svg:desc>28§display§\text {(C)} \ \ \ 4\pi§svg§600§FALSE§</svg:desc>
          <draw:polygon draw:style-name="gr2" draw:text-style-name="P6" draw:layer="layout" svg:width="3.414cm" svg:height="0.886cm" svg:x="1.433cm" svg:y="12.243cm" svg:viewBox="0 0 3415 887" draw:points="1707,887 0,887 0,0 3415,0 3415,887">
            <text:p/>
          </draw:polygon>
          <draw:path draw:style-name="gr3" draw:text-style-name="P7" draw:layer="layout" svg:width="0.23cm" svg:height="0.985cm" svg:x="1.48cm" svg:y="12.1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602cm" svg:height="0.716cm" svg:x="1.821cm" svg:y="12.239cm" svg:viewBox="0 0 603 717" svg:d="M0 359c0 203 159 358 343 358 161 0 260-137 260-251 0-9 0-16-14-16-11 0-11 5-11 16-9 141-114 222-222 222-60 0-255-34-255-329 0-294 193-328 253-328 108 0 197 90 215 233 2 14 2 18 16 18 18 0 18-4 18-24v-233c0-18 0-25-11-25-5 0-9 0-16 11l-49 74c-39-36-88-85-184-85-184 0-343 157-343 359z">
            <text:p/>
          </draw:path>
          <draw:path draw:style-name="gr3" draw:text-style-name="P7" draw:layer="layout" svg:width="0.23cm" svg:height="0.985cm" svg:x="2.533cm" svg:y="12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7" draw:layer="layout" svg:width="0.438cm" svg:height="0.667cm" svg:x="3.873cm" svg:y="12.266cm" svg:viewBox="0 0 439 668" svg:d="M262 506v86c0 35 0 47-74 47h-20v29c40-2 92-2 132-2 43 0 94 0 135 2v-29h-20c-74 0-77-12-77-47v-86h101v-31h-101v-450c0-18 0-25-15-25-9 0-12 0-18 11l-305 464v31zM269 475h-242l242-367z">
            <text:p/>
          </draw:path>
          <draw:path draw:style-name="gr3" draw:text-style-name="P7" draw:layer="layout" svg:width="0.532cm" svg:height="0.436cm" svg:x="4.364cm" svg:y="12.508cm" svg:viewBox="0 0 533 437" svg:d="M235 58h112c-33 146-42 188-42 256 0 13 0 40 9 74 9 44 20 49 36 49 20 0 40-18 40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draw:g xml:id="id11" draw:id="id11">
          <svg:title>TexMaths</svg:title>
          <svg:desc>28§display§\text {(D)} \ \ \ 6\pi§svg§600§FALSE§</svg:desc>
          <draw:polygon draw:style-name="gr2" draw:text-style-name="P6" draw:layer="layout" svg:width="3.453cm" svg:height="0.886cm" svg:x="13.435cm" svg:y="12.242cm" svg:viewBox="0 0 3454 887" draw:points="1727,887 0,887 0,0 3454,0 3454,887">
            <text:p/>
          </draw:polygon>
          <draw:path draw:style-name="gr3" draw:text-style-name="P7" draw:layer="layout" svg:width="0.23cm" svg:height="0.985cm" svg:x="13.482cm" svg:y="12.19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7" draw:layer="layout" svg:width="0.662cm" svg:height="0.674cm" svg:x="13.802cm" svg:y="12.258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3" draw:text-style-name="P7" draw:layer="layout" svg:width="0.23cm" svg:height="0.985cm" svg:x="14.575cm" svg:y="12.19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09cm" svg:height="0.678cm" svg:x="15.928cm" svg:y="12.276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7" draw:layer="layout" svg:width="0.532cm" svg:height="0.436cm" svg:x="16.405cm" svg:y="12.507cm" svg:viewBox="0 0 533 437" svg:d="M235 58h112c-33 146-42 188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.354cm" svg:x="1.4cm" svg:y="0.446cm" presentation:class="title" presentation:user-transformed="true">
          <draw:text-box>
            <text:p xml:id="id12" text:id="id12"><text:span text:style-name="T4">Solution</text:span></text:p>
          </draw:text-box>
        </draw:frame>
        <draw:frame presentation:style-name="pr8" draw:text-style-name="P10" draw:layer="layout" svg:width="26.6cm" svg:height="13.2cm" svg:x="0.6cm" svg:y="2.2cm" presentation:class="subtitle" presentation:user-transformed="true">
          <draw:text-box>
            <text:p text:style-name="P9"><text:span text:style-name="T5"><text:tab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custom-shape draw:style-name="gr4" draw:text-style-name="P11" xml:id="id15" draw:id="id15" draw:layer="layout" svg:width="6.2cm" svg:height="2.4cm" svg:x="16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2" xml:id="id19" draw:id="id19" draw:layer="layout" svg:width="6.599cm" svg:height="2.437cm" svg:x="14.025cm" svg:y="3.762cm" svg:viewBox="0 0 6600 2438" draw:points="0,2438 6600,0">
          <text:p/>
        </draw:polyline>
        <draw:polyline draw:style-name="gr5" draw:text-style-name="P12" xml:id="id21" draw:id="id21" draw:layer="layout" svg:width="7.999cm" svg:height="1.399cm" svg:x="14.1cm" svg:y="6.2cm" svg:viewBox="0 0 8000 1400" draw:points="0,0 8000,1400">
          <text:p/>
        </draw:polyline>
        <draw:polyline draw:style-name="gr5" draw:text-style-name="P12" xml:id="id23" draw:id="id23" draw:layer="layout" svg:width="2.999cm" svg:height="7.399cm" svg:x="17.4cm" svg:y="4cm" svg:viewBox="0 0 3000 7400" draw:points="0,0 3000,7400">
          <text:p/>
        </draw:polyline>
        <draw:g xml:id="id24" draw:id="id24">
          <svg:title>TexMaths</svg:title>
          <svg:desc>14§display§\text {Chord of Contact}§svg§600§FALSE§</svg:desc>
          <draw:polygon draw:style-name="gr2" draw:text-style-name="P6" draw:layer="layout" svg:width="3.696cm" svg:height="0.308cm" svg:x="15.321cm" svg:y="7.907cm" svg:viewBox="0 0 3697 309" draw:points="1849,309 0,309 0,0 3697,0 3697,309">
            <text:p/>
          </draw:polygon>
          <draw:path draw:style-name="gr3" draw:text-style-name="P7" draw:layer="layout" svg:width="0.3cm" svg:height="0.357cm" svg:x="15.324cm" svg:y="7.882cm" svg:viewBox="0 0 301 358" svg:d="M0 179c0 102 80 179 171 179 81 0 130-68 130-125 0-5 0-8-6-8s-6 2-6 8c-5 70-57 110-111 110-30 0-128-16-128-164 0-147 97-163 127-163 54 0 99 44 107 116 2 7 2 9 8 9 9 0 9-2 9-12v-117c0-9 0-12-5-12-3 0-5 0-8 6l-25 37c-19-18-43-43-92-43-91 0-171 78-171 179z">
            <text:p/>
          </draw:path>
          <draw:path draw:style-name="gr3" draw:text-style-name="P7" draw:layer="layout" svg:width="0.248cm" svg:height="0.341cm" svg:x="15.667cm" svg:y="7.888cm" svg:viewBox="0 0 249 342" svg:d="M38 304c0 23-4 23-38 23v15c17-1 43-1 56-1 12 0 38 0 55 1v-15c-33 0-38 0-38-23v-90c0-52 35-79 66-79s37 27 37 55v114c0 23-6 23-38 23v15c17-1 42-1 56-1 12 0 38 0 55 1v-15c-26 0-38 0-38-15v-94c0-42 0-58-16-76-7-8-24-18-52-18-42 0-63 30-71 48v-172l-72 6v15c35 0 38 4 38 27z">
            <text:p/>
          </draw:path>
          <draw:path draw:style-name="gr3" draw:text-style-name="P7" draw:layer="layout" svg:width="0.219cm" svg:height="0.226cm" svg:x="15.939cm" svg:y="8.008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166cm" svg:height="0.217cm" svg:x="16.185cm" svg:y="8.012cm" svg:viewBox="0 0 167 218" svg:d="M68 55v-55l-68 6v15c35 0 38 4 38 27v133c0 21-4 21-38 21v16c19 0 43-1 56-1 20 0 44 0 64 1v-16h-11c-36 0-37-4-37-22v-76c0-49 20-93 58-93 3 0 4 0 6 0-3 1-12 7-12 19 0 15 10 21 22 21 9 0 21-5 21-21 0-15-16-30-37-30-36 0-54 34-62 55z">
            <text:p/>
          </draw:path>
          <draw:path draw:style-name="gr3" draw:text-style-name="P7" draw:layer="layout" svg:width="0.243cm" svg:height="0.347cm" svg:x="16.381cm" svg:y="7.888cm" svg:viewBox="0 0 244 348" svg:d="M171 315v33l73-6v-15c-35 0-39-4-39-27v-300l-71 6v15c35 0 38 4 38 27v106c-14-16-35-30-62-30-58 0-110 48-110 112 0 63 48 112 105 112 32 0 54-17 66-33zM171 183v101c0 9 0 10-5 18-15 24-37 35-58 35-23 0-41-13-53-32-12-20-14-48-14-68 0-19 2-48 15-70 11-16 29-32 56-32 18 0 38 7 54 29 5 9 5 11 5 19z">
            <text:p/>
          </draw:path>
          <draw:path draw:style-name="gr3" draw:text-style-name="P7" draw:layer="layout" svg:width="0.219cm" svg:height="0.226cm" svg:x="16.815cm" svg:y="8.008cm" svg:viewBox="0 0 220 227" svg:d="M220 115c0-62-51-115-110-115-62 0-110 54-110 115 0 64 52 112 110 112 59 0 110-49 110-112zM110 215c-22 0-43-11-56-34-13-21-13-51-13-69 0-19 0-46 12-68 13-23 37-33 57-33 21 0 42 10 56 32 12 21 12 50 12 69 0 18 0 45-11 66-10 22-33 37-57 37z">
            <text:p/>
          </draw:path>
          <draw:path draw:style-name="gr3" draw:text-style-name="P7" draw:layer="layout" svg:width="0.159cm" svg:height="0.347cm" svg:x="17.064cm" svg:y="7.882cm" svg:viewBox="0 0 160 348" svg:d="M71 135v-57c0-43 23-67 45-67 2 0 8 0 16 4-5 2-14 7-14 20 0 11 7 21 21 21s21-10 21-21c0-18-18-35-44-35-34 0-77 26-77 78v57h-39v15h39v160c0 22-5 22-39 22v16c20-1 43-2 57-2 20 0 43 0 63 2v-16h-10c-37 0-38-5-38-23v-159h57v-15z">
            <text:p/>
          </draw:path>
          <draw:path draw:style-name="gr3" draw:text-style-name="P7" draw:layer="layout" svg:width="0.3cm" svg:height="0.357cm" svg:x="17.39cm" svg:y="7.882cm" svg:viewBox="0 0 301 358" svg:d="M0 179c0 102 80 179 171 179 81 0 130-68 130-125 0-5 0-8-6-8s-6 2-6 8c-5 70-57 110-111 110-30 0-128-16-128-164 0-147 97-163 127-163 54 0 99 44 107 116 2 7 2 9 8 9 9 0 9-2 9-12v-117c0-9 0-12-5-12-3 0-5 0-8 6l-25 37c-19-18-43-43-92-43-91 0-171 78-171 179z">
            <text:p/>
          </draw:path>
          <draw:path draw:style-name="gr3" draw:text-style-name="P7" draw:layer="layout" svg:width="0.219cm" svg:height="0.226cm" svg:x="17.731cm" svg:y="8.008cm" svg:viewBox="0 0 220 227" svg:d="M220 115c0-62-51-115-110-115-62 0-110 54-110 115 0 64 52 112 110 112 59 0 110-49 110-112zM110 215c-22 0-43-11-56-34-13-21-13-51-13-69 0-19 0-46 12-68 13-23 37-33 57-33 21 0 42 10 56 32 12 21 12 50 12 69 0 18 0 45-11 66-10 22-33 37-57 37z">
            <text:p/>
          </draw:path>
          <draw:path draw:style-name="gr3" draw:text-style-name="P7" draw:layer="layout" svg:width="0.248cm" svg:height="0.217cm" svg:x="17.979cm" svg:y="8.012cm" svg:viewBox="0 0 249 218" svg:d="M38 48v133c0 21-4 21-38 21v16c17 0 43-1 56-1 12 0 38 1 55 1v-16c-33 0-38 0-38-21v-91c0-52 35-79 66-79s37 27 37 55v115c0 21-6 21-38 21v16c17 0 42-1 56-1 12 0 38 1 55 1v-16c-26 0-38 0-38-14v-94c0-43 0-58-16-76-7-8-24-18-52-18-37 0-59 21-74 51v-51l-69 6v15c35 0 38 4 38 27z">
            <text:p/>
          </draw:path>
          <draw:path draw:style-name="gr3" draw:text-style-name="P7" draw:layer="layout" svg:width="0.154cm" svg:height="0.308cm" svg:x="18.232cm" svg:y="7.927cm" svg:viewBox="0 0 155 309" svg:d="M76 106h71v-15h-71v-91h-12c0 40-16 93-64 95v11h43v136c0 61 45 67 63 67 35 0 49-35 49-67v-28h-13v28c0 35-14 54-32 54-34 0-34-44-34-53z">
            <text:p/>
          </draw:path>
          <draw:path draw:style-name="gr3" draw:text-style-name="P7" draw:layer="layout" svg:width="0.222cm" svg:height="0.226cm" svg:x="18.435cm" svg:y="8.008cm" svg:viewBox="0 0 223 227" svg:d="M143 183c3 21 16 41 40 41 10 0 40-7 40-47v-27h-12v27c0 29-13 32-18 32-16 0-18-22-18-24v-100c0-20 0-39-18-58-19-19-44-27-67-27-42 0-75 23-75 56 0 14 10 23 22 23 13 0 22-10 22-23 0-6-2-22-24-22 13-17 37-23 53-23 24 0 52 19 52 63v19c-25 1-59 2-91 17-37 16-49 42-49 65 0 40 48 52 80 52s54-20 63-44zM140 103v49c0 47-35 64-57 64-25 0-45-18-45-43 0-26 21-68 102-70z">
            <text:p/>
          </draw:path>
          <draw:path draw:style-name="gr3" draw:text-style-name="P7" draw:layer="layout" svg:width="0.187cm" svg:height="0.226cm" svg:x="18.677cm" svg:y="8.008cm" svg:viewBox="0 0 188 227" svg:d="M41 114c0-80 41-102 67-102 4 0 35 0 53 18-21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55cm" svg:height="0.308cm" svg:x="18.888cm" svg:y="7.927cm" svg:viewBox="0 0 156 309" svg:d="M76 106h71v-15h-71v-91h-12c0 40-16 93-64 95v11h43v136c0 61 45 67 63 67 35 0 50-35 50-67v-28h-14v28c0 35-14 54-32 54-34 0-34-44-34-53z">
            <text:p/>
          </draw:path>
        </draw:g>
        <draw:g xml:id="id16" draw:id="id16">
          <svg:title>TexMaths</svg:title>
          <svg:desc>16§display§\text {Equation of the ellipse is}§svg§600§FALSE§</svg:desc>
          <draw:polygon draw:style-name="gr2" draw:text-style-name="P6" draw:layer="layout" svg:width="6.029cm" svg:height="0.45cm" svg:x="21.132cm" svg:y="4.211cm" svg:viewBox="0 0 6030 451" draw:points="3015,451 0,451 0,0 6030,0 6030,451">
            <text:p/>
          </draw:polygon>
          <draw:path draw:style-name="gr3" draw:text-style-name="P7" draw:layer="layout" svg:width="0.348cm" svg:height="0.383cm" svg:x="21.122cm" svg:y="4.197cm" svg:viewBox="0 0 349 384" svg:d="M58 339c0 21 0 27-44 27h-14v18h325l24-146h-14c-14 87-27 128-124 128h-75c-26 0-27-4-27-23v-150h50c55 0 61 18 61 66h14v-149h-14c0 47-6 65-61 65h-50v-135c0-18 1-22 27-22h73c87 0 102 31 111 109h14l-17-127h-317v18h14c44 0 44 6 44 26z">
            <text:p/>
          </draw:path>
          <draw:path draw:style-name="gr3" draw:text-style-name="P7" draw:layer="layout" svg:width="0.278cm" svg:height="0.357cm" svg:x="21.506cm" svg:y="4.332cm" svg:viewBox="0 0 279 358" svg:d="M196 215v101c0 26-7 26-45 26v16c19 0 49-1 64-1s44 1 64 1v-16c-38 0-45 0-45-26v-316h-13l-20 51c-8-15-31-51-76-51-66 0-125 55-125 128 0 70 55 128 120 128 40 0 63-24 76-41zM197 93v80c0 18-10 33-23 47-6 8-24 23-51 23-41 0-76-50-76-115 0-67 40-114 81-114 45 0 69 49 69 79z">
            <text:p/>
          </draw:path>
          <draw:path draw:style-name="gr3" draw:text-style-name="P7" draw:layer="layout" svg:width="0.283cm" svg:height="0.255cm" svg:x="21.802cm" svg:y="4.332cm" svg:viewBox="0 0 284 256" svg:d="M202 205v51l82-6v-18c-40 0-43-4-43-31v-201l-84 6v18c40 0 44 4 44 31v101c0 49-27 87-68 87-47 0-50-25-50-55v-188l-83 6v18c44 0 44 2 44 52v84c0 45 0 96 87 96 30 0 56-15 71-51z">
            <text:p/>
          </draw:path>
          <draw:path draw:style-name="gr3" draw:text-style-name="P7" draw:layer="layout" svg:width="0.254cm" svg:height="0.259cm" svg:x="22.119cm" svg:y="4.328cm" svg:viewBox="0 0 255 260" svg:d="M164 210c2 23 18 46 45 46 11 0 46-8 46-54v-30h-14v30c0 34-14 37-21 37-18 0-20-25-20-28v-114c0-23 0-45-21-66-22-22-50-31-78-31-46 0-84 27-84 64 0 17 11 27 25 27 16 0 26-12 26-27 0-6-3-26-28-26 15-19 42-25 61-25 27 0 59 22 59 72v21c-28 2-68 3-104 19-42 20-56 49-56 75 0 46 55 60 91 60 37 0 63-23 73-50zM160 118v56c0 54-40 73-65 73-28 0-51-20-51-49 0-30 24-78 116-80z">
            <text:p/>
          </draw:path>
          <draw:path draw:style-name="gr3" draw:text-style-name="P7" draw:layer="layout" svg:width="0.176cm" svg:height="0.352cm" svg:x="22.388cm" svg:y="4.234cm" svg:viewBox="0 0 177 353" svg:d="M87 122h81v-18h-81v-104h-14c0 46-18 106-73 109v13h49v155c0 70 52 76 73 76 39 0 55-39 55-76v-32h-14v32c0 41-17 62-38 62-38 0-38-51-38-61z">
            <text:p/>
          </draw:path>
          <draw:path draw:style-name="gr3" draw:text-style-name="P7" draw:layer="layout" svg:width="0.121cm" svg:height="0.377cm" svg:x="22.614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25cm" svg:height="0.259cm" svg:x="22.768cm" svg:y="4.328cm" svg:viewBox="0 0 251 260" svg:d="M251 132c0-72-58-132-126-132-70 0-125 61-125 132 0 73 59 128 125 128 68 0 126-56 126-128zM125 246c-24 0-48-13-64-39-14-24-14-58-14-79 0-22 0-52 13-78 16-26 42-37 65-37 25 0 49 11 64 36 14 24 14 57 14 79 0 21 0 51-12 76s-37 42-66 42z">
            <text:p/>
          </draw:path>
          <draw:path draw:style-name="gr3" draw:text-style-name="P7" draw:layer="layout" svg:width="0.283cm" svg:height="0.249cm" svg:x="23.051cm" svg:y="4.332cm" svg:viewBox="0 0 284 250" svg:d="M44 55v152c0 25-6 25-44 25v18c19 0 49-2 64-2 14 0 44 2 63 2v-18c-37 0-44 0-44-25v-105c0-58 40-89 76-89s42 31 42 63v131c0 25-6 25-44 25v18c20 0 49-2 64-2 14 0 44 2 63 2v-18c-29 0-43 0-43-17v-107c0-49 0-67-18-88-8-8-27-20-59-20-42 0-68 24-85 59v-59l-79 6v18c40 0 44 4 44 31z">
            <text:p/>
          </draw:path>
          <draw:path draw:style-name="gr3" draw:text-style-name="P7" draw:layer="layout" svg:width="0.25cm" svg:height="0.259cm" svg:x="23.548cm" svg:y="4.328cm" svg:viewBox="0 0 251 260" svg:d="M251 132c0-72-58-132-126-132-70 0-125 61-125 132 0 73 59 128 125 128 68 0 126-56 126-128zM125 246c-24 0-48-13-64-39-14-24-14-58-14-79 0-22 0-52 13-78 16-26 42-37 65-37 25 0 49 11 64 36 14 24 14 57 14 79 0 21 0 51-12 76s-37 42-66 42z">
            <text:p/>
          </draw:path>
          <draw:path draw:style-name="gr3" draw:text-style-name="P7" draw:layer="layout" svg:width="0.182cm" svg:height="0.397cm" svg:x="23.833cm" svg:y="4.183cm" svg:viewBox="0 0 183 398" svg:d="M81 155v-65c0-50 27-77 52-77 1 0 9 0 18 4-6 2-17 9-17 23 0 12 9 24 25 24s24-12 24-24c0-21-20-40-50-40-40 0-88 29-88 90v65h-45v17h45v183c0 25-7 25-45 25v18c23-1 49-2 65-2 23 0 49 0 72 2v-18h-12c-42 0-43-6-43-27v-181h65v-17z">
            <text:p/>
          </draw:path>
          <draw:path draw:style-name="gr3" draw:text-style-name="P7" draw:layer="layout" svg:width="0.176cm" svg:height="0.352cm" svg:x="24.183cm" svg:y="4.234cm" svg:viewBox="0 0 177 353" svg:d="M87 122h81v-18h-81v-104h-14c0 46-18 106-73 109v13h49v155c0 70 52 76 73 76 39 0 55-39 55-76v-32h-14v32c0 41-17 62-38 62-38 0-38-51-38-61z">
            <text:p/>
          </draw:path>
          <draw:path draw:style-name="gr3" draw:text-style-name="P7" draw:layer="layout" svg:width="0.283cm" svg:height="0.391cm" svg:x="24.41cm" svg:y="4.189cm" svg:viewBox="0 0 284 392" svg:d="M44 348c0 26-6 26-44 26v18c19-2 49-2 64-2 14 0 44 0 63 2v-18c-37 0-44 0-44-26v-103c0-59 40-90 76-90s42 31 42 63v130c0 26-6 26-44 26v18c20-2 49-2 64-2 14 0 44 0 63 2v-18c-29 0-43 0-43-17v-107c0-49 0-67-18-87-8-9-27-21-59-21-49 0-73 35-82 55v-197l-82 6v18c40 0 44 4 44 31z">
            <text:p/>
          </draw:path>
          <draw:path draw:style-name="gr3" draw:text-style-name="P7" draw:layer="layout" svg:width="0.218cm" svg:height="0.259cm" svg:x="24.719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218cm" svg:height="0.259cm" svg:x="25.157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126cm" svg:height="0.391cm" svg:x="25.409cm" svg:y="4.189cm" svg:viewBox="0 0 127 392" svg:d="M82 0l-82 6v18c40 0 45 4 45 31v293c0 26-7 26-45 26v18c19-2 49-2 63-2s42 0 64 2v-18c-39 0-45 0-45-26z">
            <text:p/>
          </draw:path>
          <draw:path draw:style-name="gr3" draw:text-style-name="P7" draw:layer="layout" svg:width="0.126cm" svg:height="0.391cm" svg:x="25.565cm" svg:y="4.189cm" svg:viewBox="0 0 127 392" svg:d="M82 0l-82 6v18c40 0 45 4 45 31v293c0 26-7 26-45 26v18c19-2 49-2 63-2s42 0 64 2v-18c-39 0-45 0-45-26z">
            <text:p/>
          </draw:path>
          <draw:path draw:style-name="gr3" draw:text-style-name="P7" draw:layer="layout" svg:width="0.121cm" svg:height="0.377cm" svg:x="25.722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278cm" svg:height="0.357cm" svg:x="25.875cm" svg:y="4.332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3" draw:text-style-name="P7" draw:layer="layout" svg:width="0.185cm" svg:height="0.259cm" svg:x="26.191cm" svg:y="4.328cm" svg:viewBox="0 0 186 260" svg:d="M99 143c12 3 58 12 58 53 0 28-19 51-64 51-47 0-67-32-78-81-1-6-2-9-7-9-8 0-8 4-8 15v74c0 10 0 14 6 14 3 0 4-1 14-12 2-1 2-2 12-12 24 23 50 24 61 24 66 0 93-39 93-79 0-30-18-47-25-54-19-18-41-22-64-27-32-7-70-13-70-46 0-21 15-44 64-44 61 0 65 51 66 69 0 6 6 6 7 6 7 0 7-3 7-15v-56c0-10 0-14-6-14-2 0-4 0-11 6-2 3-8 8-11 9-20-15-44-15-52-15-69 0-91 38-91 69 0 21 9 36 24 49 18 14 35 18 75 25z">
            <text:p/>
          </draw:path>
          <draw:path draw:style-name="gr3" draw:text-style-name="P7" draw:layer="layout" svg:width="0.218cm" svg:height="0.259cm" svg:x="26.41cm" svg:y="4.328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3" draw:text-style-name="P7" draw:layer="layout" svg:width="0.121cm" svg:height="0.377cm" svg:x="26.85cm" svg:y="4.203cm" svg:viewBox="0 0 122 378" svg:d="M82 128l-79 6v18c37 0 42 3 42 31v151c0 26-7 26-45 26v18c18-2 49-2 63-2 19 0 39 0 59 2v-18c-38 0-40-3-40-25zM84 29c0-17-14-29-30-29-18 0-30 15-30 29 0 16 12 31 30 31 16 0 30-13 30-31z">
            <text:p/>
          </draw:path>
          <draw:path draw:style-name="gr3" draw:text-style-name="P7" draw:layer="layout" svg:width="0.185cm" svg:height="0.259cm" svg:x="27.006cm" svg:y="4.328cm" svg:viewBox="0 0 186 260" svg:d="M99 143c12 3 58 12 58 53 0 28-19 51-64 51-47 0-67-32-78-81-1-6-2-9-7-9-8 0-8 4-8 15v74c0 10 0 14 6 14 3 0 4-1 14-12 2-1 2-2 12-12 24 23 50 24 61 24 66 0 93-39 93-79 0-30-18-47-25-54-19-18-41-22-64-27-32-7-70-13-70-46 0-21 15-44 64-44 61 0 65 51 66 69 0 6 6 6 7 6 7 0 7-3 7-15v-56c0-10 0-14-6-14-2 0-4 0-11 6-2 3-8 8-11 9-20-15-44-15-52-15-69 0-91 38-91 69 0 21 9 36 24 49 18 14 35 18 75 25z">
            <text:p/>
          </draw:path>
        </draw:g>
        <draw:g xml:id="id17" draw:id="id17">
          <svg:title>TexMaths</svg:title>
          <svg:desc>15§display§x^2 + 2y^2 = 6§svg§600§FALSE§</svg:desc>
          <draw:polygon draw:style-name="gr2" draw:text-style-name="P6" draw:layer="layout" svg:width="2.851cm" svg:height="0.519cm" svg:x="23.035cm" svg:y="5.009cm" svg:viewBox="0 0 2852 520" draw:points="1426,520 0,520 0,0 2852,0 2852,520">
            <text:p/>
          </draw:polygon>
          <draw:path draw:style-name="gr3" draw:text-style-name="P7" draw:layer="layout" svg:width="0.263cm" svg:height="0.239cm" svg:x="23.024cm" svg:y="5.213cm" svg:viewBox="0 0 264 240" svg:d="M162 75c2-15 14-63 52-63 3 0 15 0 26 6-14 4-25 17-25 29 0 8 6 19 20 19 12 0 29-10 29-31 0-28-31-35-49-35-31 0-49 28-57 41-13-36-40-41-56-41-55 0-85 68-85 82 0 5 5 5 6 5 5 0 6 0 7-5 18-57 53-70 71-70 9 0 29 5 29 35 0 17-10 53-29 126-9 34-28 55-51 55-3 0-15 0-26-6 13-3 25-14 25-29 0-14-12-19-20-19-16 0-29 15-29 31 0 25 26 35 49 35 36 0 55-37 57-41 6 21 25 41 56 41 55 0 85-68 85-81 0-5-5-5-6-5-5 0-6 1-7 5-17 57-54 69-71 69-20 0-29-17-29-35 0-12 4-22 10-46z">
            <text:p/>
          </draw:path>
          <draw:path draw:style-name="gr3" draw:text-style-name="P7" draw:layer="layout" svg:width="0.163cm" svg:height="0.245cm" svg:x="23.332cm" svg:y="4.9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352cm" svg:x="23.693cm" svg:y="5.138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1cm" svg:height="0.352cm" svg:x="24.217cm" svg:y="5.095cm" svg:viewBox="0 0 211 353" svg:d="M41 312l56-55c83-73 114-101 114-154 0-61-47-103-111-103-60 0-100 49-100 96 0 29 26 29 28 29 9 0 27-6 27-28 0-13-9-27-27-27-5 0-5 0-8 1 12-35 41-54 72-54 48 0 71 42 71 86 0 42-26 84-55 117l-102 113c-6 6-6 7-6 20h197l14-92h-13c-2 15-6 39-11 47-5 4-39 4-50 4z">
            <text:p/>
          </draw:path>
          <draw:path draw:style-name="gr3" draw:text-style-name="P7" draw:layer="layout" svg:width="0.244cm" svg:height="0.341cm" svg:x="24.47cm" svg:y="5.213cm" svg:viewBox="0 0 245 342" svg:d="M242 32c3-7 3-8 3-12 0-9-9-14-16-14-6 0-14 2-19 11-1 2-5 19-7 29-4 13-7 27-11 42l-24 96c-1 7-24 44-59 44-27 0-33-23-33-43 0-24 9-56 27-103 9-22 10-28 10-39 0-24-17-43-43-43-51 0-70 77-70 82s5 5 6 5c6 0 6-2 8-10 15-49 36-65 54-65 4 0 14 0 14 17 0 13-5 26-10 37-20 55-30 87-30 111 0 47 34 63 65 63 20 0 38-9 53-24-6 28-14 53-34 82-14 18-35 34-59 34-7 0-31-3-39-23 8 0 14 0 22-6 5-5 10-12 10-22 0-17-14-19-19-19-12 0-30 8-30 35 0 26 24 45 56 45 55 0 109-48 124-108z">
            <text:p/>
          </draw:path>
          <draw:path draw:style-name="gr3" draw:text-style-name="P7" draw:layer="layout" svg:width="0.163cm" svg:height="0.245cm" svg:x="24.755cm" svg:y="4.9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124cm" svg:x="25.145cm" svg:y="5.252cm" svg:viewBox="0 0 352 125" svg:d="M334 22c8 0 18 0 18-11s-10-11-17-11h-317c-8 0-18 0-18 11s10 11 18 11zM335 125c7 0 17 0 17-11s-10-11-18-11h-316c-8 0-18 0-18 11s10 11 18 11z">
            <text:p/>
          </draw:path>
          <draw:path draw:style-name="gr3" draw:text-style-name="P7" draw:layer="layout" svg:width="0.219cm" svg:height="0.363cm" svg:x="25.693cm" svg:y="5.095cm" svg:viewBox="0 0 220 364" svg:d="M48 179v-13c0-134 66-153 92-153 14 0 35 4 47 22-8 0-29 0-29 23 0 17 12 25 24 25 9 0 24-5 24-25 0-33-22-58-67-58-67 0-139 68-139 185 0 142 61 179 110 179 59 0 110-49 110-119 0-67-47-119-106-119-36 0-55 28-66 53zM110 350c-33 0-49-33-51-40-10-25-10-67-10-77 0-41 17-95 65-95 8 0 32 0 49 34 10 19 10 47 10 72s0 52-10 71c-15 32-41 35-53 35z">
            <text:p/>
          </draw:path>
        </draw:g>
        <draw:custom-shape draw:style-name="gr4" draw:text-style-name="P11" xml:id="id25" draw:id="id25" draw:layer="layout" svg:width="6.2cm" svg:height="2.4cm" svg:x="19.7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6" draw:id="id26">
          <svg:title>TexMaths</svg:title>
          <svg:desc>15§display§x^2 + 4y^2 = 4§svg§600§FALSE§</svg:desc>
          <draw:polygon draw:style-name="gr2" draw:text-style-name="P6" draw:layer="layout" svg:width="2.859cm" svg:height="0.519cm" svg:x="23.637cm" svg:y="7.709cm" svg:viewBox="0 0 2860 520" draw:points="1429,520 0,520 0,0 2860,0 2860,520">
            <text:p/>
          </draw:polygon>
          <draw:path draw:style-name="gr3" draw:text-style-name="P7" draw:layer="layout" svg:width="0.263cm" svg:height="0.239cm" svg:x="23.626cm" svg:y="7.913cm" svg:viewBox="0 0 264 240" svg:d="M162 75c2-15 14-63 52-63 3 0 15 0 26 6-14 4-25 17-25 29 0 8 6 19 20 19 12 0 29-10 29-31 0-28-31-35-49-35-31 0-49 28-57 41-13-36-40-41-56-41-55 0-85 68-85 82 0 5 5 5 6 5 5 0 6 0 7-5 18-57 53-70 71-70 9 0 29 5 29 35 0 17-10 53-29 126-9 34-28 55-51 55-3 0-15 0-26-6 13-3 25-14 25-29 0-14-12-19-20-19-16 0-29 15-29 31 0 25 26 35 49 35 36 0 55-37 57-41 6 21 25 41 56 41 55 0 85-68 85-81 0-5-5-5-6-5-5 0-6 1-7 5-17 57-54 69-71 69-20 0-29-17-29-35 0-12 4-22 10-46z">
            <text:p/>
          </draw:path>
          <draw:path draw:style-name="gr3" draw:text-style-name="P7" draw:layer="layout" svg:width="0.163cm" svg:height="0.245cm" svg:x="23.934cm" svg:y="7.6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352cm" svg:x="24.294cm" svg:y="7.838cm" svg:viewBox="0 0 352 353" svg:d="M187 187h148c7 0 17 0 17-10 0-11-10-11-17-11h-148v-148c0-8 0-18-11-18-10 0-10 10-10 18v148h-148c-8 0-18 0-18 11 0 10 10 10 18 10h148v148c0 7 0 18 10 18 11 0 11-11 11-18z">
            <text:p/>
          </draw:path>
          <draw:path draw:style-name="gr3" draw:text-style-name="P7" draw:layer="layout" svg:width="0.234cm" svg:height="0.357cm" svg:x="24.807cm" svg:y="7.789cm" svg:viewBox="0 0 235 358" svg:d="M140 272v45c0 19 0 25-39 25h-11v16c22-1 49-1 71-1 23 0 50 0 72 1v-16h-11c-40 0-41-6-41-25v-45h54v-17h-54v-242c0-9 0-13-8-13-5 0-6 0-10 6l-163 249v17zM144 255h-130l130-197z">
            <text:p/>
          </draw:path>
          <draw:path draw:style-name="gr3" draw:text-style-name="P7" draw:layer="layout" svg:width="0.244cm" svg:height="0.341cm" svg:x="25.072cm" svg:y="7.913cm" svg:viewBox="0 0 245 342" svg:d="M242 32c3-7 3-8 3-12 0-9-9-14-16-14-6 0-14 2-19 11-1 2-5 19-7 29-4 13-7 27-11 42l-24 96c-1 7-24 44-59 44-27 0-33-23-33-43 0-24 9-56 27-103 9-22 10-28 10-39 0-24-17-43-43-43-51 0-70 77-70 82s5 5 6 5c6 0 6-2 8-10 15-49 36-65 54-65 4 0 14 0 14 17 0 13-5 26-10 37-20 55-30 87-30 111 0 47 34 63 65 63 20 0 38-9 53-24-6 28-14 53-34 82-14 18-35 34-59 34-7 0-31-3-39-23 8 0 14 0 22-6 5-5 10-12 10-22 0-17-14-19-19-19-12 0-30 8-30 35 0 26 24 45 56 45 55 0 109-48 124-108z">
            <text:p/>
          </draw:path>
          <draw:path draw:style-name="gr3" draw:text-style-name="P7" draw:layer="layout" svg:width="0.163cm" svg:height="0.245cm" svg:x="25.357cm" svg:y="7.683cm" svg:viewBox="0 0 164 246" svg:d="M164 179h-13c-1 8-5 30-9 34-3 2-32 2-36 2h-69c39-35 52-44 75-62 27-22 52-45 52-81 0-44-39-72-87-72-46 0-77 32-77 66 0 19 16 22 19 22 10 0 21-7 21-21 0-6-3-19-22-19 11-26 36-35 54-35 37 0 56 29 56 59 0 33-22 58-34 72l-90 88c-4 4-4 5-4 14h154z">
            <text:p/>
          </draw:path>
          <draw:path draw:style-name="gr3" draw:text-style-name="P7" draw:layer="layout" svg:width="0.351cm" svg:height="0.124cm" svg:x="25.747cm" svg:y="7.952cm" svg:viewBox="0 0 352 125" svg:d="M334 22c8 0 18 0 18-11s-10-11-17-11h-317c-8 0-18 0-18 11s10 11 18 11zM335 125c7 0 17 0 17-11s-10-11-18-11h-316c-8 0-18 0-18 11s10 11 18 11z">
            <text:p/>
          </draw:path>
          <draw:path draw:style-name="gr3" draw:text-style-name="P7" draw:layer="layout" svg:width="0.234cm" svg:height="0.357cm" svg:x="26.288cm" svg:y="7.789cm" svg:viewBox="0 0 235 358" svg:d="M140 272v45c0 19 0 25-39 25h-11v16c22-1 49-1 71-1 23 0 50 0 72 1v-16h-11c-40 0-41-6-41-25v-45h54v-17h-54v-242c0-9 0-13-8-13-5 0-6 0-10 6l-163 249v17zM144 255h-130l130-197z">
            <text:p/>
          </draw:path>
        </draw:g>
        <draw:polyline draw:style-name="gr5" draw:text-style-name="P12" xml:id="id14" draw:id="id14" draw:layer="layout" svg:width="0cm" svg:height="9.499cm" svg:x="13.8cm" svg:y="2.9cm" svg:viewBox="0 0 0 9500" draw:points="0,0 0,9500">
          <text:p/>
        </draw:polyline>
        <draw:g xml:id="id18" draw:id="id18">
          <svg:title>TexMaths</svg:title>
          <svg:desc>20§display§A \equiv (h, k)§svg§600§FALSE§</svg:desc>
          <draw:polygon draw:style-name="gr2" draw:text-style-name="P6" draw:layer="layout" svg:width="2.977cm" svg:height="0.633cm" draw:transform="rotate (0.413817565647855) translate (13.9324912041013cm 5.45242338113004cm)" svg:viewBox="0 0 2978 634" draw:points="1488,634 0,634 0,0 2978,0 2978,634">
            <text:p/>
          </draw:polygon>
          <draw:path draw:style-name="gr3" draw:text-style-name="P7" draw:layer="layout" svg:width="0.482cm" svg:height="0.505cm" draw:transform="rotate (0.413817565647855) translate (13.9177329639885cm 5.44667235089439cm)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9cm" svg:height="0.301cm" draw:transform="rotate (0.413817565647855) translate (14.6644882444906cm 5.3126870119865cm)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draw:transform="rotate (0.413817565647855) translate (15.2909931826189cm 4.81735483808622cm)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46cm" svg:height="0.497cm" draw:transform="rotate (0.413817565647855) translate (15.5282846161585cm 4.75682934289006cm)" svg:viewBox="0 0 347 498" svg:d="M163 8c0-2 0-8-8-8-16 0-69 6-86 6-7 2-15 2-15 15 0 9 7 9 18 9 34 0 35 5 35 12l-1 14-103 406c-3 10-3 12-3 15 0 17 14 21 21 21 11 0 22-10 25-20l15-52 14-64c5-16 10-31 13-47 2-5 6-29 8-32 2-6 24-46 48-65 14-12 37-24 67-24 31 0 39 24 39 49 0 37-28 114-45 157-5 16-8 26-8 40 0 32 24 58 57 58 66 0 93-104 93-109 0-8-6-8-9-8-7 0-7 3-10 13-11 38-34 88-72 88-13 0-18-7-18-24 0-18 7-34 13-50 11-30 43-114 43-155 0-45-28-75-81-75-45 0-79 22-104 54z">
            <text:p/>
          </draw:path>
          <draw:path draw:style-name="gr3" draw:text-style-name="P7" draw:layer="layout" svg:width="0.082cm" svg:height="0.21cm" draw:transform="rotate (0.413817565647855) translate (16.0854157112564cm 4.96300553665419cm)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319cm" svg:height="0.497cm" draw:transform="rotate (0.413817565647855) translate (16.1860462151926cm 4.46795525468523cm)" svg:viewBox="0 0 320 498" svg:d="M163 8c0-2 0-8-8-8-16 0-69 6-86 6-7 2-15 2-15 15 0 9 7 9 18 9 34 0 35 5 35 12l-1 14-103 406c-3 10-3 12-3 15 0 17 14 21 21 21 9 0 19-7 24-16 3-7 35-136 40-154 24 2 81 13 81 59 0 5 0 8-3 16 0 8-1 16-1 24 0 42 27 71 64 71 22 0 40-12 56-39 17-30 25-69 25-70 0-8-6-8-8-8-8 0-8 3-9 13-15 52-31 88-63 88-13 0-22-8-22-34 0-11 3-27 6-38 2-13 2-16 2-23 0-46-43-65-104-73 22-13 45-36 61-53 33-37 65-67 100-67 5 0 5 0 7 0 8 1 9 1 14 6 2 0 2 2 3 2-33 3-40 30-40 38 0 11 8 26 28 26 17 0 38-16 38-44 0-20-16-44-48-44-19 0-53 6-102 62-26 27-53 54-79 66z">
            <text:p/>
          </draw:path>
          <draw:path draw:style-name="gr3" draw:text-style-name="P7" draw:layer="layout" svg:width="0.164cm" svg:height="0.703cm" draw:transform="rotate (0.413817565647855) translate (16.5259442471751cm 4.27499212905133cm)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7" draw:id="id27">
          <svg:title>TexMaths</svg:title>
          <svg:desc>24§display§\text {Soln : Equation of the ellipse is}§svg§600§FALSE§</svg:desc>
          <draw:polygon draw:style-name="gr2" draw:text-style-name="P6" draw:layer="layout" svg:width="11.53cm" svg:height="0.675cm" svg:x="1.523cm" svg:y="3.728cm" svg:viewBox="0 0 11531 676" draw:points="5765,676 0,676 0,0 11531,0 11531,676">
            <text:p/>
          </draw:polygon>
          <draw:path draw:style-name="gr3" draw:text-style-name="P7" draw:layer="layout" svg:width="0.375cm" svg:height="0.614cm" svg:x="1.529cm" svg:y="3.686cm" svg:viewBox="0 0 376 615" svg:d="M248 269l-108-27c-54-13-86-58-86-107 0-60 46-112 113-112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7" draw:layer="layout" svg:width="0.375cm" svg:height="0.389cm" svg:x="1.972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.398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74cm" svg:x="2.633cm" svg:y="3.9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3.428cm" svg:y="3.91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3.992cm" svg:y="3.707cm" svg:viewBox="0 0 524 577" svg:d="M86 509c0 31 0 41-65 41h-21v27h488l36-220h-21c-21 131-40 193-186 193h-113c-39 0-41-6-41-35v-225h75c83 0 92 27 92 98h21v-223h-21c0 71-9 98-92 98h-75v-203c0-27 2-33 41-33h109c130 0 152 46 167 163h21l-25-190h-476v27h21c65 0 65 10 65 38z">
            <text:p/>
          </draw:path>
          <draw:path draw:style-name="gr3" draw:text-style-name="P7" draw:layer="layout" svg:width="0.418cm" svg:height="0.537cm" svg:x="4.568cm" svg:y="3.909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5.009cm" svg:y="3.909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5.488cm" svg:y="3.903cm" svg:viewBox="0 0 382 390" svg:d="M246 315c4 35 27 69 67 69 17 0 69-11 69-80v-46h-21v46c0 50-21 55-31 55-27 0-30-38-30-42v-171c0-35 0-67-31-100-33-33-75-46-115-46-71 0-129 40-129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5.889cm" svg:y="3.763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6.229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6.459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885cm" svg:y="3.9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7.632cm" svg:y="3.903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8.056cm" svg:y="3.686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7" draw:layer="layout" svg:width="0.264cm" svg:height="0.529cm" svg:x="8.584cm" svg:y="3.763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8.922cm" svg:y="3.696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389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7cm" svg:height="0.389cm" svg:x="10.043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9cm" svg:height="0.587cm" svg:x="10.424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10.658cm" svg:y="3.696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0.892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8cm" svg:height="0.537cm" svg:x="11.122cm" svg:y="3.909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277cm" svg:height="0.389cm" svg:x="11.595cm" svg:y="3.90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1.923cm" svg:y="3.90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181cm" svg:height="0.566cm" svg:x="12.583cm" svg:y="3.71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818cm" svg:y="3.90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28" draw:id="id28">
          <svg:title>TexMaths</svg:title>
          <svg:desc>24§display§x^2 + 2y^2 = 6 \text { and }A \equiv (h, k)§svg§600§FALSE§</svg:desc>
          <draw:polygon draw:style-name="gr2" draw:text-style-name="P6" draw:layer="layout" svg:width="10.175cm" svg:height="0.867cm" svg:x="1.843cm" svg:y="5.026cm" svg:viewBox="0 0 10176 868" draw:points="5088,868 0,868 0,0 10176,0 10176,868">
            <text:p/>
          </draw:polygon>
          <draw:path draw:style-name="gr3" draw:text-style-name="P7" draw:layer="layout" svg:width="0.421cm" svg:height="0.383cm" svg:x="1.826cm" svg:y="5.35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2.319cm" svg:y="4.98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564cm" svg:x="2.895cm" svg:y="5.2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3.735cm" svg:y="5.1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91cm" svg:height="0.547cm" svg:x="4.14cm" svg:y="5.351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7" draw:layer="layout" svg:width="0.262cm" svg:height="0.393cm" svg:x="4.595cm" svg:y="4.98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219cm" svg:y="5.41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096cm" svg:y="5.16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381cm" svg:height="0.389cm" svg:x="6.799cm" svg:y="5.34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7.214cm" svg:y="5.3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7.684cm" svg:y="5.14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579cm" svg:height="0.606cm" svg:x="8.435cm" svg:y="5.12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5 4 5 0 15 0 15-17 0-10-8-10-19-10-52 0-52-6-54-30l-52-529c-2-17-2-21-17-21-14 0-18 6-21 13zM223 384l167-278 27 278z">
            <text:p/>
          </draw:path>
          <draw:path draw:style-name="gr3" draw:text-style-name="P7" draw:layer="layout" svg:width="0.564cm" svg:height="0.362cm" svg:x="9.318cm" svg:y="5.334cm" svg:viewBox="0 0 565 363" svg:d="M534 35c15 0 31 0 31-18 0-17-16-17-29-17h-507c-14 0-29 0-29 17 0 18 17 18 31 18zM536 363c13 0 29 0 29-17s-16-17-31-17h-503c-14 0-31 0-31 17s15 17 29 17zM536 198c13 0 29 0 29-15 0-18-16-18-29-18h-507c-14 0-29 0-29 18 0 15 15 15 29 15z">
            <text:p/>
          </draw:path>
          <draw:path draw:style-name="gr3" draw:text-style-name="P7" draw:layer="layout" svg:width="0.197cm" svg:height="0.844cm" svg:x="10.246cm" svg:y="5.09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6cm" svg:height="0.597cm" svg:x="10.536cm" svg:y="5.14cm" svg:viewBox="0 0 417 598" svg:d="M196 10c0-2 0-10-10-10-19 0-82 8-103 8-8 2-18 2-18 17 0 12 8 12 21 12 41 0 43 5 43 13l-2 17-123 488c-4 12-4 14-4 18 0 21 17 25 25 25 13 0 27-12 31-24l17-63 17-77c6-19 12-36 16-55 2-6 7-35 9-39 2-8 29-56 58-79 17-13 44-29 80-29 37 0 47 29 47 60 0 44-33 136-54 188-6 20-10 31-10 48 0 39 29 70 69 70 79 0 112-125 112-131 0-10-8-10-12-10-8 0-8 4-11 16-14 46-41 105-87 105-15 0-21-7-21-28 0-22 8-41 15-60 14-37 52-136 52-186 0-54-34-91-98-91-53 0-94 27-124 66z">
            <text:p/>
          </draw:path>
          <draw:path draw:style-name="gr3" draw:text-style-name="P7" draw:layer="layout" svg:width="0.099cm" svg:height="0.253cm" svg:x="11.048cm" svg:y="5.63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83cm" svg:height="0.597cm" svg:x="11.398cm" svg:y="5.14cm" svg:viewBox="0 0 384 598" svg:d="M196 10c0-2 0-10-10-10-19 0-82 8-103 8-8 2-18 2-18 17 0 12 8 12 21 12 41 0 43 5 43 13l-2 17-123 488c-4 12-4 14-4 18 0 21 17 25 25 25 11 0 23-8 29-20 4-7 42-163 48-184 29 2 98 15 98 71 0 6 0 10-4 19 0 10-2 19-2 29 0 50 33 85 77 85 27 0 48-14 67-47 21-36 31-82 31-84 0-10-8-10-10-10-10 0-10 4-11 16-18 63-37 105-75 105-16 0-27-9-27-40 0-13 4-33 7-46 2-15 2-19 2-27 0-56-51-79-124-88 26-16 53-43 73-64 40-44 78-81 120-81 6 0 6 0 8 0 10 2 12 2 17 8 2 0 2 2 4 2-40 4-48 37-48 46 0 14 10 31 33 31 21 0 46-19 46-52 0-25-19-54-58-54-23 0-63 8-122 75-31 33-64 66-95 79z">
            <text:p/>
          </draw:path>
          <draw:path draw:style-name="gr3" draw:text-style-name="P7" draw:layer="layout" svg:width="0.197cm" svg:height="0.844cm" svg:x="11.864cm" svg:y="5.092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2" draw:id="id32">
          <svg:title>TexMaths</svg:title>
          <svg:desc>24§display§.\ .\ .\ \ (1)§svg§600§FALSE§</svg:desc>
          <draw:polygon draw:style-name="gr2" draw:text-style-name="P6" draw:layer="layout" svg:width="2.736cm" svg:height="0.76cm" svg:x="7.727cm" svg:y="9.229cm" svg:viewBox="0 0 2737 761" draw:points="1368,761 0,761 0,0 2737,0 2737,761">
            <text:p/>
          </draw:polygon>
          <draw:path draw:style-name="gr3" draw:text-style-name="P7" draw:layer="layout" svg:width="0.091cm" svg:height="0.091cm" svg:x="7.758cm" svg:y="9.73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8.272cm" svg:y="9.73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8.788cm" svg:y="9.73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9.594cm" svg:y="9.187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9.915cm" svg:y="9.258cm" svg:viewBox="0 0 280 565" svg:d="M175 21c0-19 0-21-21-21-52 54-127 54-154 54v27c17 0 67 0 111-23v439c0 31-2 41-78 41h-27v27c29-4 103-4 136-4 35 0 107 0 138 4v-27h-27c-76 0-78-10-78-41z">
            <text:p/>
          </draw:path>
          <draw:path draw:style-name="gr3" draw:text-style-name="P7" draw:layer="layout" svg:width="0.197cm" svg:height="0.844cm" svg:x="10.308cm" svg:y="9.18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" draw:id="id29">
          <svg:title>TexMaths</svg:title>
          <svg:desc>24§display§\text {Equation of chords of contact}§svg§600§FALSE§</svg:desc>
          <draw:polygon draw:style-name="gr2" draw:text-style-name="P6" draw:layer="layout" svg:width="10.782cm" svg:height="0.675cm" svg:x="1.739cm" svg:y="6.629cm" svg:viewBox="0 0 10783 676" draw:points="5392,676 0,676 0,0 10783,0 10783,676">
            <text:p/>
          </draw:polygon>
          <draw:path draw:style-name="gr3" draw:text-style-name="P7" draw:layer="layout" svg:width="0.523cm" svg:height="0.576cm" svg:x="1.724cm" svg:y="6.608cm" svg:viewBox="0 0 524 577" svg:d="M86 509c0 31 0 41-65 41h-21v27h488l36-220h-21c-21 131-40 193-186 193h-113c-39 0-41-6-41-35v-225h75c83 0 92 27 92 98h21v-223h-21c0 71-9 98-92 98h-75v-203c0-27 2-33 41-33h109c131 0 154 46 167 163h21l-25-190h-476v27h21c65 0 65 10 65 38z">
            <text:p/>
          </draw:path>
          <draw:path draw:style-name="gr3" draw:text-style-name="P7" draw:layer="layout" svg:width="0.418cm" svg:height="0.537cm" svg:x="2.3cm" svg:y="6.8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2.744cm" svg:y="6.8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3.22cm" svg:y="6.80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3.623cm" svg:y="6.66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3.963cm" svg:y="6.61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4.193cm" svg:y="6.8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4.618cm" svg:y="6.8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5.365cm" svg:y="6.804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5.791cm" svg:y="6.587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22cm" svg:height="0.389cm" svg:x="6.33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425cm" svg:height="0.587cm" svg:x="6.68cm" svg:y="6.59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7.144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7.567cm" svg:y="6.8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7cm" svg:x="7.903cm" svg:y="6.597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77cm" svg:height="0.389cm" svg:x="8.37cm" svg:y="6.804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8.98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9.406cm" svg:y="6.587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322cm" svg:height="0.389cm" svg:x="9.946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317cm" svg:y="6.804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0.741cm" svg:y="6.8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175cm" svg:y="6.664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11.522cm" svg:y="6.80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1.937cm" svg:y="6.804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12.3cm" svg:y="6.664cm" svg:viewBox="0 0 265 530" svg:d="M131 183h121v-27h-121v-156h-22c0 69-26 160-109 163v20h73v232c0 106 79 115 109 115 60 0 83-59 83-115v-48h-21v48c0 62-25 94-56 94-57 0-57-77-57-92z">
            <text:p/>
          </draw:path>
        </draw:g>
        <draw:g xml:id="id30" draw:id="id30">
          <svg:title>TexMaths</svg:title>
          <svg:desc>24§display§\text {is given by}§svg§600§FALSE§</svg:desc>
          <draw:polygon draw:style-name="gr2" draw:text-style-name="P6" draw:layer="layout" svg:width="3.841cm" svg:height="0.676cm" svg:x="1.84cm" svg:y="8.03cm" svg:viewBox="0 0 3842 677" draw:points="1920,677 0,677 0,0 3842,0 3842,677">
            <text:p/>
          </draw:polygon>
          <draw:path draw:style-name="gr3" draw:text-style-name="P7" draw:layer="layout" svg:width="0.181cm" svg:height="0.566cm" svg:x="1.825cm" svg:y="8.00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2.061cm" svg:y="8.19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87cm" svg:height="0.558cm" svg:x="2.67cm" svg:y="8.19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3.096cm" svg:y="8.00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3.319cm" svg:y="8.211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327cm" svg:height="0.389cm" svg:x="3.747cm" svg:y="8.196cm" svg:viewBox="0 0 328 390" svg:d="M71 167c6-127 77-148 106-148 86 0 96 114 96 148zM71 185h236c19 0 21 0 21-18 0-84-46-167-151-167-98 0-177 86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425cm" svg:height="0.374cm" svg:x="4.125cm" svg:y="8.20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418cm" svg:height="0.597cm" svg:x="4.872cm" svg:y="7.988cm" svg:viewBox="0 0 419 598" svg:d="M123 269v-269l-123 10v27c60 0 65 5 65 46v505h21c2-2 8-13 31-52 14 19 50 62 112 62 101 0 190-83 190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414cm" svg:height="0.537cm" svg:x="5.31cm" svg:y="8.211cm" svg:viewBox="0 0 415 538" svg:d="M336 81c21-54 65-54 79-54v-27c-19 2-44 2-64 2-15 0-55-2-74-2v27c26 0 40 15 40 36 0 8 0 10-6 20l-84 209-95-229c-3-7-5-11-5-15 0-21 32-21 48-21v-27c-23 0-79 2-92 2-23 0-58 0-83-2v27c40 0 58 0 69 29l127 309c-4 12-15 39-21 50-19 46-43 106-96 106-6 0-25 0-41-16 27-3 33-23 33-36 0-21-15-35-35-35-17 0-36 10-36 37 0 38 36 67 79 67 52 0 88-48 107-96z">
            <text:p/>
          </draw:path>
        </draw:g>
        <draw:g xml:id="id31" draw:id="id31">
          <svg:title>TexMaths</svg:title>
          <svg:desc>24§display§hx + 2ky = 6§svg§600§FALSE§</svg:desc>
          <draw:polygon draw:style-name="gr2" draw:text-style-name="P6" draw:layer="layout" svg:width="4.757cm" svg:height="0.675cm" svg:x="1.625cm" svg:y="9.428cm" svg:viewBox="0 0 4758 676" draw:points="2379,676 0,676 0,0 4758,0 4758,676">
            <text:p/>
          </draw:polygon>
          <draw:path draw:style-name="gr3" draw:text-style-name="P7" draw:layer="layout" svg:width="0.416cm" svg:height="0.597cm" svg:x="1.629cm" svg:y="9.386cm" svg:viewBox="0 0 417 598" svg:d="M196 10c0-2 0-10-10-10-19 0-82 8-103 8-8 2-18 2-18 17 0 12 8 12 21 12 41 0 43 5 43 13l-2 17-123 488c-4 12-4 14-4 18 0 21 17 25 25 25 13 0 27-12 31-23l17-64 17-77c6-19 12-36 16-55 2-6 7-35 9-39 2-8 29-56 58-79 17-13 44-28 80-28 37 0 47 28 47 59 0 44-33 137-54 188-6 20-10 31-10 48 0 39 29 70 69 70 79 0 112-125 112-131 0-10-8-10-12-10-8 0-8 4-11 16-14 46-41 105-87 105-15 0-21-7-21-28 0-22 8-41 15-60 14-36 52-136 52-186 0-54-34-91-98-91-53 0-94 27-124 66z">
            <text:p/>
          </draw:path>
          <draw:path draw:style-name="gr3" draw:text-style-name="P7" draw:layer="layout" svg:width="0.421cm" svg:height="0.383cm" svg:x="2.093cm" svg:y="9.599cm" svg:viewBox="0 0 422 384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2.785cm" svg:y="9.4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3.624cm" svg:y="9.40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7" draw:layer="layout" svg:width="0.383cm" svg:height="0.597cm" svg:x="4.05cm" svg:y="9.386cm" svg:viewBox="0 0 384 598" svg:d="M196 10c0-2 0-10-10-10-19 0-82 8-103 8-8 2-18 2-18 17 0 12 8 12 21 12 41 0 43 5 43 13l-2 17-123 488c-4 12-4 14-4 18 0 21 17 25 25 25 11 0 23-8 29-20 4-7 42-163 48-184 29 2 98 15 98 71 0 6 0 10-4 19 0 10-2 19-2 29 0 50 33 85 77 85 27 0 48-14 67-46 21-37 31-83 31-85 0-10-8-10-10-10-10 0-10 4-11 16-18 63-37 105-75 105-16 0-27-9-27-40 0-13 4-33 7-46 2-15 2-19 2-27 0-56-51-79-124-88 26-16 53-43 73-64 40-44 78-80 120-80 6 0 6 0 8 0 10 1 12 1 17 7 2 0 2 2 4 2-40 4-48 37-48 46 0 14 10 31 33 31 21 0 46-19 46-52 0-25-19-54-58-54-23 0-63 8-122 75-31 33-64 66-95 79z">
            <text:p/>
          </draw:path>
          <draw:path draw:style-name="gr3" draw:text-style-name="P7" draw:layer="layout" svg:width="0.391cm" svg:height="0.547cm" svg:x="4.493cm" svg:y="9.599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7" draw:layer="layout" svg:width="0.562cm" svg:height="0.199cm" svg:x="5.194cm" svg:y="9.66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074cm" svg:y="9.409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5 56-84 56z">
            <text:p/>
          </draw:path>
        </draw:g>
        <draw:g xml:id="id33" draw:id="id33">
          <svg:title>TexMaths</svg:title>
          <svg:desc>24§display§\therefore \ y = \left( - \frac{h}{2k} \right)x + \frac{3}{k}§svg§600§FALSE§</svg:desc>
          <draw:polygon draw:style-name="gr2" draw:text-style-name="P6" draw:layer="layout" svg:width="7.77cm" svg:height="1.941cm" svg:x="1.643cm" svg:y="11.028cm" svg:viewBox="0 0 7771 1942" draw:points="3886,1942 0,1942 0,0 7771,0 7771,1942">
            <text:p/>
          </draw:polygon>
          <draw:path draw:style-name="gr3" draw:text-style-name="P7" draw:layer="layout" svg:width="0.512cm" svg:height="0.456cm" svg:x="1.626cm" svg:y="11.818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7" draw:layer="layout" svg:width="0.391cm" svg:height="0.546cm" svg:x="2.703cm" svg:y="11.83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ath draw:style-name="gr3" draw:text-style-name="P7" draw:layer="layout" svg:width="0.562cm" svg:height="0.199cm" svg:x="3.404cm" svg:y="11.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16cm" svg:height="2.025cm" svg:x="4.423cm" svg:y="10.98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515cm" svg:height="0.035cm" svg:x="4.938cm" svg:y="11.981cm" svg:viewBox="0 0 516 36" svg:d="M488 36c13 0 28 0 28-19 0-17-15-17-28-17h-459c-14 0-29 0-29 17 0 19 15 19 29 19z">
            <text:p/>
          </draw:path>
          <draw:path draw:style-name="gr3" draw:text-style-name="P7" draw:layer="layout" svg:width="0.416cm" svg:height="0.596cm" svg:x="5.873cm" svg:y="11.053cm" svg:viewBox="0 0 417 597" svg:d="M196 10c0-2 0-10-10-10-19 0-82 8-103 8-8 2-18 2-18 17 0 11 8 11 21 11 41 0 43 6 43 14l-2 17-123 488c-4 12-4 13-4 17 0 21 17 25 25 25 13 0 27-11 31-23l17-63 17-77c6-19 12-36 16-56 2-5 7-34 9-38 2-8 29-56 58-79 17-13 44-29 80-29 37 0 46 29 46 60 0 44-32 136-53 188-6 19-10 31-10 48 0 39 29 69 69 69 79 0 112-125 112-130 0-10-8-10-12-10-8 0-8 4-11 15-14 47-41 106-87 106-15 0-21-8-21-29s8-40 15-59c14-37 52-137 52-187 0-53-34-90-98-90-53 0-94 27-124 65z">
            <text:p/>
          </draw:path>
          <draw:polygon draw:style-name="gr3" draw:text-style-name="P7" draw:layer="layout" svg:width="0.888cm" svg:height="0.035cm" svg:x="5.625cm" svg:y="11.981cm" svg:viewBox="0 0 889 36" draw:points="445,36 0,36 0,0 889,0 889,36">
            <text:p/>
          </draw:polygon>
          <draw:path draw:style-name="gr3" draw:text-style-name="P7" draw:layer="layout" svg:width="0.337cm" svg:height="0.564cm" svg:x="5.667cm" svg:y="12.22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83cm" svg:height="0.596cm" svg:x="6.093cm" svg:y="12.202cm" svg:viewBox="0 0 384 597" svg:d="M196 10c0-2 0-10-10-10-19 0-82 8-103 8-8 2-18 2-18 17 0 11 8 11 21 11 41 0 43 6 43 14l-2 17-123 488c-4 12-4 13-4 17 0 21 17 25 25 25 11 0 23-7 29-19 4-6 42-163 48-184 29 2 98 15 98 71 0 5 0 9-4 19 0 10-2 19-2 29 0 50 33 84 77 84 27 0 48-13 67-46 21-36 31-82 31-84 0-10-8-10-10-10-10 0-10 4-12 15-17 64-36 106-74 106-16 0-27-10-27-40 0-14 4-33 7-46 2-16 2-20 2-27 0-56-51-79-124-89 26-15 53-42 73-63 40-44 78-81 120-81 6 0 6 0 8 0 10 2 12 2 17 8 2 0 2 2 4 2-40 4-48 36-48 46 0 13 10 31 33 31 21 0 46-19 46-52 0-25-19-54-58-54-23 0-63 8-122 75-31 33-64 65-95 79z">
            <text:p/>
          </draw:path>
          <draw:path draw:style-name="gr3" draw:text-style-name="P7" draw:layer="layout" svg:width="0.416cm" svg:height="2.025cm" svg:x="6.643cm" svg:y="10.986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421cm" svg:height="0.383cm" svg:x="7.399cm" svg:y="11.8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4cm" svg:x="8.092cm" svg:y="11.71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9.046cm" svg:y="11.076cm" svg:viewBox="0 0 351 582" svg:d="M211 265c69-21 117-81 117-148 0-69-73-117-155-117-85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467cm" svg:height="0.035cm" svg:x="8.989cm" svg:y="11.981cm" svg:viewBox="0 0 468 36" draw:points="234,36 0,36 0,0 468,0 468,36">
            <text:p/>
          </draw:polygon>
          <draw:path draw:style-name="gr3" draw:text-style-name="P7" draw:layer="layout" svg:width="0.383cm" svg:height="0.596cm" svg:x="9.037cm" svg:y="12.202cm" svg:viewBox="0 0 384 597" svg:d="M196 10c0-2 0-10-10-10-19 0-82 8-103 8-8 2-18 2-18 17 0 11 8 11 21 11 41 0 43 6 43 14l-2 17-123 488c-4 12-4 13-4 17 0 21 17 25 25 25 11 0 23-7 29-19 4-6 42-163 48-184 29 2 98 15 98 71 0 5 0 9-4 19 0 10-2 19-2 29 0 50 33 84 77 84 25 0 48-13 67-46 21-36 31-82 31-84 0-10-8-10-10-10-10 0-10 4-12 15-17 64-36 106-74 106-16 0-27-10-27-40 0-14 4-33 7-46 2-16 2-20 2-27 0-56-51-79-124-89 26-15 53-42 73-63 40-44 78-81 120-81 6 0 6 0 8 0 10 2 12 2 17 8 2 0 2 2 4 2-40 4-48 36-48 46 0 13 10 31 33 31 21 0 46-19 46-52 0-25-19-54-58-54-23 0-63 8-122 75-31 33-64 65-95 79z">
            <text:p/>
          </draw:path>
        </draw:g>
        <draw:g xml:id="id34" draw:id="id34">
          <svg:title>TexMaths</svg:title>
          <svg:desc>24§display§\text {which is of the form  }§svg§600§FALSE§</svg:desc>
          <draw:polygon draw:style-name="gr2" draw:text-style-name="P6" draw:layer="layout" svg:width="7.288cm" svg:height="0.52cm" svg:x="1.253cm" svg:y="13.93cm" svg:viewBox="0 0 7289 521" draw:points="3644,521 0,521 0,0 7289,0 7289,521">
            <text:p/>
          </draw:polygon>
          <draw:path draw:style-name="gr3" draw:text-style-name="P7" draw:layer="layout" svg:width="0.579cm" svg:height="0.374cm" svg:x="1.226cm" svg:y="14.1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425cm" svg:height="0.587cm" svg:x="1.846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181cm" svg:height="0.566cm" svg:x="2.317cm" svg:y="13.9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2.551cm" svg:y="14.105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425cm" svg:height="0.587cm" svg:x="2.902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181cm" svg:height="0.566cm" svg:x="3.651cm" svg:y="13.91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887cm" svg:y="14.10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4.496cm" svg:y="14.10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4.922cm" svg:y="13.88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266cm" svg:height="0.529cm" svg:x="5.448cm" svg:y="13.965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5.788cm" svg:y="13.898cm" svg:viewBox="0 0 426 588" svg:d="M65 522c0 39-7 39-65 39v27c29-2 73-2 96-2 21 0 65 0 94 2v-27c-56 0-65 0-65-39v-155c0-88 59-135 113-135s63 47 63 95v195c0 39-9 39-65 39v27c29-2 73-2 96-2 21 0 65 0 94 2v-27c-44 0-65 0-65-25v-161c0-73 0-100-27-131-11-13-40-31-88-31-73 0-110 52-123 83v-296l-123 10v26c60 0 65 6 65 47z">
            <text:p/>
          </draw:path>
          <draw:path draw:style-name="gr3" draw:text-style-name="P7" draw:layer="layout" svg:width="0.327cm" svg:height="0.389cm" svg:x="6.253cm" svg:y="14.10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7" draw:layer="layout" svg:width="0.274cm" svg:height="0.596cm" svg:x="6.913cm" svg:y="13.888cm" svg:viewBox="0 0 275 597" svg:d="M121 232v-98c0-74 40-115 79-115 2 0 13 0 27 6-10 4-25 13-25 35 0 19 13 36 36 36 25 0 37-17 37-36 0-31-31-60-75-60-60 0-133 44-133 134v98h-67v25h67v275c0 39-9 39-67 39v26c35-2 73-3 98-3 34 0 73 0 107 3v-26h-17c-63 0-65-10-65-41v-273h98v-25z">
            <text:p/>
          </draw:path>
          <draw:path draw:style-name="gr3" draw:text-style-name="P7" draw:layer="layout" svg:width="0.375cm" svg:height="0.389cm" svg:x="7.167cm" svg:y="14.10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4cm" svg:x="7.589cm" svg:y="14.111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6cm" svg:height="0.374cm" svg:x="7.923cm" svg:y="14.111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6-125 88v-88l-119 10v26c60 0 65 6 65 47z">
            <text:p/>
          </draw:path>
        </draw:g>
        <draw:g xml:id="id35" draw:id="id35">
          <svg:title>TexMaths</svg:title>
          <svg:desc>24§display§y = mx  +  c§svg§600§FALSE§</svg:desc>
          <draw:polygon draw:style-name="gr2" draw:text-style-name="P6" draw:layer="layout" svg:width="4.1cm" svg:height="0.581cm" svg:x="8.943cm" svg:y="14.029cm" svg:viewBox="0 0 4101 582" draw:points="2050,582 0,582 0,0 4101,0 4101,582">
            <text:p/>
          </draw:polygon>
          <draw:path draw:style-name="gr3" draw:text-style-name="P7" draw:layer="layout" svg:width="0.391cm" svg:height="0.547cm" svg:x="8.926cm" svg:y="14.106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7 0 75 54 101 104 101 32 0 61-15 84-38-9 44-21 85-53 131-23 29-56 54-94 54-12 0-50-4-64-37 14 0 23 0 37-10 7-7 15-19 15-34 0-27-23-31-31-31-19 0-48 13-48 56 0 42 39 73 91 73 88 0 174-77 197-173z">
            <text:p/>
          </draw:path>
          <draw:path draw:style-name="gr3" draw:text-style-name="P7" draw:layer="layout" svg:width="0.561cm" svg:height="0.199cm" svg:x="9.627cm" svg:y="14.1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692cm" svg:height="0.383cm" svg:x="10.494cm" svg:y="14.106cm" svg:viewBox="0 0 693 384" svg:d="M50 325c-2 13-8 33-8 36 0 16 12 23 25 23 10 0 25-7 31-23 2-2 11-42 15-63l19-77c6-17 10-36 16-56 2-15 9-40 9-42 14-27 58-104 139-104 38 0 46 31 46 60 0 21-6 44-14 69l-23 98-17 65c-4 18-12 47-12 50 0 16 14 23 25 23 27 0 33-21 39-48 11-48 44-171 52-205 2-10 46-112 138-112 36 0 46 29 46 60 0 48-35 144-52 190-8 19-11 29-11 46 0 41 28 69 69 69 78 0 111-123 111-130 0-8-8-8-11-8-8 0-8 2-12 15-13 45-40 104-86 104-16 0-22-7-22-27 0-21 8-42 16-61 17-44 52-139 52-187 0-53-33-90-96-90-64 0-108 37-139 83-1-12-3-41-26-62-22-17-48-21-70-21-76 0-119 54-132 73-4-48-40-73-79-73-38 0-53 33-61 48-15 31-27 81-27 83 0 7 8 7 10 7 9 0 9 0 15-19 13-59 31-100 61-100 14 0 27 6 27 39 0 17-4 27-13 71z">
            <text:p/>
          </draw:path>
          <draw:path draw:style-name="gr3" draw:text-style-name="P7" draw:layer="layout" svg:width="0.421cm" svg:height="0.383cm" svg:x="11.234cm" svg:y="14.106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79 55 57 0 88-59 90-65 10 33 40 65 90 65 88 0 136-109 136-130 0-8-7-8-9-8-8 0-10 2-12 8-27 92-86 111-113 111-33 0-46-27-46-56 0-19 6-36 15-74z">
            <text:p/>
          </draw:path>
          <draw:path draw:style-name="gr3" draw:text-style-name="P7" draw:layer="layout" svg:width="0.561cm" svg:height="0.564cm" svg:x="11.927cm" svg:y="13.987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12.758cm" svg:y="14.106cm" svg:viewBox="0 0 330 384" svg:d="M301 52c-13 0-25 0-38 13-13 12-15 27-15 33 0 19 15 29 32 29 25 0 48-19 48-54 0-42-40-73-101-73-114 0-227 121-227 240 0 77 50 144 138 144 121 0 192-90 192-100 0-5-6-11-9-11-6 0-8 2-12 10-67 82-159 82-171 82-52 0-75-40-75-92 0-35 18-117 46-169 25-48 73-85 119-85 29 0 62 10 73 33z">
            <text:p/>
          </draw:path>
        </draw:g>
        <draw:g xml:id="id36" draw:id="id36">
          <svg:title>TexMaths</svg:title>
          <svg:desc>24§display§\text {where}§svg§600§FALSE§</svg:desc>
          <draw:polygon draw:style-name="gr2" draw:text-style-name="P6" draw:layer="layout" svg:width="2.049cm" svg:height="0.512cm" svg:x="13.653cm" svg:y="13.93cm" svg:viewBox="0 0 2050 513" draw:points="1025,513 0,513 0,0 2050,0 2050,513">
            <text:p/>
          </draw:polygon>
          <draw:path draw:style-name="gr3" draw:text-style-name="P7" draw:layer="layout" svg:width="0.579cm" svg:height="0.374cm" svg:x="13.626cm" svg:y="14.111cm" svg:viewBox="0 0 580 375" svg:d="M509 81c15-43 42-54 71-54v-27c-20 2-44 2-62 2-25 0-63-2-78-2v27c30 0 48 15 48 40 0 6 0 6-4 18l-77 217-85-237c-1-9-3-11-3-15 0-23 32-23 50-23v-27c-25 0-68 2-89 2-25 0-50 0-75-2v27c31 0 45 2 54 11 4 6 14 31 19 49l-73 203-80-225c-4-11-4-13-4-15 0-23 33-23 50-23v-27c-25 0-73 2-92 2-4 0-48 0-79-2v27c42 0 52 2 63 29l106 300c4 13 8 19 17 19 12 0 14-4 17-17l87-241 86 243c2 9 6 15 17 15 10 0 14-8 16-15z">
            <text:p/>
          </draw:path>
          <draw:path draw:style-name="gr3" draw:text-style-name="P7" draw:layer="layout" svg:width="0.425cm" svg:height="0.587cm" svg:x="14.246cm" svg:y="13.888cm" svg:viewBox="0 0 426 588" svg:d="M65 523c0 38-7 38-65 38v27c29-2 73-2 96-2 21 0 65 0 94 2v-27c-56 0-65 0-65-38v-156c0-88 59-134 113-134s63 46 63 94v196c0 38-9 38-65 38v27c29-2 73-2 96-2 21 0 65 0 94 2v-27c-44 0-65 0-65-25v-161c0-73 0-100-27-131-12-13-40-31-88-31-73 0-110 52-123 83v-296l-123 10v27c60 0 65 5 65 46z">
            <text:p/>
          </draw:path>
          <draw:path draw:style-name="gr3" draw:text-style-name="P7" draw:layer="layout" svg:width="0.327cm" svg:height="0.389cm" svg:x="14.712cm" svg:y="14.09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15.087cm" svg:y="14.101cm" svg:viewBox="0 0 286 375" svg:d="M117 94v-94l-117 10v27c60 0 65 5 65 46v228c0 37-7 37-65 37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417cm" svg:y="14.096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37" draw:id="id37">
          <svg:title>TexMaths</svg:title>
          <svg:desc>24§display§m = - \frac{h}{2k} \ \text { and }\ c = \frac{3}{k}§svg§600§FALSE§</svg:desc>
          <draw:polygon draw:style-name="gr2" draw:text-style-name="P6" draw:layer="layout" svg:width="8.067cm" svg:height="1.66cm" svg:x="16.143cm" svg:y="13.33cm" svg:viewBox="0 0 8068 1661" draw:points="4034,1661 0,1661 0,0 8068,0 8068,1661">
            <text:p/>
          </draw:polygon>
          <draw:path draw:style-name="gr3" draw:text-style-name="P7" draw:layer="layout" svg:width="0.692cm" svg:height="0.383cm" svg:x="16.126cm" svg:y="14.071cm" svg:viewBox="0 0 693 384" svg:d="M50 324c-2 14-8 33-8 37 0 15 12 23 25 23 10 0 25-8 31-23 2-2 11-42 15-63l19-77c6-18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562cm" svg:height="0.199cm" svg:x="17.122cm" svg:y="14.1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8.036cm" svg:y="14.215cm" svg:viewBox="0 0 516 36" svg:d="M488 36c13 0 28 0 28-19 0-17-15-17-28-17h-459c-14 0-29 0-29 17 0 19 15 19 29 19z">
            <text:p/>
          </draw:path>
          <draw:path draw:style-name="gr3" draw:text-style-name="P7" draw:layer="layout" svg:width="0.416cm" svg:height="0.596cm" svg:x="18.971cm" svg:y="13.288cm" svg:viewBox="0 0 417 597" svg:d="M196 10c0-2 0-10-10-10-19 0-82 8-103 8-8 2-18 2-18 17 0 11 8 11 21 11 41 0 43 6 43 14l-2 17-123 488c-4 11-4 13-4 17 0 21 17 25 25 25 13 0 27-11 31-23l17-63 17-77c6-19 12-37 16-56 2-6 7-34 9-38 2-8 29-56 58-79 17-13 44-29 80-29 37 0 47 29 47 60 0 44-33 136-54 188-6 19-10 31-10 48 0 38 29 69 69 69 79 0 112-125 112-130 0-10-8-10-12-10-8 0-8 4-11 15-14 46-41 106-87 106-15 0-21-8-21-29s8-40 15-59c14-37 52-137 52-187 0-53-34-90-98-90-53 0-94 27-124 65z">
            <text:p/>
          </draw:path>
          <draw:polygon draw:style-name="gr3" draw:text-style-name="P7" draw:layer="layout" svg:width="0.888cm" svg:height="0.035cm" svg:x="18.724cm" svg:y="14.215cm" svg:viewBox="0 0 889 36" draw:points="445,36 0,36 0,0 889,0 889,36">
            <text:p/>
          </draw:polygon>
          <draw:path draw:style-name="gr3" draw:text-style-name="P7" draw:layer="layout" svg:width="0.337cm" svg:height="0.563cm" svg:x="18.766cm" svg:y="14.46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383cm" svg:height="0.596cm" svg:x="19.192cm" svg:y="14.438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6 31-83 31-84 0-10-8-10-10-10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3" draw:text-style-name="P7" draw:layer="layout" svg:width="0.381cm" svg:height="0.389cm" svg:x="20.31cm" svg:y="14.06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10-98 110-42 0-77-31-77-73 0-47 37-118 175-121z">
            <text:p/>
          </draw:path>
          <draw:path draw:style-name="gr3" draw:text-style-name="P7" draw:layer="layout" svg:width="0.425cm" svg:height="0.373cm" svg:x="20.722cm" svg:y="14.071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418cm" svg:height="0.596cm" svg:x="21.193cm" svg:y="13.858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7 10 33z">
            <text:p/>
          </draw:path>
          <draw:path draw:style-name="gr3" draw:text-style-name="P7" draw:layer="layout" svg:width="0.329cm" svg:height="0.383cm" svg:x="22.229cm" svg:y="14.071cm" svg:viewBox="0 0 330 384" svg:d="M301 52c-13 0-25 0-38 13-13 12-15 27-15 33 0 19 15 29 32 29 25 0 48-19 48-54 0-42-40-73-101-73-114 0-227 121-227 240 0 77 50 144 138 144 121 0 192-90 192-100 0-6-6-11-9-11-6 0-6 2-12 9-67 83-159 83-171 83-52 0-75-41-75-92 0-35 18-117 46-169 25-48 73-85 119-85 29 0 62 10 73 33z">
            <text:p/>
          </draw:path>
          <draw:path draw:style-name="gr3" draw:text-style-name="P7" draw:layer="layout" svg:width="0.562cm" svg:height="0.199cm" svg:x="22.842cm" svg:y="14.1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3.844cm" svg:y="13.31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olygon draw:style-name="gr3" draw:text-style-name="P7" draw:layer="layout" svg:width="0.467cm" svg:height="0.035cm" svg:x="23.787cm" svg:y="14.215cm" svg:viewBox="0 0 468 36" draw:points="234,36 0,36 0,0 468,0 468,36">
            <text:p/>
          </draw:polygon>
          <draw:path draw:style-name="gr3" draw:text-style-name="P7" draw:layer="layout" svg:width="0.383cm" svg:height="0.596cm" svg:x="23.833cm" svg:y="14.438cm" svg:viewBox="0 0 384 597" svg:d="M196 10c0-2 0-10-10-10-19 0-82 8-103 8-8 2-18 2-18 17 0 11 8 11 21 11 41 0 43 6 43 14l-2 17-123 488c-4 11-4 13-4 17 0 21 17 25 25 25 11 0 23-8 29-19 4-6 42-163 48-184 29 1 98 15 98 71 0 5 0 9-4 19 0 9-2 19-2 29 0 49 33 84 77 84 27 0 48-13 67-46 21-36 31-83 31-84 0-10-8-10-10-10-10 0-10 4-11 15-18 64-37 106-75 106-16 0-27-10-27-40 0-14 4-33 7-47 2-15 2-19 2-26 0-56-51-79-124-89 26-15 53-42 73-63 40-44 78-81 120-81 6 0 6 0 8 0 10 2 12 2 17 8 2 0 2 2 4 2-40 4-48 36-48 46 0 13 10 31 33 31 21 0 46-20 46-52 0-25-19-54-58-54-23 0-63 8-122 75-31 33-64 65-95 79z">
            <text:p/>
          </draw:path>
        </draw:g>
        <draw:g xml:id="id20" draw:id="id20">
          <svg:title>TexMaths</svg:title>
          <svg:desc>18§display§B§svg§600§FALSE§</svg:desc>
          <draw:polygon draw:style-name="gr2" draw:text-style-name="P6" draw:layer="layout" svg:width="0.416cm" svg:height="0.37cm" svg:x="17.84cm" svg:y="4.187cm" svg:viewBox="0 0 417 371" draw:points="209,371 0,371 0,0 417,0 417,371">
            <text:p/>
          </draw:polygon>
          <draw:path draw:style-name="gr3" draw:text-style-name="P7" draw:layer="layout" svg:width="0.453cm" svg:height="0.433cm" svg:x="17.834cm" svg:y="4.155cm" svg:viewBox="0 0 454 434" svg:d="M75 385c-6 24-7 29-58 29-11 0-17 0-17 13 0 7 6 7 17 7h227c100 0 175-75 175-137 0-46-37-82-98-89 65-13 133-59 133-120 0-48-42-88-118-88h-213c-13 0-19 0-19 13 0 7 6 7 17 7 2 0 13 0 25 2 11 0 17 1 17 10 0 1-2 4-3 11zM172 202l38-159c6-21 8-23 35-23h82c55 0 69 38 69 65 0 56-54 117-132 117zM143 414c-9 0-10 0-15 0s-8-2-8-6c0-3 0-4 3-16l44-177h120c62 0 73 47 73 75 0 63-56 124-131 124z">
            <text:p/>
          </draw:path>
        </draw:g>
        <draw:g xml:id="id22" draw:id="id22">
          <svg:title>TexMaths</svg:title>
          <svg:desc>18§display§C§svg§600§FALSE§</svg:desc>
          <draw:polygon draw:style-name="gr2" draw:text-style-name="P6" draw:layer="layout" svg:width="0.417cm" svg:height="0.397cm" svg:x="18.833cm" svg:y="6.388cm" svg:viewBox="0 0 418 398" draw:points="208,398 0,398 0,0 418,0 418,398">
            <text:p/>
          </draw:polygon>
          <draw:path draw:style-name="gr3" draw:text-style-name="P7" draw:layer="layout" svg:width="0.449cm" svg:height="0.46cm" svg:x="18.833cm" svg:y="6.356cm" svg:viewBox="0 0 450 461" svg:d="M450 6c0-2-1-6-7-6-2 0-3 0-10 7l-43 49c-6-8-36-56-107-56-141 0-283 140-283 288 0 104 75 173 171 173 56 0 104-24 138-55 59-52 69-109 69-111 0-5-6-5-7-5-4 0-7 0-9 5-5 19-20 64-63 101-45 35-85 46-118 46-56 0-123-33-123-132 0-36 12-139 76-213 39-45 99-77 155-77 65 0 102 49 102 123 0 24-1 26-1 31 0 8 5 8 8 8 9 0 9-2 12-13z">
            <text:p/>
          </draw:path>
        </draw:g>
        <draw:g xml:id="id13" draw:id="id13">
          <svg:title>TexMaths</svg:title>
          <svg:desc>24§display§\text {Ans : (D) } \ \ 6 \pi§svg§600§FALSE§</svg:desc>
          <draw:polygon draw:style-name="gr2" draw:text-style-name="P6" draw:layer="layout" svg:width="5.283cm" svg:height="0.76cm" svg:x="1.539cm" svg:y="2.43cm" svg:viewBox="0 0 5284 761" draw:points="2641,761 0,761 0,0 5284,0 5284,761">
            <text:p/>
          </draw:polygon>
          <draw:path draw:style-name="gr3" draw:text-style-name="P7" draw:layer="layout" svg:width="0.579cm" svg:height="0.606cm" svg:x="1.524cm" svg:y="2.417cm" svg:viewBox="0 0 580 607" svg:d="M309 17c-4-11-6-17-19-17-14 0-16 6-19 17l-177 505c-15 45-48 56-94 58v27c19-2 56-4 86-4 27 0 71 2 98 4v-27c-42 0-63-21-63-44 0-2 0-10 0-12l40-111h209l45 129c0 3 2 9 2 13 0 25-47 25-70 25v27c31-4 89-4 121-4 37 0 75 2 112 4v-27h-16c-50 0-63-6-71-35zM265 111l96 275h-190z">
            <text:p/>
          </draw:path>
          <draw:path draw:style-name="gr3" draw:text-style-name="P7" draw:layer="layout" svg:width="0.425cm" svg:height="0.373cm" svg:x="2.157cm" svg:y="2.647cm" svg:viewBox="0 0 426 374" svg:d="M65 83v228c0 37-7 37-65 37v26c29 0 73-1 96-1 21 0 65 1 94 1v-26c-56 0-65 0-65-37v-157c0-89 59-135 113-135s63 46 63 94v198c0 37-9 37-65 37v26c29 0 73-1 96-1 21 0 65 1 94 1v-26c-44 0-65 0-65-25v-162c0-73 0-100-27-130-12-14-40-31-88-31-64 0-102 36-127 88v-88l-119 10v26c60 0 65 6 65 47z">
            <text:p/>
          </draw:path>
          <draw:path draw:style-name="gr3" draw:text-style-name="P7" draw:layer="layout" svg:width="0.277cm" svg:height="0.389cm" svg:x="2.626cm" svg:y="2.64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364cm" svg:x="3.284cm" svg:y="2.65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197cm" svg:height="0.844cm" svg:x="3.904cm" svg:y="2.388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567cm" svg:height="0.577cm" svg:x="4.179cm" svg:y="2.444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197cm" svg:height="0.844cm" svg:x="4.841cm" svg:y="2.38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cm" svg:height="0.581cm" svg:x="6cm" svg:y="2.459cm" svg:viewBox="0 0 351 582" svg:d="M77 286v-21c0-213 105-244 148-244 21 0 55 6 74 35-13 0-46 0-46 36 0 27 20 41 39 41 13 0 38-8 38-41 0-52-36-92-107-92-108 0-223 109-223 296 0 226 98 286 177 286 94 0 174-79 174-190 0-108-75-190-169-190-57 0-88 44-105 84zM177 559c-52 0-79-52-83-64-15-40-15-107-15-122 0-66 27-152 103-152 14 0 52 0 79 54 15 30 15 75 15 115s0 82-15 113c-25 52-65 56-84 56z">
            <text:p/>
          </draw:path>
          <draw:path draw:style-name="gr3" draw:text-style-name="P7" draw:layer="layout" svg:width="0.456cm" svg:height="0.373cm" svg:x="6.409cm" svg:y="2.657cm" svg:viewBox="0 0 457 374" svg:d="M202 50h96c-29 125-37 161-37 219 0 11 0 34 8 63 7 39 17 42 30 42 18 0 35-15 35-32 0-4 0-6-6-17-25-62-25-118-25-141 0-46 6-90 16-134h98c9 0 40 0 40-29 0-21-17-21-33-21h-284c-19 0-52 0-88 40-31 33-52 71-52 75 0 2 0 10 10 10 7 0 9-4 13-10 42-65 92-65 108-65h49c-28 102-73 203-109 282-6 12-6 14-6 19 0 18 14 23 23 23 27 0 33-23 43-55 13-39 13-41 23-8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" anim:sub-item="text" smil:attributeName="visibility" smil:to="visible"/>
                  <anim:animate smil:begin="0s" smil:dur="0.5s" smil:fill="hold" smil:decelerate="0.5" smil:targetElement="id12" anim:sub-item="text" smil:attributeName="rotate" smil:values="-90;0" smil:keyTimes="0;1"/>
                  <anim:animate smil:begin="0s" smil:dur="0.5s" smil:fill="hold" smil:decelerate="0.5" smil:targetElement="id12" anim:sub-item="text" smil:attributeName="width" smil:values="width;width*.05" smil:keyTimes="0;1"/>
                  <anim:animate smil:begin="0.5s" smil:dur="0.5s" smil:fill="hold" smil:accelerate="0.5" smil:targetElement="id12" anim:sub-item="text" smil:attributeName="width" smil:values="width*.05;width" smil:keyTimes="0;1"/>
                  <anim:animate smil:dur="1s" smil:fill="hold" smil:targetElement="id12" anim:sub-item="text" smil:attributeName="height" smil:values="height;height" smil:keyTimes="0;1"/>
                  <anim:animate smil:begin="0s" smil:dur="0.5s" smil:fill="hold" smil:decelerate="0.5" smil:targetElement="id12" anim:sub-item="text" smil:attributeName="x" smil:values="x+.4;x" smil:keyTimes="0;1"/>
                  <anim:animate smil:begin="0s" smil:dur="0.5s" smil:fill="hold" smil:decelerate="0.5" smil:targetElement="id12" anim:sub-item="text" smil:attributeName="y" smil:values="y-.2;y+.1" smil:keyTimes="0;1"/>
                  <anim:animate smil:begin="0.5s" smil:dur="0.5s" smil:fill="hold" smil:accelerate="0.5" smil:targetElement="id12" anim:sub-item="text" smil:attributeName="y" smil:values="y+.1;y" smil:keyTimes="0;1"/>
                  <anim:transitionFilter smil:begin="0s" smil:dur="1s" smil:decelerate="0.5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5" smil:attributeName="visibility" smil:to="visible"/>
                  <anim:animate smil:dur="5s" smil:fill="hold" smil:targetElement="id15" smil:attributeName="x" smil:values="1+width/2;x" smil:keyTimes="0;1"/>
                  <anim:animate smil:dur="5s" smil:fill="hold" smil:targetElement="id15" smil:attributeName="y" smil:values="y;y" smil:keyTimes="0;1"/>
                </anim:par>
              </anim:par>
              <anim:par smil:begin="5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1+width/2;x" smil:keyTimes="0;1"/>
                  <anim:animate smil:dur="5s" smil:fill="hold" smil:targetElement="id16" smil:attributeName="y" smil:values="y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8" smil:attributeName="visibility" smil:to="visible"/>
                  <anim:animate smil:dur="5s" smil:fill="hold" smil:targetElement="id18" smil:attributeName="x" smil:values="1+width/2;x" smil:keyTimes="0;1"/>
                  <anim:animate smil:dur="5s" smil:fill="hold" smil:targetElement="id18" smil:attributeName="y" smil:values="y;y" smil:keyTimes="0;1"/>
                </anim:par>
              </anim:par>
              <anim:par smil:begin="1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1+width/2;x" smil:keyTimes="0;1"/>
                  <anim:animate smil:dur="5s" smil:fill="hold" smil:targetElement="id1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" smil:attributeName="visibility" smil:to="visible"/>
                  <anim:animate smil:dur="5s" smil:fill="hold" smil:targetElement="id20" smil:attributeName="x" smil:values="1+width/2;x" smil:keyTimes="0;1"/>
                  <anim:animate smil:dur="5s" smil:fill="hold" smil:targetElement="id20" smil:attributeName="y" smil:values="y;y" smil:keyTimes="0;1"/>
                </anim:par>
              </anim:par>
              <anim:par smil:begin="2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1s" smil:fill="hold" smil:targetElement="id22" smil:attributeName="visibility" smil:to="visible"/>
                  <anim:animate smil:dur="5s" smil:fill="hold" smil:targetElement="id22" smil:attributeName="x" smil:values="x;x" smil:keyTimes="0;1"/>
                  <anim:animate smil:dur="5s" smil:fill="hold" smil:targetElement="id22" smil:attributeName="y" smil:values="1+height/2;y" smil:keyTimes="0;1"/>
                </anim:par>
              </anim:par>
              <anim:par smil:begin="2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3" smil:attributeName="visibility" smil:to="visible"/>
                  <anim:animate smil:dur="5s" smil:fill="hold" smil:targetElement="id23" smil:attributeName="x" smil:values="1+width/2;x" smil:keyTimes="0;1"/>
                  <anim:animate smil:dur="5s" smil:fill="hold" smil:targetElement="id23" smil:attributeName="y" smil:values="y;y" smil:keyTimes="0;1"/>
                </anim:par>
              </anim:par>
              <anim:par smil:begin="3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4" smil:attributeName="visibility" smil:to="visible"/>
                  <anim:animate smil:dur="5s" smil:fill="hold" smil:targetElement="id24" smil:attributeName="x" smil:values="1+width/2;x" smil:keyTimes="0;1"/>
                  <anim:animate smil:dur="5s" smil:fill="hold" smil:targetElement="id24" smil:attributeName="y" smil:values="y;y" smil:keyTimes="0;1"/>
                </anim:par>
              </anim:par>
              <anim:par smil:begin="36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5" smil:attributeName="visibility" smil:to="visible"/>
                  <anim:animate smil:dur="5s" smil:fill="hold" smil:targetElement="id25" smil:attributeName="x" smil:values="1+width/2;x" smil:keyTimes="0;1"/>
                  <anim:animate smil:dur="5s" smil:fill="hold" smil:targetElement="id25" smil:attributeName="y" smil:values="y;y" smil:keyTimes="0;1"/>
                </anim:par>
              </anim:par>
              <anim:par smil:begin="4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6" smil:attributeName="visibility" smil:to="visible"/>
                  <anim:animate smil:dur="5s" smil:fill="hold" smil:targetElement="id26" smil:attributeName="x" smil:values="1+width/2;x" smil:keyTimes="0;1"/>
                  <anim:animate smil:dur="5s" smil:fill="hold" smil:targetElement="id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9" draw:text-style-name="P14" draw:layer="layout" svg:width="26.6cm" svg:height="14.572cm" svg:x="0.8cm" svg:y="0.628cm" presentation:class="title" presentation:user-transformed="true">
          <draw:text-box>
            <text:p text:style-name="P9"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 <text:s text:c="50"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g xml:id="id38" draw:id="id38">
          <svg:title>TexMaths</svg:title>
          <svg:desc>26§display§\text {Given that chord of contact to (1) is a tangent is to }§svg§600§FALSE§</svg:desc>
          <draw:polygon draw:style-name="gr2" draw:text-style-name="P6" draw:layer="layout" svg:width="20.613cm" svg:height="0.823cm" svg:x="2.124cm" svg:y="0.934cm" svg:viewBox="0 0 20614 824" draw:points="10308,824 0,824 0,0 20614,0 20614,824">
            <text:p/>
          </draw:polygon>
          <draw:path draw:style-name="gr3" draw:text-style-name="P7" draw:layer="layout" svg:width="0.621cm" svg:height="0.664cm" svg:x="2.13cm" svg:y="0.93cm" svg:viewBox="0 0 622 665" svg:d="M493 589c10 20 48 56 58 56 9 0 9-7 9-21v-160c0-36 4-40 62-40v-29c-33 2-83 4-110 4-38 0-117 0-148-4v29h29c81 0 85 11 85 44v58c0 104-116 112-143 112-58 0-241-33-241-305 0-275 181-304 237-304 97 0 181 81 199 216 2 13 2 17 15 17 15 0 15-4 15-23v-216c0-17 0-23-11-23-4 0-6 0-14 10l-46 69c-29-29-79-79-171-79-170 0-318 146-318 333s148 332 320 332c67 0 142-22 173-76z">
            <text:p/>
          </draw:path>
          <draw:path draw:style-name="gr3" draw:text-style-name="P7" draw:layer="layout" svg:width="0.197cm" svg:height="0.612cm" svg:x="2.825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3.066cm" svg:y="1.179cm" svg:viewBox="0 0 449 406" svg:d="M364 89c8-20 25-60 85-60v-29c-21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3.532cm" svg:y="1.16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3.942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4.743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5.109cm" svg:y="0.9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13cm" svg:height="0.421cm" svg:x="5.627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6.061cm" svg:y="1.01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48cm" svg:height="0.421cm" svg:x="6.735cm" svg:y="1.165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635cm" svg:x="7.114cm" svg:y="0.9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407cm" svg:height="0.421cm" svg:x="7.619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9cm" svg:height="0.405cm" svg:x="8.075cm" svg:y="1.169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52cm" svg:height="0.646cm" svg:x="8.439cm" svg:y="0.94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07cm" svg:height="0.421cm" svg:x="9.246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9.707cm" svg:y="0.93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348cm" svg:height="0.421cm" svg:x="10.292cm" svg:y="1.16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0.691cm" svg:y="1.16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61cm" svg:height="0.405cm" svg:x="11.153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8cm" svg:height="0.573cm" svg:x="11.623cm" svg:y="1.011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11.999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348cm" svg:height="0.421cm" svg:x="12.449cm" svg:y="1.165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86cm" svg:height="0.573cm" svg:x="12.842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6cm" svg:height="0.573cm" svg:x="13.501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13.865cm" svg:y="1.16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13cm" svg:height="0.914cm" svg:x="14.691cm" svg:y="0.888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303cm" svg:height="0.61cm" svg:x="15.038cm" svg:y="0.965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5.465cm" svg:y="0.88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16.103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6.357cm" svg:y="1.1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13cm" svg:height="0.421cm" svg:x="17.031cm" svg:y="1.165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7.771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8.148cm" svg:y="1.165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8.595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9.098cm" svg:y="1.158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355cm" svg:height="0.421cm" svg:x="19.556cm" svg:y="1.16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19.966cm" svg:y="1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0.436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21.107cm" svg:y="0.96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1.361cm" svg:y="1.165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86cm" svg:height="0.573cm" svg:x="22.014cm" svg:y="1.011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07cm" svg:height="0.421cm" svg:x="22.378cm" svg:y="1.16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</draw:g>
        <draw:g xml:id="id39" draw:id="id39">
          <svg:title>TexMaths</svg:title>
          <svg:desc>26§display§x^2 + 4y^2 = 4§svg§600§FALSE§</svg:desc>
          <draw:polygon draw:style-name="gr2" draw:text-style-name="P6" draw:layer="layout" svg:width="4.956cm" svg:height="0.9cm" svg:x="2.143cm" svg:y="2.434cm" svg:viewBox="0 0 4957 901" draw:points="2477,901 0,901 0,0 4957,0 4957,901">
            <text:p/>
          </draw:polygon>
          <draw:path draw:style-name="gr3" draw:text-style-name="P7" draw:layer="layout" svg:width="0.457cm" svg:height="0.415cm" svg:x="2.124cm" svg:y="2.786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9-8-9-10-9-8 0-10 3-12 9-30 100-94 121-123 121-35 0-50-30-50-61 0-21 6-39 17-81z">
            <text:p/>
          </draw:path>
          <draw:path draw:style-name="gr3" draw:text-style-name="P7" draw:layer="layout" svg:width="0.284cm" svg:height="0.426cm" svg:x="2.659cm" svg:y="2.38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611cm" svg:x="3.283cm" svg:y="2.65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4.171cm" svg:y="2.571cm" svg:viewBox="0 0 408 620" svg:d="M243 471v79c0 33 0 43-68 43h-19v27c37-2 85-2 123-2 39 0 87 0 125 2v-27h-19c-69 0-71-10-71-43v-79h94v-30h-94v-418c0-17 0-23-14-23-9 0-11 0-17 10l-283 431v30zM250 441h-225l225-341z">
            <text:p/>
          </draw:path>
          <draw:path draw:style-name="gr3" draw:text-style-name="P7" draw:layer="layout" svg:width="0.423cm" svg:height="0.592cm" svg:x="4.63cm" svg:y="2.786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7" draw:layer="layout" svg:width="0.284cm" svg:height="0.426cm" svg:x="5.123cm" svg:y="2.388cm" svg:viewBox="0 0 285 427" svg:d="M285 310h-23c-2 15-8 52-17 59-4 4-54 4-62 4h-119c67-61 90-77 129-109 48-37 92-77 92-139 0-77-69-125-152-125-79 0-133 56-133 115 0 33 27 37 33 37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6cm" svg:x="5.799cm" svg:y="2.85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407cm" svg:height="0.619cm" svg:x="6.737cm" svg:y="2.571cm" svg:viewBox="0 0 408 620" svg:d="M243 471v79c0 33 0 43-68 43h-19v27c37-2 85-2 123-2 39 0 87 0 125 2v-27h-19c-69 0-71-10-71-43v-79h94v-30h-94v-418c0-17 0-23-14-23-9 0-11 0-17 10l-283 431v30zM250 441h-225l225-341z">
            <text:p/>
          </draw:path>
        </draw:g>
        <draw:g xml:id="id40" draw:id="id40">
          <svg:title>TexMaths</svg:title>
          <svg:desc>24§display§\text {i.e. } \frac{x^2}{4} + \frac{y^2}{1} = 1§svg§600§FALSE§</svg:desc>
          <draw:polygon draw:style-name="gr2" draw:text-style-name="P6" draw:layer="layout" svg:width="5.965cm" svg:height="1.763cm" svg:x="7.64cm" svg:y="1.931cm" svg:viewBox="0 0 5966 1764" draw:points="2983,1764 0,1764 0,0 5966,0 5966,1764">
            <text:p/>
          </draw:polygon>
          <draw:path draw:style-name="gr3" draw:text-style-name="P7" draw:layer="layout" svg:width="0.181cm" svg:height="0.565cm" svg:x="7.625cm" svg:y="2.59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7.905cm" svg:y="3.067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8.09cm" svg:y="2.77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091cm" svg:height="0.091cm" svg:x="8.514cm" svg:y="3.06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9.176cm" svg:y="2.213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  <draw:path draw:style-name="gr3" draw:text-style-name="P7" draw:layer="layout" svg:width="0.262cm" svg:height="0.392cm" svg:x="9.671cm" svg:y="1.88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1cm" svg:height="0.035cm" svg:x="9.151cm" svg:y="2.929cm" svg:viewBox="0 0 862 36" draw:points="432,36 0,36 0,0 862,0 862,36">
            <text:p/>
          </draw:polygon>
          <draw:path draw:style-name="gr3" draw:text-style-name="P7" draw:layer="layout" svg:width="0.375cm" svg:height="0.571cm" svg:x="9.395cm" svg:y="3.165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7" draw:layer="layout" svg:width="0.561cm" svg:height="0.563cm" svg:x="10.347cm" svg:y="2.666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91cm" svg:height="0.546cm" svg:x="11.27cm" svg:y="2.213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2 0 61-16 84-39-9 45-21 85-53 131-23 29-56 54-94 54-12 0-50-4-64-37 14 0 23 0 37-9 7-8 15-20 15-35 0-27-23-31-31-31-19 0-48 14-48 56s39 73 91 73c88 0 174-77 197-173z">
            <text:p/>
          </draw:path>
          <draw:path draw:style-name="gr3" draw:text-style-name="P7" draw:layer="layout" svg:width="0.262cm" svg:height="0.392cm" svg:x="11.725cm" svg:y="1.88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3cm" svg:height="0.035cm" svg:x="11.246cm" svg:y="2.929cm" svg:viewBox="0 0 824 36" draw:points="413,36 0,36 0,0 824,0 824,36">
            <text:p/>
          </draw:polygon>
          <draw:path draw:style-name="gr3" draw:text-style-name="P7" draw:layer="layout" svg:width="0.279cm" svg:height="0.563cm" svg:x="11.52cm" svg:y="3.17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1cm" svg:height="0.199cm" svg:x="12.451cm" svg:y="2.84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279cm" svg:height="0.563cm" svg:x="13.369cm" svg:y="2.595cm" svg:viewBox="0 0 280 564" svg:d="M175 21c0-19 0-21-20-21-53 54-128 54-155 54v27c17 0 67 0 111-23v439c0 31-2 40-78 40h-27v27c29-4 103-4 136-4 35 0 108 0 138 4v-27h-27c-76 0-78-9-78-40z">
            <text:p/>
          </draw:path>
        </draw:g>
        <draw:g xml:id="id41" draw:id="id41">
          <svg:title>TexMaths</svg:title>
          <svg:desc>26§display§\text {where } a^2 = 4 \ \text {and }\ b^2 = 1§svg§600§FALSE§</svg:desc>
          <draw:polygon draw:style-name="gr2" draw:text-style-name="P6" draw:layer="layout" svg:width="9.911cm" svg:height="0.721cm" svg:x="14.656cm" svg:y="2.436cm" svg:viewBox="0 0 9912 722" draw:points="4955,722 0,722 0,0 9912,0 9912,722">
            <text:p/>
          </draw:polygon>
          <draw:path draw:style-name="gr3" draw:text-style-name="P7" draw:layer="layout" svg:width="0.627cm" svg:height="0.405cm" svg:x="14.627cm" svg:y="2.798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9-19l93-260 94 262c2 11 6 17 18 17 11 0 15-8 17-17z">
            <text:p/>
          </draw:path>
          <draw:path draw:style-name="gr3" draw:text-style-name="P7" draw:layer="layout" svg:width="0.461cm" svg:height="0.636cm" svg:x="15.299cm" svg:y="2.55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5.804cm" svg:y="2.78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09cm" svg:height="0.405cm" svg:x="16.21cm" svg:y="2.788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16.568cm" svg:y="2.783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415cm" svg:x="17.29cm" svg:y="2.788cm" svg:viewBox="0 0 420 416" svg:d="M306 58c-17-33-44-58-85-58-107 0-221 135-221 269 0 87 50 147 123 147 18 0 64-4 118-68 9 37 40 68 84 68 33 0 54-20 68-50 15-33 27-89 27-91 0-9-8-9-10-9-9 0-11 3-13 17-16 58-33 113-70 113-25 0-27-23-27-42 0-21 2-27 12-69 10-37 10-48 19-81l33-129c6-27 6-27 6-31 0-17-10-25-25-25-23 0-37 21-39 39zM245 298c-4 16-4 16-16 33-42 50-79 65-104 65-46 0-61-50-61-86 0-46 32-160 52-202 28-54 69-87 107-87 60 0 72 75 72 81 0 4-2 10-4 15z">
            <text:p/>
          </draw:path>
          <draw:path draw:style-name="gr3" draw:text-style-name="P7" draw:layer="layout" svg:width="0.284cm" svg:height="0.426cm" svg:x="17.776cm" svg:y="2.3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5cm" svg:x="18.45cm" svg:y="2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07cm" svg:height="0.619cm" svg:x="19.391cm" svg:y="2.573cm" svg:viewBox="0 0 408 620" svg:d="M243 470v80c0 33 0 43-68 43h-19v27c37-2 85-2 123-2 39 0 87 0 125 2v-27h-19c-69 0-71-10-71-43v-80h94v-29h-94v-418c0-17 0-23-14-23-9 0-11 0-17 10l-283 431v29zM250 441h-225l225-341z">
            <text:p/>
          </draw:path>
          <draw:path draw:style-name="gr3" draw:text-style-name="P7" draw:layer="layout" svg:width="0.413cm" svg:height="0.422cm" svg:x="20.164cm" svg:y="2.783cm" svg:viewBox="0 0 414 423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461cm" svg:height="0.405cm" svg:x="20.612cm" svg:y="2.788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6cm" svg:x="21.121cm" svg:y="2.559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338cm" svg:height="0.646cm" svg:x="22.251cm" svg:y="2.559cm" svg:viewBox="0 0 339 647" svg:d="M177 10c0-2 0-10-13-10-20 0-87 8-112 8-6 2-17 2-17 19 0 13 9 13 21 13 46 0 48 6 48 14 0 6-8 38-15 56l-74 300c-11 46-15 60-15 94 0 85 48 143 116 143 109 0 223-137 223-268 0-85-50-148-123-148-41 0-81 27-108 56zM89 356c7-19 7-21 15-31 46-61 85-73 110-73 34 0 59 27 59 85 0 54-32 161-48 196-29 60-73 94-109 94-31 0-60-25-60-92 0-19 0-35 15-94z">
            <text:p/>
          </draw:path>
          <draw:path draw:style-name="gr3" draw:text-style-name="P7" draw:layer="layout" svg:width="0.284cm" svg:height="0.426cm" svg:x="22.64cm" svg:y="2.3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215cm" svg:x="23.316cm" svg:y="2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1cm" svg:x="24.31cm" svg:y="2.584cm" svg:viewBox="0 0 304 612" svg:d="M189 23c0-21 0-23-23-23-56 58-137 58-166 58v29c19 0 73 0 121-25v477c0 33-2 44-86 44h-29v29c31-4 113-4 148-4 37 0 116 0 150 4v-29h-29c-84 0-86-11-86-44z">
            <text:p/>
          </draw:path>
        </draw:g>
        <draw:g xml:id="id42" draw:id="id42">
          <svg:title>TexMaths</svg:title>
          <svg:desc>26§display§\text {Condition for the line } y = mx  +  c \text { to be a tangent to the ellipse}§svg§600§FALSE§</svg:desc>
          <draw:polygon draw:style-name="gr2" draw:text-style-name="P6" draw:layer="layout" svg:width="25.265cm" svg:height="0.742cm" svg:x="2.129cm" svg:y="4.138cm" svg:viewBox="0 0 25266 743" draw:points="12634,743 0,743 0,0 25266,0 25266,743">
            <text:p/>
          </draw:polygon>
          <draw:path draw:style-name="gr3" draw:text-style-name="P7" draw:layer="layout" svg:width="0.559cm" svg:height="0.665cm" svg:x="2.135cm" svg:y="4.092cm" svg:viewBox="0 0 560 666" svg:d="M0 333c0 190 148 333 318 333 150 0 242-127 242-233 0-8 0-14-13-14-10 0-10 4-10 14-9 131-106 206-206 206-56 0-237-31-237-306 0-273 178-304 235-304 99 0 183 83 199 217 2 12 2 16 15 16 17 0 17-4 17-23v-216c0-17 0-23-11-23-4 0-8 0-14 10l-46 69c-36-33-81-79-171-79-170 0-318 146-318 333z">
            <text:p/>
          </draw:path>
          <draw:path draw:style-name="gr3" draw:text-style-name="P7" draw:layer="layout" svg:width="0.407cm" svg:height="0.422cm" svg:x="2.77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3.229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3.739cm" svg:y="4.102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197cm" svg:height="0.613cm" svg:x="4.246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288cm" svg:height="0.574cm" svg:x="4.486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4.854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5.103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5.565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96cm" svg:height="0.647cm" svg:x="6.379cm" svg:y="4.092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07cm" svg:height="0.422cm" svg:x="6.653cm" svg:y="4.3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309cm" svg:height="0.405cm" svg:x="7.109cm" svg:y="4.33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4cm" svg:x="7.764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8.13cm" svg:y="4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8.635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9.351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197cm" svg:height="0.613cm" svg:x="9.605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856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55cm" svg:height="0.422cm" svg:x="10.362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23cm" svg:height="0.592cm" svg:x="11.073cm" svg:y="4.334cm" svg:viewBox="0 0 424 593" svg:d="M420 56c4-12 4-14 4-21 0-16-14-25-27-25-10 0-25 5-33 19-2 4-8 33-12 50-7 23-13 48-19 73l-42 167c-2 12-41 77-102 77-48 0-58-40-58-75 0-42 17-98 48-179 14-38 17-48 17-67 0-42-30-75-75-75-88 0-121 133-121 142 0 8 8 8 10 8 11 0 11-2 15-17 25-85 62-112 94-112 6 0 22 0 22 29 0 23-8 46-16 65-36 95-52 149-52 191 0 81 58 110 112 110 35 0 67-16 92-41-11 48-23 91-59 141-25 32-60 59-102 59-12 0-54-5-68-40 14 0 25 0 39-10 9-9 17-21 17-38 0-29-25-33-33-33-21 0-52 14-52 60s41 79 97 79c96 0 190-83 215-187z">
            <text:p/>
          </draw:path>
          <draw:path draw:style-name="gr3" draw:text-style-name="P7" draw:layer="layout" svg:width="0.608cm" svg:height="0.216cm" svg:x="11.832cm" svg:y="4.4cm" svg:viewBox="0 0 609 217" svg:d="M578 37c15 0 31 0 31-18 0-19-16-19-29-19h-549c-14 0-31 0-31 19 0 18 17 18 31 18zM580 217c13 0 29 0 29-19s-16-19-31-19h-547c-14 0-31 0-31 19s17 19 31 19z">
            <text:p/>
          </draw:path>
          <draw:path draw:style-name="gr3" draw:text-style-name="P7" draw:layer="layout" svg:width="0.75cm" svg:height="0.415cm" svg:x="12.773cm" svg:y="4.334cm" svg:viewBox="0 0 751 416" svg:d="M54 352c-2 14-8 35-8 39 0 17 12 25 27 25 10 0 27-8 33-25 2-2 13-45 17-68l21-84c6-18 10-39 16-60 2-17 11-44 11-46 14-29 62-112 149-112 42 0 50 33 50 64 0 23-6 48-14 75l-25 107-19 70c-4 19-12 50-12 54 0 17 14 25 27 25 29 0 35-22 41-52 13-52 48-185 54-222 4-11 52-121 152-121 40 0 50 31 50 64 0 52-37 157-56 206-8 21-13 32-13 50 0 44 32 75 75 75 86 0 121-133 121-141s-8-8-11-8c-10 0-10 2-14 16-15 48-44 113-94 113-16 0-23-9-23-30 0-22 9-45 17-66 19-48 56-150 56-202 0-58-35-98-104-98-70 0-116 40-150 90-2-13-4-44-29-67-23-19-52-23-75-23-83 0-128 58-143 79-4-52-44-79-85-79-42 0-59 35-67 52-17 33-29 88-29 90 0 8 8 8 10 8 11 0 11 0 17-21 15-64 33-108 67-108 14 0 29 6 29 41 0 19-4 30-15 78z">
            <text:p/>
          </draw:path>
          <draw:path draw:style-name="gr3" draw:text-style-name="P7" draw:layer="layout" svg:width="0.457cm" svg:height="0.415cm" svg:x="13.573cm" svg:y="4.334cm" svg:viewBox="0 0 458 416" svg:d="M281 129c4-25 25-108 89-108 6 0 27 0 46 10-25 6-44 29-44 50 0 15 11 34 36 34 20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3 0 145-118 145-141 0-8-8-8-10-8-8 0-10 2-12 8-30 100-94 121-123 121-35 0-50-30-50-61 0-21 6-39 17-81z">
            <text:p/>
          </draw:path>
          <draw:path draw:style-name="gr3" draw:text-style-name="P7" draw:layer="layout" svg:width="0.608cm" svg:height="0.611cm" svg:x="14.324cm" svg:y="4.2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57cm" svg:height="0.415cm" svg:x="15.225cm" svg:y="4.334cm" svg:viewBox="0 0 358 416" svg:d="M327 56c-15 0-27 0-42 15-15 12-17 29-17 35 0 21 17 31 36 31 27 0 52-20 52-58 0-46-44-79-111-79-122 0-245 131-245 260 0 84 54 156 150 156 131 0 208-97 208-108 0-6-6-12-11-12-6 0-8 2-12 10-73 90-173 90-185 90-56 0-81-44-81-100 0-38 18-127 50-184 27-52 79-91 129-91 31 0 66 10 79 35z">
            <text:p/>
          </draw:path>
          <draw:path draw:style-name="gr3" draw:text-style-name="P7" draw:layer="layout" svg:width="0.286cm" svg:height="0.574cm" svg:x="15.905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07cm" svg:height="0.422cm" svg:x="16.267cm" svg:y="4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52cm" svg:height="0.647cm" svg:x="17.03cm" svg:y="4.102cm" svg:viewBox="0 0 453 648" svg:d="M133 291v-291l-133 10v30c64 0 71 6 71 50v547h23c2-2 8-14 33-56 14 21 54 67 121 67 110 0 205-90 205-209 0-116-91-208-195-208-71 0-110 44-125 60zM135 533v-189c0-19 0-19 11-34 35-52 85-58 108-58 41 0 75 23 95 58 25 38 27 90 27 127 0 36-2 90-29 131-18 27-54 59-104 59-39 0-72-23-95-57-13-18-13-20-13-37z">
            <text:p/>
          </draw:path>
          <draw:path draw:style-name="gr3" draw:text-style-name="P7" draw:layer="layout" svg:width="0.355cm" svg:height="0.422cm" svg:x="17.563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3cm" svg:height="0.422cm" svg:x="18.287cm" svg:y="4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6cm" svg:height="0.574cm" svg:x="19.027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9.404cm" svg:y="4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461cm" svg:height="0.405cm" svg:x="19.851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20.354cm" svg:y="4.3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55cm" svg:height="0.422cm" svg:x="20.812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61cm" svg:height="0.405cm" svg:x="21.222cm" svg:y="4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1.692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288cm" svg:height="0.574cm" svg:x="22.351cm" svg:y="4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07cm" svg:height="0.422cm" svg:x="22.715cm" svg:y="4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86cm" svg:height="0.574cm" svg:x="23.468cm" svg:y="4.175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61cm" svg:height="0.636cm" svg:x="23.836cm" svg:y="4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24.34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55cm" svg:height="0.422cm" svg:x="25.051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05cm" svg:height="0.636cm" svg:x="25.461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25.714cm" svg:y="4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197cm" svg:height="0.613cm" svg:x="25.968cm" svg:y="4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52cm" svg:height="0.582cm" svg:x="26.218cm" svg:y="4.334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7" draw:layer="layout" svg:width="0.301cm" svg:height="0.422cm" svg:x="26.73cm" svg:y="4.327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355cm" svg:height="0.422cm" svg:x="27.087cm" svg:y="4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</draw:g>
        <draw:g xml:id="id43" draw:id="id43">
          <svg:title>TexMaths</svg:title>
          <svg:desc>24§display§\frac{x^2}{a^2} + \frac{y^2}{b^2} = 1 \text { is } c^2 = a^2m^2 + b^2§svg§600§FALSE§</svg:desc>
          <draw:polygon draw:style-name="gr2" draw:text-style-name="P6" draw:layer="layout" svg:width="11.113cm" svg:height="1.773cm" svg:x="2.37cm" svg:y="5.135cm" svg:viewBox="0 0 11114 1774" draw:points="5557,1774 0,1774 0,0 11114,0 11114,1774">
            <text:p/>
          </draw:polygon>
          <draw:path draw:style-name="gr3" draw:text-style-name="P7" draw:layer="layout" svg:width="0.421cm" svg:height="0.383cm" svg:x="2.353cm" svg:y="5.4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2.846cm" svg:y="5.09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1cm" svg:height="0.035cm" svg:x="2.328cm" svg:y="6.133cm" svg:viewBox="0 0 862 36" draw:points="432,36 0,36 0,0 862,0 862,36">
            <text:p/>
          </draw:polygon>
          <draw:path draw:style-name="gr3" draw:text-style-name="P7" draw:layer="layout" svg:width="0.387cm" svg:height="0.383cm" svg:x="2.38cm" svg:y="6.567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62cm" svg:height="0.392cm" svg:x="2.829cm" svg:y="6.30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3.524cm" svg:y="5.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89cm" svg:height="0.546cm" svg:x="4.446cm" svg:y="5.417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3" draw:text-style-name="P7" draw:layer="layout" svg:width="0.262cm" svg:height="0.392cm" svg:x="4.903cm" svg:y="5.09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3cm" svg:height="0.035cm" svg:x="4.423cm" svg:y="6.133cm" svg:viewBox="0 0 824 36" draw:points="413,36 0,36 0,0 824,0 824,36">
            <text:p/>
          </draw:polygon>
          <draw:path draw:style-name="gr3" draw:text-style-name="P7" draw:layer="layout" svg:width="0.312cm" svg:height="0.596cm" svg:x="4.503cm" svg:y="6.354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4.863cm" svg:y="6.30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5.627cm" svg:y="6.0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545cm" svg:y="5.79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181cm" svg:height="0.565cm" svg:x="7.201cm" svg:y="5.79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7.435cm" svg:y="5.984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9cm" svg:height="0.383cm" svg:x="8.056cm" svg:y="5.989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  <draw:path draw:style-name="gr3" draw:text-style-name="P7" draw:layer="layout" svg:width="0.262cm" svg:height="0.392cm" svg:x="8.424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9.046cm" svg:y="6.0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9.924cm" svg:y="5.989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62cm" svg:height="0.392cm" svg:x="10.37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692cm" svg:height="0.383cm" svg:x="10.738cm" svg:y="5.989cm" svg:viewBox="0 0 693 384" svg:d="M50 324c-2 14-8 33-8 37 0 15 12 23 25 23 10 0 25-8 31-23 2-2 11-42 15-63l19-77c6-18 10-37 16-56 2-15 9-40 9-42 14-27 58-104 139-104 38 0 46 31 46 60 0 21-6 44-14 69l-23 98-17 65c-4 17-12 46-12 50 0 15 14 23 25 23 27 0 33-21 39-48 11-48 44-171 50-205 4-10 48-112 140-112 36 0 46 29 46 60 0 48-35 144-52 190-7 19-11 29-11 46 0 40 28 69 69 69 79 0 111-123 111-131 0-7-8-7-9-7-10 0-10 2-14 15-13 44-40 104-86 104-16 0-21-8-21-27 0-21 7-42 15-62 17-44 52-138 52-186 0-54-33-90-96-90-65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" draw:text-style-name="P7" draw:layer="layout" svg:width="0.262cm" svg:height="0.392cm" svg:x="11.49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12.067cm" svg:y="5.8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2.904cm" svg:y="5.776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13.263cm" svg:y="5.6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</draw:g>
        <draw:g xml:id="id44" draw:id="id44">
          <svg:title>TexMaths</svg:title>
          <svg:desc>22§display§\therefore \ \left( \frac{3}{k} \right)^2 = 4 \left( - \frac{h}{2k} \right)^2 + 1§svg§600§FALSE§</svg:desc>
          <draw:polygon draw:style-name="gr2" draw:text-style-name="P6" draw:layer="layout" svg:width="8.909cm" svg:height="1.946cm" svg:x="2.147cm" svg:y="7.533cm" svg:viewBox="0 0 8910 1947" draw:points="4456,1947 0,1947 0,0 8910,0 8910,1947">
            <text:p/>
          </draw:polygon>
          <draw:path draw:style-name="gr3" draw:text-style-name="P7" draw:layer="layout" svg:width="0.469cm" svg:height="0.418cm" svg:x="2.131cm" svg:y="8.42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1cm" svg:height="1.856cm" svg:x="3.257cm" svg:y="7.66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3.81cm" svg:y="7.74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428cm" svg:height="0.032cm" svg:x="3.757cm" svg:y="8.575cm" svg:viewBox="0 0 429 33" draw:points="215,33 0,33 0,0 429,0 429,33">
            <text:p/>
          </draw:polygon>
          <draw:path draw:style-name="gr3" draw:text-style-name="P7" draw:layer="layout" svg:width="0.351cm" svg:height="0.546cm" svg:x="3.801cm" svg:y="8.77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381cm" svg:height="1.856cm" svg:x="4.304cm" svg:y="7.66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24cm" svg:height="0.36cm" svg:x="4.88cm" svg:y="7.4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5.452cm" svg:y="8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6.246cm" svg:y="8.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6.9cm" svg:y="7.66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72cm" svg:height="0.032cm" svg:x="7.374cm" svg:y="8.57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0.546cm" svg:x="8.229cm" svg:y="7.725cm" svg:viewBox="0 0 382 547" svg:d="M180 9c0-2 0-9-9-9-18 0-76 7-95 7-7 2-16 2-16 16 0 10 7 10 19 10 37 0 39 6 39 13l-2 16-112 447c-4 10-4 12-4 16 0 19 16 22 23 22 12 0 25-10 28-21l16-58 16-70c5-18 10-34 14-51 2-6 7-32 9-35 1-7 26-51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  <draw:polygon draw:style-name="gr3" draw:text-style-name="P7" draw:layer="layout" svg:width="0.814cm" svg:height="0.032cm" svg:x="8.004cm" svg:y="8.575cm" svg:viewBox="0 0 815 33" draw:points="408,33 0,33 0,0 815,0 815,33">
            <text:p/>
          </draw:polygon>
          <draw:path draw:style-name="gr3" draw:text-style-name="P7" draw:layer="layout" svg:width="0.309cm" svg:height="0.517cm" svg:x="8.043cm" svg:y="8.7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51cm" svg:height="0.546cm" svg:x="8.433cm" svg:y="8.777cm" svg:viewBox="0 0 352 547" svg:d="M180 9c0-2 0-9-9-9-18 0-76 7-95 7-7 2-16 2-16 16 0 10 7 10 19 10 37 0 39 6 39 13l-2 16-112 447c-4 10-4 12-4 16 0 19 16 22 23 22 10 0 21-7 26-17 4-5 39-150 44-169 27 2 90 14 90 65 0 5 0 9-3 18 0 8-2 17-2 26 0 46 30 77 70 77 23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381cm" svg:height="1.856cm" svg:x="8.937cm" svg:y="7.66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24cm" svg:height="0.36cm" svg:x="9.512cm" svg:y="7.4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04cm" svg:y="8.3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839cm" svg:y="8.268cm" svg:viewBox="0 0 257 518" svg:d="M160 19c0-17 0-19-19-19-48 49-116 49-141 49v25c16 0 62 0 102-21v403c0 28-2 37-72 37h-25v25c27-4 95-4 125-4 32 0 99 0 127 4v-25h-25c-70 0-72-9-72-37z">
            <text:p/>
          </draw:path>
        </draw:g>
        <draw:g xml:id="id45" draw:id="id45">
          <svg:title>TexMaths</svg:title>
          <svg:desc>24§display§\Rightarrow§svg§600§FALSE§</svg:desc>
          <draw:polygon draw:style-name="gr2" draw:text-style-name="P6" draw:layer="layout" svg:width="0.711cm" svg:height="0.381cm" svg:x="11.809cm" svg:y="8.424cm" svg:viewBox="0 0 712 382" draw:points="357,382 0,382 0,0 712,0 712,382">
            <text:p/>
          </draw:polygon>
          <draw:path draw:style-name="gr3" draw:text-style-name="P7" draw:layer="layout" svg:width="0.749cm" svg:height="0.465cm" svg:x="11.813cm" svg:y="8.382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 xml:id="id46" draw:id="id46">
          <svg:title>TexMaths</svg:title>
          <svg:desc>22§display§\frac{9}{k^2} = 4 \left( \frac{h^2}{4k^2} \right) + 1§svg§600§FALSE§</svg:desc>
          <draw:polygon draw:style-name="gr2" draw:text-style-name="P6" draw:layer="layout" svg:width="6.089cm" svg:height="1.821cm" svg:x="13.27cm" svg:y="7.635cm" svg:viewBox="0 0 6090 1822" draw:points="3045,1822 0,1822 0,0 6090,0 6090,1822">
            <text:p/>
          </draw:polygon>
          <draw:path draw:style-name="gr3" draw:text-style-name="P7" draw:layer="layout" svg:width="0.321cm" svg:height="0.532cm" svg:x="13.456cm" svg:y="7.721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775cm" svg:height="0.032cm" svg:x="13.231cm" svg:y="8.55cm" svg:viewBox="0 0 776 33" draw:points="387,33 0,33 0,0 776,0 776,33">
            <text:p/>
          </draw:polygon>
          <draw:path draw:style-name="gr3" draw:text-style-name="P7" draw:layer="layout" svg:width="0.351cm" svg:height="0.546cm" svg:x="13.273cm" svg:y="8.752cm" svg:viewBox="0 0 352 547" svg:d="M180 9c0-2 0-9-9-9-18 0-76 7-95 7-7 2-16 2-16 16 0 10 7 10 19 10 37 0 39 6 39 13l-2 16-112 447c-4 10-4 12-4 15 0 20 16 23 23 23 10 0 21-7 26-17 4-6 39-150 44-169 27 2 90 14 90 65 0 5 0 9-3 18 0 8-2 17-2 26 0 46 30 77 70 77 25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7" draw:layer="layout" svg:width="0.24cm" svg:height="0.36cm" svg:x="13.692cm" svg:y="8.7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4.356cm" svg:y="8.4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5.149cm" svg:y="8.23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5.804cm" svg:y="7.638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1cm" svg:height="0.546cm" svg:x="16.533cm" svg:y="7.7cm" svg:viewBox="0 0 382 547" svg:d="M180 9c0-2 0-9-9-9-18 0-76 7-95 7-7 2-16 2-16 16 0 10 7 10 19 10 37 0 39 6 39 13l-2 16-112 447c-4 10-4 12-4 15 0 20 16 23 23 23 12 0 25-10 28-21l16-58 16-70c5-18 9-34 14-51 2-6 7-32 9-35 1-8 26-52 52-73 16-12 41-26 74-26 34 0 43 26 43 55 0 40-30 124-50 172-5 18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7" draw:layer="layout" svg:width="0.24cm" svg:height="0.36cm" svg:x="16.969cm" svg:y="7.5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161cm" svg:height="0.032cm" svg:x="16.306cm" svg:y="8.55cm" svg:viewBox="0 0 1162 33" draw:points="581,33 0,33 0,0 1162,0 1162,33">
            <text:p/>
          </draw:polygon>
          <draw:path draw:style-name="gr3" draw:text-style-name="P7" draw:layer="layout" svg:width="0.344cm" svg:height="0.523cm" svg:x="16.327cm" svg:y="8.76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51cm" svg:height="0.546cm" svg:x="16.735cm" svg:y="8.752cm" svg:viewBox="0 0 352 547" svg:d="M180 9c0-2 0-9-9-9-18 0-76 7-95 7-7 2-16 2-16 16 0 10 7 10 19 10 37 0 39 6 39 13l-2 16-112 447c-4 10-4 12-4 15 0 20 16 23 23 23 10 0 21-7 26-17 4-6 39-150 44-169 27 2 90 14 90 65 0 5 0 9-3 18 0 8-2 17-2 26 0 46 30 77 70 77 23 0 44-12 62-42 19-33 28-76 28-77 0-9-7-9-9-9-9 0-9 3-10 14-16 58-34 97-69 97-14 0-25-9-25-37 0-13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7" draw:layer="layout" svg:width="0.24cm" svg:height="0.36cm" svg:x="17.154cm" svg:y="8.7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1cm" svg:height="1.856cm" svg:x="17.585cm" svg:y="7.638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18.344cm" svg:y="8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9.143cm" svg:y="8.244cm" svg:viewBox="0 0 257 517" svg:d="M160 19c0-17 0-19-17-19-50 49-118 49-143 49v25c16 0 62 0 102-21v403c0 28-2 37-72 37h-25v24c27-3 95-3 125-3 32 0 99 0 127 3v-24h-25c-70 0-72-9-72-37z">
            <text:p/>
          </draw:path>
        </draw:g>
        <draw:g xml:id="id47" draw:id="id47">
          <svg:title>TexMaths</svg:title>
          <svg:desc>24§display§\text {i.e. }\frac{9}{k^2} =  \frac{h^2}{k^2} + 1§svg§600§FALSE§</svg:desc>
          <draw:polygon draw:style-name="gr2" draw:text-style-name="P6" draw:layer="layout" svg:width="5.991cm" svg:height="1.773cm" svg:x="19.945cm" svg:y="7.538cm" svg:viewBox="0 0 5992 1774" draw:points="2997,1774 0,1774 0,0 5992,0 5992,1774">
            <text:p/>
          </draw:polygon>
          <draw:path draw:style-name="gr3" draw:text-style-name="P7" draw:layer="layout" svg:width="0.181cm" svg:height="0.565cm" svg:x="19.93cm" svg:y="8.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091cm" svg:height="0.091cm" svg:x="20.21cm" svg:y="8.675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0.395cm" svg:y="8.38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091cm" svg:height="0.091cm" svg:x="20.819cm" svg:y="8.675cm" svg:viewBox="0 0 92 92" svg:d="M92 46c0-25-21-46-46-46s-46 21-46 46 21 46 46 46 46-21 46-46z">
            <text:p/>
          </draw:path>
          <draw:path draw:style-name="gr3" draw:text-style-name="P7" draw:layer="layout" svg:width="0.35cm" svg:height="0.581cm" svg:x="21.704cm" svg:y="7.632cm" svg:viewBox="0 0 351 582" svg:d="M276 294v27c0 199-88 238-138 238-15 0-59-2-82-31 36 0 44-25 44-39 0-26-21-40-40-40-14 0-39 8-39 42 0 56 46 91 117 91 110 0 213-116 213-296 0-228-96-286-172-286-47 0-89 15-125 54-35 38-54 73-54 136 0 106 75 188 169 188 52 0 86-34 107-84zM171 359c-14 0-54 0-79-52-15-33-15-75-15-115 0-46 0-86 17-117 23-42 56-54 85-54 40 0 67 29 82 67 10 27 14 81 14 119 0 71-29 152-104 152z">
            <text:p/>
          </draw:path>
          <draw:polygon draw:style-name="gr3" draw:text-style-name="P7" draw:layer="layout" svg:width="0.846cm" svg:height="0.035cm" svg:x="21.456cm" svg:y="8.536cm" svg:viewBox="0 0 847 36" draw:points="422,36 0,36 0,0 847,0 847,36">
            <text:p/>
          </draw:polygon>
          <draw:path draw:style-name="gr3" draw:text-style-name="P7" draw:layer="layout" svg:width="0.383cm" svg:height="0.596cm" svg:x="21.503cm" svg:y="8.757cm" svg:viewBox="0 0 384 597" svg:d="M196 10c0-2 0-10-10-10-19 0-82 8-103 8-8 2-18 2-18 17 0 11 8 11 21 11 41 0 43 6 43 14l-2 17-123 488c-4 11-4 13-4 17 0 21 17 25 25 25 11 0 23-8 29-19 4-6 42-163 48-185 29 2 98 16 98 72 0 5 0 9-4 19 0 9-2 19-2 28 0 50 33 85 77 85 27 0 48-13 67-46 21-37 31-83 31-85 0-9-8-9-10-9-10 0-10 4-11 15-18 64-37 106-75 106-16 0-27-10-27-41 0-13 4-32 7-46 2-15 2-19 2-26 0-56-51-79-124-89 26-15 53-42 73-63 40-44 78-81 120-81 6 0 6 0 8 0 10 2 12 2 17 8 2 0 2 2 4 2-40 4-48 36-48 46 0 13 10 31 33 31 21 0 46-20 46-52 0-25-19-54-58-54-23 0-63 8-122 75-29 33-64 65-95 79z">
            <text:p/>
          </draw:path>
          <draw:path draw:style-name="gr3" draw:text-style-name="P7" draw:layer="layout" svg:width="0.262cm" svg:height="0.392cm" svg:x="21.959cm" svg:y="8.70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22.683cm" svg:y="8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16cm" svg:height="0.596cm" svg:x="23.674cm" svg:y="7.609cm" svg:viewBox="0 0 417 597" svg:d="M196 10c0-2 0-10-10-10-21 0-82 8-103 8-8 2-18 2-18 17 0 11 8 11 21 11 41 0 43 6 43 14l-2 17-123 488c-4 11-4 13-4 17 0 21 17 25 25 25 13 0 27-12 31-23l17-63 17-77c6-19 10-37 16-56 2-6 7-34 9-38 2-8 29-56 58-79 17-13 44-29 80-29 37 0 47 29 47 60 0 44-33 136-54 188-6 19-10 31-10 48 0 38 29 69 69 69 79 0 112-125 112-131 0-9-8-9-12-9-8 0-8 4-11 15-14 46-41 106-87 106-15 0-21-8-21-29s8-40 15-60c14-36 52-136 52-186 0-53-34-90-98-90-53 0-94 27-124 65z">
            <text:p/>
          </draw:path>
          <draw:path draw:style-name="gr3" draw:text-style-name="P7" draw:layer="layout" svg:width="0.262cm" svg:height="0.392cm" svg:x="24.152cm" svg:y="7.49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65cm" svg:height="0.035cm" svg:x="23.628cm" svg:y="8.536cm" svg:viewBox="0 0 866 36" draw:points="434,36 0,36 0,0 866,0 866,36">
            <text:p/>
          </draw:polygon>
          <draw:path draw:style-name="gr3" draw:text-style-name="P7" draw:layer="layout" svg:width="0.383cm" svg:height="0.596cm" svg:x="23.686cm" svg:y="8.757cm" svg:viewBox="0 0 384 597" svg:d="M196 10c0-2 0-10-10-10-19 0-82 8-103 8-8 2-18 2-18 17 0 11 8 11 21 11 41 0 43 6 43 14l-2 17-123 488c-4 11-4 13-4 17 0 21 17 25 25 25 11 0 23-8 29-19 4-6 42-163 48-185 29 2 98 16 98 72 0 5 0 9-4 19 0 9-2 19-2 28 0 50 33 85 77 85 27 0 48-13 67-46 21-37 31-83 31-85 0-9-8-9-10-9-10 0-10 4-11 15-18 64-37 106-75 106-16 0-27-10-27-41 0-13 4-32 7-46 2-15 2-19 2-26 0-56-51-79-124-89 26-15 53-42 73-63 40-44 78-81 120-81 6 0 6 0 8 0 10 2 12 2 17 8 2 0 2 2 4 2-40 4-48 36-48 46 0 13 10 31 33 31 21 0 46-20 46-52 0-25-19-54-58-54-23 0-63 8-122 75-31 33-64 65-95 79z">
            <text:p/>
          </draw:path>
          <draw:path draw:style-name="gr3" draw:text-style-name="P7" draw:layer="layout" svg:width="0.262cm" svg:height="0.392cm" svg:x="24.141cm" svg:y="8.70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24.828cm" svg:y="8.27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9cm" svg:height="0.563cm" svg:x="25.7cm" svg:y="8.202cm" svg:viewBox="0 0 280 564" svg:d="M175 21c0-19 0-21-21-21-52 54-127 54-154 54v27c17 0 67 0 111-23v439c0 31-2 40-78 40h-27v27c29-4 103-4 136-4 35 0 108 0 138 4v-27h-27c-76 0-78-9-78-40z">
            <text:p/>
          </draw:path>
        </draw:g>
        <draw:g xml:id="id48" draw:id="id48">
          <svg:title>TexMaths</svg:title>
          <svg:desc>26§display§\text {On cross multiplying we get, }\ h^2 + k^2 = 9\ \text { this is the locus  of}§svg§600§FALSE§</svg:desc>
          <draw:polygon draw:style-name="gr2" draw:text-style-name="P6" draw:layer="layout" svg:width="24.604cm" svg:height="0.899cm" svg:x="2.129cm" svg:y="9.838cm" svg:viewBox="0 0 24605 900" draw:points="12304,900 0,900 0,0 24605,0 24605,900">
            <text:p/>
          </draw:polygon>
          <draw:path draw:style-name="gr3" draw:text-style-name="P7" draw:layer="layout" svg:width="0.608cm" svg:height="0.664cm" svg:x="2.135cm" svg:y="9.95cm" svg:viewBox="0 0 609 665" svg:d="M609 334c0-187-137-334-305-334-165 0-304 147-304 334 0 190 141 331 304 331 168 0 305-146 305-331zM306 642c-90 0-212-81-212-320 0-237 135-299 210-299 81 0 212 64 212 299 0 243-127 320-210 320z">
            <text:p/>
          </draw:path>
          <draw:path draw:style-name="gr3" draw:text-style-name="P7" draw:layer="layout" svg:width="0.461cm" svg:height="0.404cm" svg:x="2.824cm" svg:y="10.189cm" svg:viewBox="0 0 462 405" svg:d="M71 89v248c0 39-9 39-71 39v29c31 0 79-2 104-2 23 0 71 2 102 2v-29c-60 0-71 0-71-39v-171c0-95 65-145 123-145s69 50 69 102v214c0 39-11 39-71 39v29c31 0 79-2 104-2 23 0 71 2 102 2v-29c-48 0-71 0-71-27v-174c0-79 0-109-29-142-13-14-44-33-96-33-68 0-110 39-137 96v-96l-129 10v29c64 0 71 7 71 50z">
            <text:p/>
          </draw:path>
          <draw:path draw:style-name="gr3" draw:text-style-name="P7" draw:layer="layout" svg:width="0.348cm" svg:height="0.421cm" svg:x="3.637cm" svg:y="10.185cm" svg:viewBox="0 0 349 422" svg:d="M77 212c0-150 75-189 123-189 8 0 66 0 100 33-38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7" draw:layer="layout" svg:width="0.309cm" svg:height="0.404cm" svg:x="4.039cm" svg:y="10.189cm" svg:viewBox="0 0 310 405" svg:d="M127 102v-102l-127 10v29c64 0 71 7 71 50v248c0 39-9 39-71 39v29c35 0 79-2 104-2 37 0 81 0 119 2v-29h-21c-67 0-69-8-69-42v-141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4.396cm" svg:y="10.185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4.858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301cm" svg:height="0.421cm" svg:x="5.218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715cm" svg:height="0.404cm" svg:x="5.881cm" svg:y="10.189cm" svg:viewBox="0 0 716 405" svg:d="M71 89v248c0 39-9 39-71 39v29c31 0 79-2 104-2 23 0 71 2 102 2v-29c-60 0-71 0-71-39v-171c0-95 65-145 123-145s69 50 69 102v214c0 39-11 39-71 39v29c31 0 77-2 102-2s73 2 104 2v-29c-63 0-73 0-73-39v-171c0-95 67-145 125-145s66 50 66 102v214c0 39-8 39-70 39v29c31 0 79-2 104-2 23 0 70 2 102 2v-29c-48 0-71 0-71-27v-174c0-79 0-109-29-142-13-14-44-33-96-33-77 0-119 54-133 89-13-79-81-89-123-89-66 0-110 39-135 96v-96l-129 10v29c64 0 71 7 71 50z">
            <text:p/>
          </draw:path>
          <draw:path draw:style-name="gr3" draw:text-style-name="P7" draw:layer="layout" svg:width="0.461cm" svg:height="0.414cm" svg:x="6.618cm" svg:y="10.189cm" svg:viewBox="0 0 462 415" svg:d="M329 332v83l133-10v-29c-65 0-71-6-71-50v-326l-135 10v29c64 0 71 7 71 50v164c0 79-44 142-111 142-77 0-81-42-81-90v-305l-135 10v29c71 0 71 3 71 84v137c0 72 0 155 139 155 52 0 94-24 119-83z">
            <text:p/>
          </draw:path>
          <draw:path draw:style-name="gr3" draw:text-style-name="P7" draw:layer="layout" svg:width="0.205cm" svg:height="0.635cm" svg:x="7.127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288cm" svg:height="0.572cm" svg:x="7.369cm" svg:y="10.031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7" draw:layer="layout" svg:width="0.197cm" svg:height="0.612cm" svg:x="7.737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52cm" svg:height="0.581cm" svg:x="7.984cm" svg:y="10.189cm" svg:viewBox="0 0 453 582" svg:d="M133 60v-60l-133 10v29c64 0 71 5 71 46v428c0 42-9 42-71 42v27c31 0 79-2 102-2 25 0 73 2 104 2v-27c-60 0-71 0-71-42v-154-8c4 15 44 64 113 64 110 0 205-89 205-207 0-117-89-208-193-208-71 0-110 39-127 60zM135 301v-205c27-46 71-73 119-73 66 0 122 81 122 185 0 110-64 187-133 187-35 0-70-19-95-56-13-19-13-21-13-38z">
            <text:p/>
          </draw:path>
          <draw:path draw:style-name="gr3" draw:text-style-name="P7" draw:layer="layout" svg:width="0.205cm" svg:height="0.635cm" svg:x="8.498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448cm" svg:height="0.581cm" svg:x="8.739cm" svg:y="10.199cm" svg:viewBox="0 0 449 582" svg:d="M364 87c23-58 71-58 85-58v-29c-21 2-48 2-68 2-17 0-61-2-81-2v29c29 0 43 17 43 40 0 8 0 10-6 20l-92 227-101-247c-5-9-7-13-7-17 0-23 36-23 52-23v-29c-25 0-85 2-100 2-25 0-62 0-89-2v29c44 0 62 0 75 31l137 335c-4 12-16 41-23 54-21 50-45 114-104 114-6 0-27 0-43-17 29-4 35-25 35-39 0-23-17-38-37-38-19 0-40 11-40 40 0 42 40 73 85 73 56 0 96-52 117-104z">
            <text:p/>
          </draw:path>
          <draw:path draw:style-name="gr3" draw:text-style-name="P7" draw:layer="layout" svg:width="0.197cm" svg:height="0.612cm" svg:x="9.235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4cm" svg:x="9.486cm" svg:y="10.189cm" svg:viewBox="0 0 462 405" svg:d="M71 89v248c0 39-9 39-71 39v29c31 0 79-2 104-2 23 0 71 2 102 2v-29c-60 0-71 0-71-39v-171c0-95 65-145 123-145s69 50 69 102v214c0 39-11 39-71 39v29c31 0 79-2 104-2 23 0 71 2 102 2v-29c-48 0-71 0-71-27v-174c0-79 0-109-29-142-13-14-44-33-96-33-68 0-110 39-137 96v-96l-129 10v29c64 0 71 7 71 50z">
            <text:p/>
          </draw:path>
          <draw:path draw:style-name="gr3" draw:text-style-name="P7" draw:layer="layout" svg:width="0.419cm" svg:height="0.604cm" svg:x="9.99cm" svg:y="10.18cm" svg:viewBox="0 0 420 605" svg:d="M179 258c-81 0-81-92-81-113 0-25 2-54 14-76 9-13 29-38 67-38 79 0 79 92 79 112 0 25 0 54-15 77-8 13-29 38-64 38zM71 293c0-4 0-25 16-44 36 27 73 29 92 29 85 0 148-62 148-133 0-35-15-68-38-89 33-31 67-35 83-35 2 0 7 0 9 0-11 4-15 14-15 25 0 16 13 27 27 27 8 0 27-7 27-27 0-17-12-46-48-46-18 0-58 6-97 44-38-32-77-34-96-34-85 0-150 63-150 133 0 42 21 75 44 96-13 12-29 44-29 75 0 29 12 64 41 81-56 16-85 56-85 93 0 65 92 117 204 117 108 0 204-48 204-119 0-33-15-79-61-106-50-25-102-25-158-25-23 0-62 0-68 0-29-4-50-33-50-62zM204 582c-94 0-156-46-156-94 0-43 35-77 75-79h54c79 0 183 0 183 79 0 48-67 94-156 94z">
            <text:p/>
          </draw:path>
          <draw:path draw:style-name="gr3" draw:text-style-name="P7" draw:layer="layout" svg:width="0.627cm" svg:height="0.404cm" svg:x="10.743cm" svg:y="10.199cm" svg:viewBox="0 0 628 405" svg:d="M551 87c17-45 46-58 77-58v-29c-21 2-48 2-66 2-27 0-69-2-86-2v29c34 0 52 17 52 44 0 6 0 6-4 18l-83 235-92-255c-2-11-4-13-4-17 0-25 36-25 54-25v-29c-27 0-72 2-95 2-27 0-54 0-81-2v29c33 0 47 2 58 13 4 6 14 33 21 51l-79 221-88-243c-4-13-4-15-4-17 0-25 35-25 54-25v-29c-27 0-79 2-100 2-4 0-52 0-85-2v29c46 0 56 2 69 31l114 324c4 15 8 21 19 21 12 0 14-4 18-19l94-259 94 261c2 11 6 17 18 17 11 0 15-8 17-17z">
            <text:p/>
          </draw:path>
          <draw:path draw:style-name="gr3" draw:text-style-name="P7" draw:layer="layout" svg:width="0.355cm" svg:height="0.421cm" svg:x="11.387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419cm" svg:height="0.604cm" svg:x="12.097cm" svg:y="10.18cm" svg:viewBox="0 0 420 605" svg:d="M179 258c-81 0-81-92-81-113 0-25 2-54 14-76 9-13 29-38 67-38 79 0 79 92 79 112 0 25 0 54-15 77-8 13-29 38-64 38zM71 293c0-4 0-25 16-44 36 27 73 29 92 29 85 0 148-62 148-133 0-35-15-68-38-89 33-31 67-35 83-35 2 0 7 0 9 0-11 4-15 14-15 25 0 16 13 27 27 27 8 0 27-7 27-27 0-17-12-46-48-46-18 0-58 6-97 44-38-32-77-34-96-34-85 0-150 63-150 133 0 42 21 75 44 96-13 12-29 44-29 75 0 29 12 64 41 81-56 16-85 56-85 93 0 65 92 117 204 117 108 0 204-48 204-119 0-33-15-79-61-106-50-25-102-25-158-25-23 0-62 0-68 0-29-4-50-33-50-62zM204 582c-94 0-156-46-156-94 0-43 35-77 75-79h54c79 0 183 0 183 79 0 48-67 94-156 94z">
            <text:p/>
          </draw:path>
          <draw:path draw:style-name="gr3" draw:text-style-name="P7" draw:layer="layout" svg:width="0.355cm" svg:height="0.421cm" svg:x="12.554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288cm" svg:height="0.572cm" svg:x="12.952cm" svg:y="10.031cm" svg:viewBox="0 0 289 573" svg:d="M141 197h131v-29h-131v-168h-22c0 75-30 172-119 177v20h79v252c0 114 85 124 119 124 64 0 91-64 91-124v-52h-25v52c0 66-27 102-60 102-63 0-63-84-63-100z">
            <text:p/>
          </draw:path>
          <draw:path draw:style-name="gr3" draw:text-style-name="P7" draw:layer="layout" svg:width="0.107cm" svg:height="0.273cm" svg:x="13.37cm" svg:y="10.496cm" svg:viewBox="0 0 108 274" svg:d="M108 96c0-59-21-96-58-96-33 0-50 25-50 48 0 25 17 50 50 50 14 0 25-7 35-13l2-2c0 0 2 0 2 13 0 60-27 116-68 160-4 4-6 6-6 8 0 8 4 10 10 10 10 0 83-72 83-178z">
            <text:p/>
          </draw:path>
          <draw:path draw:style-name="gr3" draw:text-style-name="P7" draw:layer="layout" svg:width="0.45cm" svg:height="0.645cm" svg:x="14.204cm" svg:y="9.96cm" svg:viewBox="0 0 451 646" svg:d="M212 10c0-2 0-10-10-10-21 0-90 8-113 8-8 2-18 2-18 19 0 12 8 12 23 12 43 0 45 7 45 15l-2 19-133 527c-4 13-4 15-4 19 0 23 19 27 27 27 15 0 29-12 33-25l19-68 19-84c6-20 12-39 16-60 2-6 9-37 11-41 2-9 31-61 62-85 19-15 48-32 88-32 39 0 49 32 49 65 0 48-35 147-58 203-6 21-10 34-10 52 0 42 31 75 75 75 85 0 120-135 120-141 0-11-8-11-12-11-8 0-8 5-13 17-14 50-43 114-93 114-17 0-23-8-23-31s8-43 17-64c14-40 56-148 56-202 0-58-38-97-106-97-59 0-102 29-136 70z">
            <text:p/>
          </draw:path>
          <draw:path draw:style-name="gr3" draw:text-style-name="P7" draw:layer="layout" svg:width="0.284cm" svg:height="0.425cm" svg:x="14.72cm" svg:y="9.792cm" svg:viewBox="0 0 285 426" svg:d="M285 310h-23c-2 14-8 51-17 58-4 4-54 4-62 4h-119c67-60 90-77 129-108 48-38 92-77 92-139 0-77-69-125-152-125-79 0-133 56-133 114 0 33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61cm" svg:x="15.344cm" svg:y="10.06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415cm" svg:height="0.645cm" svg:x="16.257cm" svg:y="9.96cm" svg:viewBox="0 0 416 646" svg:d="M212 10c0-2 0-10-10-10-21 0-90 8-113 8-8 2-18 2-18 19 0 12 8 12 23 12 43 0 45 7 45 15l-2 19-133 527c-4 13-4 15-4 19 0 23 19 27 27 27 13 0 25-8 31-21 4-8 46-176 52-199 31 2 106 16 106 77 0 6 0 10-4 21 0 10-2 20-2 31 0 54 35 91 83 91 29 0 52-14 73-50 23-39 33-89 33-91 0-11-8-11-10-11-10 0-10 5-13 17-18 69-39 114-81 114-16 0-29-10-29-43 0-15 4-36 9-50 2-17 2-21 2-29 0-61-57-85-136-96 30-16 59-46 79-68 44-48 86-88 132-88 6 0 6 0 8 0 10 2 12 2 19 9 2 0 2 2 4 2-44 4-52 39-52 50 0 14 10 33 35 33 23 0 50-21 50-56 0-27-21-58-62-58-25 0-69 8-134 81-31 35-68 70-101 85z">
            <text:p/>
          </draw:path>
          <draw:path draw:style-name="gr3" draw:text-style-name="P7" draw:layer="layout" svg:width="0.284cm" svg:height="0.425cm" svg:x="16.752cm" svg:y="9.792cm" svg:viewBox="0 0 285 426" svg:d="M285 310h-23c-2 14-8 51-17 58-4 4-54 4-62 4h-119c67-60 90-77 129-108 48-38 92-77 92-139 0-77-69-125-152-125-79 0-133 56-133 114 0 33 27 38 33 38 17 0 36-13 36-36 0-10-5-33-38-33 19-46 63-60 94-60 64 0 98 50 98 102 0 56-40 99-61 124l-156 152c-6 6-6 8-6 25h266z">
            <text:p/>
          </draw:path>
          <draw:path draw:style-name="gr3" draw:text-style-name="P7" draw:layer="layout" svg:width="0.608cm" svg:height="0.215cm" svg:x="17.426cm" svg:y="10.257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7" draw:layer="layout" svg:width="0.38cm" svg:height="0.628cm" svg:x="18.379cm" svg:y="9.985cm" svg:viewBox="0 0 381 629" svg:d="M300 318v29c0 216-96 258-150 258-17 0-65-3-90-34 40 0 48-27 48-41 0-29-23-44-44-44-14 0-41 8-41 46 0 60 50 97 127 97 118 0 231-124 231-319 0-248-104-310-188-310-49 0-95 17-135 58-37 42-58 79-58 148 0 114 81 203 183 203 56 0 94-37 117-91zM185 388c-14 0-58 0-85-56-17-35-17-81-17-124 0-50 0-94 19-127 25-46 60-58 91-58 44 0 73 31 90 73 10 29 14 87 14 128 0 77-31 164-112 164z">
            <text:p/>
          </draw:path>
          <draw:path draw:style-name="gr3" draw:text-style-name="P7" draw:layer="layout" svg:width="0.286cm" svg:height="0.572cm" svg:x="19.423cm" svg:y="10.031cm" svg:viewBox="0 0 287 573" svg:d="M141 197h131v-29h-131v-168h-22c0 75-30 172-119 177v20h79v252c0 114 85 124 119 124 64 0 89-64 89-124v-52h-23v52c0 66-27 102-60 102-63 0-63-84-63-100z">
            <text:p/>
          </draw:path>
          <draw:path draw:style-name="gr3" draw:text-style-name="P7" draw:layer="layout" svg:width="0.461cm" svg:height="0.635cm" svg:x="19.791cm" svg:y="9.96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7" draw:layer="layout" svg:width="0.197cm" svg:height="0.612cm" svg:x="20.298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0.552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197cm" svg:height="0.612cm" svg:x="21.218cm" svg:y="9.983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1.472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286cm" svg:height="0.572cm" svg:x="22.125cm" svg:y="10.031cm" svg:viewBox="0 0 287 573" svg:d="M141 197h131v-29h-131v-168h-22c0 75-30 172-119 177v20h79v252c0 114 85 124 119 124 64 0 89-64 89-124v-52h-23v52c0 66-27 102-60 102-63 0-63-84-63-100z">
            <text:p/>
          </draw:path>
          <draw:path draw:style-name="gr3" draw:text-style-name="P7" draw:layer="layout" svg:width="0.461cm" svg:height="0.635cm" svg:x="22.491cm" svg:y="9.96cm" svg:viewBox="0 0 462 636" svg:d="M71 565c0 42-9 42-71 42v29c31-2 79-2 104-2 23 0 71 0 102 2v-29c-60 0-71 0-71-42v-168c0-96 65-146 123-146s69 50 69 102v212c0 42-11 42-71 42v29c31-2 79-2 104-2 23 0 71 0 102 2v-29c-48 0-71 0-71-27v-175c0-79 0-108-29-141-13-15-44-33-96-33-79 0-118 56-133 89v-320l-133 10v29c64 0 71 7 71 50z">
            <text:p/>
          </draw:path>
          <draw:path draw:style-name="gr3" draw:text-style-name="P7" draw:layer="layout" svg:width="0.355cm" svg:height="0.421cm" svg:x="22.996cm" svg:y="10.185cm" svg:viewBox="0 0 356 422" svg:d="M77 181c6-137 83-160 114-160 94 0 104 122 104 160zM77 199h256c21 0 23 0 23-18 0-92-50-181-165-181-106 0-191 93-191 210 0 122 96 212 202 212 112 0 154-102 154-121 0-8-9-10-13-10-8 0-10 6-10 12-33 96-117 96-125 96-46 0-83-29-104-62-27-44-27-104-27-138z">
            <text:p/>
          </draw:path>
          <draw:path draw:style-name="gr3" draw:text-style-name="P7" draw:layer="layout" svg:width="0.205cm" svg:height="0.635cm" svg:x="23.71cm" svg:y="9.96cm" svg:viewBox="0 0 206 636" svg:d="M133 0l-133 10v29c64 0 73 7 73 50v476c0 42-11 42-73 42v29c31-2 79-2 102-2s69 0 104 2v-29c-62 0-73 0-73-42z">
            <text:p/>
          </draw:path>
          <draw:path draw:style-name="gr3" draw:text-style-name="P7" draw:layer="layout" svg:width="0.407cm" svg:height="0.421cm" svg:x="23.959cm" svg:y="10.185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48cm" svg:height="0.421cm" svg:x="24.448cm" svg:y="10.185cm" svg:viewBox="0 0 349 422" svg:d="M77 212c0-150 75-189 123-189 8 0 66 0 100 33-40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7" draw:layer="layout" svg:width="0.461cm" svg:height="0.414cm" svg:x="24.852cm" svg:y="10.189cm" svg:viewBox="0 0 462 415" svg:d="M329 332v83l133-10v-29c-65 0-71-6-71-50v-326l-135 10v29c64 0 71 7 71 50v164c0 79-44 142-111 142-77 0-81-42-81-90v-305l-135 10v29c71 0 71 3 71 84v137c0 72 0 155 139 155 52 0 94-24 119-83z">
            <text:p/>
          </draw:path>
          <draw:path draw:style-name="gr3" draw:text-style-name="P7" draw:layer="layout" svg:width="0.301cm" svg:height="0.421cm" svg:x="25.361cm" svg:y="10.185cm" svg:viewBox="0 0 302 422" svg:d="M160 233c21 4 96 18 96 85 0 46-31 83-104 83-77 0-110-52-127-131-2-10-4-14-13-14-12 0-12 6-12 22v121c0 16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07cm" svg:height="0.421cm" svg:x="26.021cm" svg:y="10.185cm" svg:viewBox="0 0 408 422" svg:d="M408 214c0-116-94-214-204-214-115 0-204 100-204 214 0 118 96 208 204 208 110 0 204-92 204-208zM204 399c-40 0-79-21-104-62-23-40-23-96-23-129 0-36 0-85 21-127 25-42 68-60 106-60 39 0 79 18 104 58 23 39 23 93 23 129 0 33 0 83-21 122-19 42-60 69-106 69z">
            <text:p/>
          </draw:path>
          <draw:path draw:style-name="gr3" draw:text-style-name="P7" draw:layer="layout" svg:width="0.296cm" svg:height="0.645cm" svg:x="26.483cm" svg:y="9.95cm" svg:viewBox="0 0 297 646" svg:d="M131 251v-106c0-81 44-124 85-124 2 0 17 0 29 6-10 4-27 15-27 37 0 21 15 40 40 40 27 0 39-19 39-40 0-33-33-64-81-64-64 0-143 48-143 145v106h-73v27h73v297c0 42-11 42-73 42v29c37-2 81-4 106-4 38 0 79 0 117 4v-29h-19c-69 0-71-10-71-44v-295h106v-27z">
            <text:p/>
          </draw:path>
        </draw:g>
        <draw:g xml:id="id49" draw:id="id49">
          <svg:title>TexMaths</svg:title>
          <svg:desc>26§display§\text {of the point A, which is a circle with center at the origin and}§svg§600§FALSE§</svg:desc>
          <draw:polygon draw:style-name="gr2" draw:text-style-name="P6" draw:layer="layout" svg:width="24.367cm" svg:height="0.753cm" svg:x="2.148cm" svg:y="11.334cm" svg:viewBox="0 0 24368 754" draw:points="12183,754 0,754 0,0 24368,0 24368,754">
            <text:p/>
          </draw:polygon>
          <draw:path draw:style-name="gr3" draw:text-style-name="P7" draw:layer="layout" svg:width="0.407cm" svg:height="0.422cm" svg:x="2.127cm" svg:y="11.53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.589cm" svg:y="11.298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88cm" svg:height="0.574cm" svg:x="3.161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527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032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52cm" svg:height="0.582cm" svg:x="4.742cm" svg:y="11.538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07cm" svg:height="0.422cm" svg:x="5.276cm" svg:y="11.53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197cm" svg:height="0.614cm" svg:x="5.736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5.99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6.46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627cm" svg:height="0.657cm" svg:x="7.132cm" svg:y="11.28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107cm" svg:height="0.274cm" svg:x="7.866cm" svg:y="11.846cm" svg:viewBox="0 0 108 275" svg:d="M108 96c0-58-21-96-58-96-33 0-50 25-50 48 0 25 17 50 50 50 14 0 25-6 35-13l2-2c0 0 2 0 2 13 0 60-27 117-68 160-4 4-6 7-6 9 0 8 4 10 10 10 10 0 83-73 83-179z">
            <text:p/>
          </draw:path>
          <draw:path draw:style-name="gr3" draw:text-style-name="P7" draw:layer="layout" svg:width="0.627cm" svg:height="0.405cm" svg:x="8.363cm" svg:y="11.548cm" svg:viewBox="0 0 628 406" svg:d="M551 88c17-46 46-59 77-59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8l94-261 94 263c2 10 6 16 18 16 11 0 15-8 17-16z">
            <text:p/>
          </draw:path>
          <draw:path draw:style-name="gr3" draw:text-style-name="P7" draw:layer="layout" svg:width="0.461cm" svg:height="0.637cm" svg:x="9.035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197cm" svg:height="0.614cm" svg:x="9.545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2cm" svg:x="9.798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61cm" svg:height="0.637cm" svg:x="10.179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197cm" svg:height="0.614cm" svg:x="10.992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11.246cm" svg:y="11.53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13cm" svg:height="0.422cm" svg:x="11.918cm" svg:y="11.534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2.673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13.079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9cm" svg:height="0.405cm" svg:x="13.326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348cm" svg:height="0.422cm" svg:x="13.69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205cm" svg:height="0.637cm" svg:x="14.096cm" svg:y="11.30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4.346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7cm" svg:height="0.405cm" svg:x="15.047cm" svg:y="11.548cm" svg:viewBox="0 0 628 406" svg:d="M551 88c17-46 44-59 77-59v-29c-21 2-48 2-66 2-27 0-69-2-86-2v29c34 0 52 17 52 44 0 6 0 6-4 19l-83 235-92-256c-2-11-4-13-4-17 0-25 36-25 54-25v-29c-27 0-72 2-95 2-27 0-54 0-81-2v29c33 0 47 2 58 13 4 6 14 33 21 52l-79 221-88-244c-4-13-4-15-4-17 0-25 35-25 54-25v-29c-27 0-79 2-100 2-4 0-52 0-85-2v29c46 0 56 2 69 31l114 325c4 15 8 21 19 21 12 0 14-4 18-18l94-261 94 263c2 10 6 16 16 16 13 0 17-8 19-16z">
            <text:p/>
          </draw:path>
          <draw:path draw:style-name="gr3" draw:text-style-name="P7" draw:layer="layout" svg:width="0.197cm" svg:height="0.614cm" svg:x="15.72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288cm" svg:height="0.574cm" svg:x="15.962cm" svg:y="11.38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16.328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48cm" svg:height="0.422cm" svg:x="17.143cm" svg:y="11.534cm" svg:viewBox="0 0 349 423" svg:d="M77 213c0-150 75-190 123-190 8 0 66 0 100 33-40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355cm" svg:height="0.422cm" svg:x="17.543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17.955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8.425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55cm" svg:height="0.422cm" svg:x="18.787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194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9.868cm" svg:y="11.534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286cm" svg:height="0.574cm" svg:x="20.305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20.964cm" svg:y="11.38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21.333cm" svg:y="11.30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21.836cm" svg:y="11.53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07cm" svg:height="0.422cm" svg:x="22.547cm" svg:y="11.53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3.003cm" svg:y="11.53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23.367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19cm" svg:height="0.605cm" svg:x="23.617cm" svg:y="11.5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197cm" svg:height="0.614cm" svg:x="24.076cm" svg:y="11.33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4.33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152cm" svg:y="11.53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25.599cm" svg:y="11.53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26.109cm" svg:y="11.30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</draw:g>
        <draw:g xml:id="id50" draw:id="id50">
          <svg:title>TexMaths</svg:title>
          <svg:desc>26§display§\text {and radius 3 units. Perimeter of the locus of the point A is}§svg§600§FALSE§</svg:desc>
          <draw:polygon draw:style-name="gr2" draw:text-style-name="P6" draw:layer="layout" svg:width="23.55cm" svg:height="0.742cm" svg:x="2.136cm" svg:y="12.635cm" svg:viewBox="0 0 23551 743" draw:points="11774,743 0,743 0,0 23551,0 23551,743">
            <text:p/>
          </draw:polygon>
          <draw:path draw:style-name="gr3" draw:text-style-name="P7" draw:layer="layout" svg:width="0.413cm" svg:height="0.421cm" svg:x="2.128cm" svg:y="12.83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461cm" svg:height="0.405cm" svg:x="2.577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3.087cm" svg:y="12.61cm" svg:viewBox="0 0 453 647" svg:d="M318 587v60l135-11v-29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309cm" svg:height="0.405cm" svg:x="3.894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4.264cm" svg:y="12.83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452cm" svg:height="0.646cm" svg:x="4.713cm" svg:y="12.61cm" svg:viewBox="0 0 453 647" svg:d="M318 587v60l135-11v-29c-64 0-72-6-72-50v-557l-131 10v30c64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197cm" svg:height="0.613cm" svg:x="5.221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15cm" svg:x="5.473cm" svg:y="12.839cm" svg:viewBox="0 0 462 416" svg:d="M329 333v83l133-10v-30c-65 0-71-6-71-49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5.982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8cm" svg:height="0.629cm" svg:x="6.654cm" svg:y="12.635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61cm" svg:height="0.415cm" svg:x="7.407cm" svg:y="12.839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7.914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197cm" svg:height="0.613cm" svg:x="8.424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286cm" svg:height="0.573cm" svg:x="8.665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301cm" svg:height="0.421cm" svg:x="9.033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099cm" svg:height="0.099cm" svg:x="9.441cm" svg:y="13.146cm" svg:viewBox="0 0 100 100" svg:d="M100 50c0-27-23-50-50-50s-50 23-50 50 23 50 50 50 50-23 50-50z">
            <text:p/>
          </draw:path>
          <draw:path draw:style-name="gr3" draw:text-style-name="P7" draw:layer="layout" svg:width="0.54cm" svg:height="0.625cm" svg:x="10.055cm" svg:y="12.618cm" svg:viewBox="0 0 541 626" svg:d="M177 337h154c110 0 210-75 210-166 0-90-92-171-217-171h-324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355cm" svg:height="0.421cm" svg:x="10.645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1.051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413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714cm" svg:height="0.405cm" svg:x="11.667cm" svg:y="12.839cm" svg:viewBox="0 0 715 406" svg:d="M71 89v248c0 39-9 39-71 39v30c31 0 79-2 104-2 23 0 71 2 102 2v-30c-60 0-71 0-71-39v-171c0-95 65-145 123-145s69 50 69 102v214c0 39-11 39-71 39v30c31 0 77-2 102-2s73 2 104 2v-30c-63 0-73 0-73-39v-171c0-95 67-145 125-145s66 50 66 102v214c0 39-8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2.424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2.821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355cm" svg:height="0.421cm" svg:x="13.185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593cm" svg:y="12.839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4.254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4.716cm" svg:y="12.599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15.286cm" svg:y="12.6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5cm" svg:x="15.654cm" svg:y="12.61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157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05cm" svg:height="0.635cm" svg:x="16.873cm" svg:y="12.6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7.122cm" svg:y="12.834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48cm" svg:height="0.421cm" svg:x="17.611cm" svg:y="12.83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61cm" svg:height="0.415cm" svg:x="18.014cm" svg:y="12.839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1cm" svg:x="18.522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07cm" svg:height="0.421cm" svg:x="19.183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9.645cm" svg:y="12.599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8cm" svg:height="0.573cm" svg:x="20.215cm" svg:y="12.68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5cm" svg:x="20.583cm" svg:y="12.61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21.086cm" svg:y="12.834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52cm" svg:height="0.581cm" svg:x="21.798cm" svg:y="12.839cm" svg:viewBox="0 0 453 582" svg:d="M133 60v-60l-133 10v30c64 0 71 4 71 45v429c0 41-9 41-71 41v27c31 0 79-2 102-2 25 0 73 2 104 2v-27c-60 0-71 0-71-41v-154-8c4 14 44 64 113 64 110 0 205-89 205-208 0-116-89-208-193-208-71 0-110 40-127 60zM135 302v-206c27-46 71-73 119-73 66 0 122 81 122 185 0 110-64 187-133 187-35 0-70-19-95-56-13-19-13-21-13-37z">
            <text:p/>
          </draw:path>
          <draw:path draw:style-name="gr3" draw:text-style-name="P7" draw:layer="layout" svg:width="0.407cm" svg:height="0.421cm" svg:x="22.33cm" svg:y="12.834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197cm" svg:height="0.613cm" svg:x="22.792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3.046cm" svg:y="12.839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286cm" svg:height="0.573cm" svg:x="23.516cm" svg:y="12.681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627cm" svg:height="0.656cm" svg:x="24.188cm" svg:y="12.589cm" svg:viewBox="0 0 628 657" svg:d="M335 19c-4-13-6-19-21-19-14 0-17 6-21 19l-191 547c-17 48-52 60-102 62v29c21-2 60-4 94-4 29 0 77 2 106 4v-29c-46 0-69-23-69-48 0-2 0-10 0-12l44-121h226l48 140c0 4 2 10 2 14 0 27-50 27-75 27v29c34-4 96-4 132-4 39 0 81 2 120 4v-29h-17c-54 0-68-6-76-37zM287 121l104 297h-206z">
            <text:p/>
          </draw:path>
          <draw:path draw:style-name="gr3" draw:text-style-name="P7" draw:layer="layout" svg:width="0.197cm" svg:height="0.613cm" svg:x="25.178cm" svg:y="12.633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5.431cm" svg:y="12.834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</draw:g>
        <draw:g xml:id="id51" draw:id="id51">
          <svg:title>TexMaths</svg:title>
          <svg:desc>26§display§\text {is nothing but the Perimeter of the circle = }2\pi r = 2\pi (3) = 6 \pi §svg§600§FALSE§</svg:desc>
          <draw:polygon draw:style-name="gr2" draw:text-style-name="P6" draw:layer="layout" svg:width="24.692cm" svg:height="0.822cm" svg:x="2.146cm" svg:y="14.038cm" svg:viewBox="0 0 24693 823" draw:points="12345,823 0,823 0,0 24693,0 24693,823">
            <text:p/>
          </draw:polygon>
          <draw:path draw:style-name="gr3" draw:text-style-name="P7" draw:layer="layout" svg:width="0.197cm" svg:height="0.612cm" svg:x="2.129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.385cm" svg:y="14.26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61cm" svg:height="0.405cm" svg:x="3.048cm" svg:y="14.2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3.552cm" svg:y="14.26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4.001cm" svg:y="14.11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4.367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197cm" svg:height="0.612cm" svg:x="4.877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5.131cm" svg:y="14.2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5.634cm" svg:y="14.262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452cm" svg:height="0.646cm" svg:x="6.395cm" svg:y="14.044cm" svg:viewBox="0 0 453 647" svg:d="M133 291v-291l-133 10v30c64 0 71 6 71 49v547h23c2-2 8-14 33-56 14 21 54 67 121 67 110 0 205-90 205-208 0-117-91-208-195-208-71 0-110 44-125 60zM135 532v-189c0-19 0-19 11-33 35-52 85-58 108-58 41 0 75 22 95 58 25 37 27 89 27 127 0 35-2 89-29 131-18 27-54 58-104 58-39 0-72-23-95-56-13-19-13-21-13-38z">
            <text:p/>
          </draw:path>
          <draw:path draw:style-name="gr3" draw:text-style-name="P7" draw:layer="layout" svg:width="0.461cm" svg:height="0.415cm" svg:x="6.907cm" svg:y="14.273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6cm" svg:height="0.573cm" svg:x="7.402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288cm" svg:height="0.573cm" svg:x="8.061cm" svg:y="14.115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8.43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8.933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54cm" svg:height="0.625cm" svg:x="9.651cm" svg:y="14.052cm" svg:viewBox="0 0 541 626" svg:d="M177 337h154c110 0 210-75 210-166 0-90-92-171-217-171h-324v29h23c71 0 71 11 71 42v484c0 34 0 42-71 42h-23v29c31-2 100-2 135-2 36 0 104 0 135 2v-29h-22c-69 0-71-8-71-42zM173 312v-248c0-29 2-35 45-35h82c145 0 145 96 145 142 0 43 0 141-145 141z">
            <text:p/>
          </draw:path>
          <draw:path draw:style-name="gr3" draw:text-style-name="P7" draw:layer="layout" svg:width="0.355cm" svg:height="0.421cm" svg:x="10.241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0.647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2cm" svg:x="11.009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715cm" svg:height="0.405cm" svg:x="11.263cm" svg:y="14.273cm" svg:viewBox="0 0 716 406" svg:d="M71 89v248c0 39-9 39-71 39v30c31 0 79-3 104-3 23 0 71 3 102 3v-30c-60 0-71 0-71-39v-171c0-95 65-145 123-145s69 50 69 102v214c0 39-11 39-71 39v30c31 0 77-3 102-3s73 3 104 3v-30c-63 0-73 0-73-39v-171c0-95 67-145 125-145s66 50 66 102v214c0 39-8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12.02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6cm" svg:height="0.573cm" svg:x="12.419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355cm" svg:height="0.421cm" svg:x="12.781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3.189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407cm" svg:height="0.421cm" svg:x="13.85cm" svg:y="14.26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96cm" svg:height="0.646cm" svg:x="14.312cm" svg:y="14.034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4.884cm" svg:y="14.115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61cm" svg:height="0.635cm" svg:x="15.25cm" svg:y="14.044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15.754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16.471cm" svg:y="14.269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197cm" svg:height="0.612cm" svg:x="16.877cm" svg:y="14.067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9cm" svg:height="0.405cm" svg:x="17.124cm" svg:y="14.273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48cm" svg:height="0.421cm" svg:x="17.488cm" svg:y="14.26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05cm" svg:height="0.635cm" svg:x="17.894cm" svg:y="14.044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355cm" svg:height="0.421cm" svg:x="18.144cm" svg:y="14.269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608cm" svg:height="0.215cm" svg:x="18.88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19.889cm" svg:y="14.06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94cm" svg:height="0.405cm" svg:x="20.326cm" svg:y="14.283cm" svg:viewBox="0 0 495 406" svg:d="M218 54h104c-31 135-39 175-39 237 0 13 0 38 8 69 9 41 19 46 33 46 19 0 38-17 38-36 0-4 0-6-6-19-27-66-27-126-27-151 0-50 8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  <draw:path draw:style-name="gr3" draw:text-style-name="P7" draw:layer="layout" svg:width="0.373cm" svg:height="0.415cm" svg:x="20.881cm" svg:y="14.273cm" svg:viewBox="0 0 374 416" svg:d="M54 351c-2 15-8 36-8 40 0 17 12 25 27 25 10 0 27-8 33-25 2-4 33-129 38-146 6-31 22-95 29-120 4-11 29-54 52-75 6-6 33-29 72-29 25 0 38 10 40 10-29 4-48 27-48 50 0 15 11 33 33 33 25 0 52-20 52-54 0-33-29-60-77-60-60 0-99 46-116 71-8-42-42-71-85-71-42 0-59 35-67 52-17 31-29 87-29 89 0 9 8 9 10 9 11 0 11 0 17-21 15-65 33-108 67-108 16 0 29 6 29 41 0 19-4 29-15 77z">
            <text:p/>
          </draw:path>
          <draw:path draw:style-name="gr3" draw:text-style-name="P7" draw:layer="layout" svg:width="0.608cm" svg:height="0.215cm" svg:x="21.596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cm" svg:x="22.555cm" svg:y="14.06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94cm" svg:height="0.405cm" svg:x="22.992cm" svg:y="14.28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  <draw:path draw:style-name="gr3" draw:text-style-name="P7" draw:layer="layout" svg:width="0.213cm" svg:height="0.914cm" svg:x="23.612cm" svg:y="13.99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8cm" svg:height="0.629cm" svg:x="23.914cm" svg:y="14.069cm" svg:viewBox="0 0 381 630" svg:d="M229 287c75-23 127-87 127-160 0-75-79-127-169-127-93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24.386cm" svg:y="13.9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215cm" svg:x="24.993cm" svg:y="14.3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25.946cm" svg:y="14.069cm" svg:viewBox="0 0 381 630" svg:d="M83 310v-23c0-231 115-264 160-264 23 0 61 6 81 37-14 0-49 0-49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94cm" svg:height="0.405cm" svg:x="26.389cm" svg:y="14.28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0-119 306-6 12-6 14-6 21 0 18 14 25 25 25 29 0 35-25 45-61 15-41 15-43 25-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0" smil:attributeName="visibility" smil:to="visible"/>
                  <anim:animate smil:dur="0.25s" smil:fill="hold" smil:targetElement="id50" smil:attributeName="width" smil:values="width*0.05;width" smil:keyTimes="0;1"/>
                  <anim:animate smil:dur="0.25s" smil:fill="hold" smil:targetElement="id50" smil:attributeName="height" smil:values="height;height" smil:keyTimes="0;1"/>
                  <anim:animate smil:dur="0.25s" smil:fill="hold" smil:targetElement="id50" smil:attributeName="x" smil:values="x-.2;x" smil:keyTimes="0;1"/>
                  <anim:animate smil:dur="0.25s" smil:fill="hold" smil:targetElement="id50" smil:attributeName="y" smil:values="y;y" smil:keyTimes="0;1"/>
                  <anim:transitionFilter smil:dur="0.25s" smil:targetElement="id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9">
        <office:forms form:automatic-focus="false" form:apply-design-mode="false"/>
        <draw:frame presentation:style-name="pr10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52" text:id="id52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  <anim:animate smil:dur="2s" smil:fill="hold" smil:targetElement="id52" anim:sub-item="text" smil:attributeName="rotate" smil:values="720;0" smil:keyTimes="0;1"/>
                  <anim:animate smil:dur="2s" smil:fill="hold" smil:targetElement="id52" anim:sub-item="text" smil:attributeName="height" smil:values="0;height" smil:keyTimes="0;1"/>
                  <anim:animate smil:dur="2s" smil:fill="hold" smil:targetElement="id5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53" text:id="id53"><text:span text:style-name="T6">This is a presentation in</text:span><text:span text:style-name="T6"><text:line-break/></text:span><text:span text:style-name="T7">LI</text:span><text:span text:style-name="T7"><text:tab/></text:span><text:span text:style-name="T7">BRE OFFICE – IMPRESS</text:span><text:span text:style-name="T6"><text:line-break/></text:span><text:span text:style-name="T6">By</text:span><text:span text:style-name="T6"><text:line-break/></text:span><text:span text:style-name="T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3" anim:sub-item="text" smil:attributeName="visibility" smil:to="visible"/>
                  <anim:transitionFilter smil:dur="0.8s" smil:decelerate="1" smil:targetElement="id53" anim:sub-item="text" smil:type="fade" smil:subtype="crossfade"/>
                  <anim:animate smil:dur="0.8s" smil:fill="hold" smil:decelerate="1" smil:targetElement="id53" anim:sub-item="text" smil:attributeName="rotate" smil:values="-90;0" smil:keyTimes="0;1"/>
                  <anim:animate smil:dur="0.8s" smil:fill="hold" smil:decelerate="1" smil:targetElement="id53" anim:sub-item="text" smil:attributeName="x" smil:values="x+0.4;x-0.05" smil:keyTimes="0;1"/>
                  <anim:animate smil:dur="0.8s" smil:fill="hold" smil:decelerate="1" smil:targetElement="id53" anim:sub-item="text" smil:attributeName="y" smil:values="y-0.4;y+0.1" smil:keyTimes="0;1"/>
                  <anim:animate smil:begin="0.8s" smil:dur="0.2s" smil:fill="hold" smil:accelerate="1" smil:targetElement="id53" anim:sub-item="text" smil:attributeName="x" smil:values="x-0.05;x" smil:keyTimes="0;1"/>
                  <anim:animate smil:begin="0.8s" smil:dur="0.2s" smil:fill="hold" smil:accelerate="1" smil:targetElement="id5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999999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1:00:40.029566319</meta:creation-date>
    <dc:date>2021-01-14T16:26:47.049513914</dc:date>
    <meta:editing-duration>PT3H38M9S</meta:editing-duration>
    <meta:editing-cycles>43</meta:editing-cycles>
    <meta:generator>LibreOffice/6.0.7.3$Linux_X86_64 LibreOffice_project/00m0$Build-3</meta:generator>
    <meta:document-statistic meta:object-count="923"/>
  </office:meta>
</office:document-meta>
</file>